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hyslabwork_6week_93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office:value-type="string" calcext:value-type="string">
            <text:p>V/V_0</text:p>
          </table:table-cell>
          <table:table-cell office:value-type="string" calcext:value-type="string">
            <text:p>-ln (V/V_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689" calcext:value-type="float">
            <text:p>14.689</text:p>
          </table:table-cell>
          <table:table-cell table:formula="of:=[.B2]/[.$B$2]" office:value-type="float" office:value="1" calcext:value-type="float">
            <text:p>1</text:p>
          </table:table-cell>
          <table:table-cell table:formula="of:=-LN([.C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14.6819" calcext:value-type="float">
            <text:p>14.6819</text:p>
          </table:table-cell>
          <table:table-cell table:formula="of:=[.B3]/[.$B$2]" office:value-type="float" office:value="0.999516645108585" calcext:value-type="float">
            <text:p>0.999516645108585</text:p>
          </table:table-cell>
          <table:table-cell table:formula="of:=-LN([.C3])" office:value-type="float" office:value="0.000483471745046827" calcext:value-type="float">
            <text:p>0.000483471745046827</text:p>
          </table:table-cell>
        </table:table-row>
        <table:table-row table:style-name="ro1">
          <table:table-cell office:value-type="float" office:value="2.034" calcext:value-type="float">
            <text:p>2.034</text:p>
          </table:table-cell>
          <table:table-cell office:value-type="float" office:value="14.6699" calcext:value-type="float">
            <text:p>14.6699</text:p>
          </table:table-cell>
          <table:table-cell table:formula="of:=[.B4]/[.$B$2]" office:value-type="float" office:value="0.998699707263939" calcext:value-type="float">
            <text:p>0.998699707263939</text:p>
          </table:table-cell>
          <table:table-cell table:formula="of:=-LN([.C4])" office:value-type="float" office:value="0.00130113885020433" calcext:value-type="float">
            <text:p>0.00130113885020433</text:p>
          </table:table-cell>
        </table:table-row>
        <table:table-row table:style-name="ro1">
          <table:table-cell office:value-type="float" office:value="3.034" calcext:value-type="float">
            <text:p>3.034</text:p>
          </table:table-cell>
          <table:table-cell office:value-type="float" office:value="14.6583" calcext:value-type="float">
            <text:p>14.6583</text:p>
          </table:table-cell>
          <table:table-cell table:formula="of:=[.B5]/[.$B$2]" office:value-type="float" office:value="0.997910000680782" calcext:value-type="float">
            <text:p>0.997910000680782</text:p>
          </table:table-cell>
          <table:table-cell table:formula="of:=-LN([.C5])" office:value-type="float" office:value="0.0020921864156803" calcext:value-type="float">
            <text:p>0.0020921864156803</text:p>
          </table:table-cell>
        </table:table-row>
        <table:table-row table:style-name="ro1">
          <table:table-cell office:value-type="float" office:value="4.035" calcext:value-type="float">
            <text:p>4.035</text:p>
          </table:table-cell>
          <table:table-cell office:value-type="float" office:value="14.6462" calcext:value-type="float">
            <text:p>14.6462</text:p>
          </table:table-cell>
          <table:table-cell table:formula="of:=[.B6]/[.$B$2]" office:value-type="float" office:value="0.997086255020764" calcext:value-type="float">
            <text:p>0.997086255020764</text:p>
          </table:table-cell>
          <table:table-cell table:formula="of:=-LN([.C6])" office:value-type="float" office:value="0.00291799819801058" calcext:value-type="float">
            <text:p>0.00291799819801058</text:p>
          </table:table-cell>
        </table:table-row>
        <table:table-row table:style-name="ro1">
          <table:table-cell office:value-type="float" office:value="5.035" calcext:value-type="float">
            <text:p>5.035</text:p>
          </table:table-cell>
          <table:table-cell office:value-type="float" office:value="14.6358" calcext:value-type="float">
            <text:p>14.6358</text:p>
          </table:table-cell>
          <table:table-cell table:formula="of:=[.B7]/[.$B$2]" office:value-type="float" office:value="0.996378242222071" calcext:value-type="float">
            <text:p>0.996378242222071</text:p>
          </table:table-cell>
          <table:table-cell table:formula="of:=-LN([.C7])" office:value-type="float" office:value="0.00362833222145831" calcext:value-type="float">
            <text:p>0.00362833222145831</text:p>
          </table:table-cell>
        </table:table-row>
        <table:table-row table:style-name="ro1">
          <table:table-cell office:value-type="float" office:value="6.035" calcext:value-type="float">
            <text:p>6.035</text:p>
          </table:table-cell>
          <table:table-cell office:value-type="float" office:value="14.6234" calcext:value-type="float">
            <text:p>14.6234</text:p>
          </table:table-cell>
          <table:table-cell table:formula="of:=[.B8]/[.$B$2]" office:value-type="float" office:value="0.995534073115937" calcext:value-type="float">
            <text:p>0.995534073115937</text:p>
          </table:table-cell>
          <table:table-cell table:formula="of:=-LN([.C8])" office:value-type="float" office:value="0.00447592892556282" calcext:value-type="float">
            <text:p>0.00447592892556282</text:p>
          </table:table-cell>
        </table:table-row>
        <table:table-row table:style-name="ro1">
          <table:table-cell office:value-type="float" office:value="7.035" calcext:value-type="float">
            <text:p>7.035</text:p>
          </table:table-cell>
          <table:table-cell office:value-type="float" office:value="14.6124" calcext:value-type="float">
            <text:p>14.6124</text:p>
          </table:table-cell>
          <table:table-cell table:formula="of:=[.B9]/[.$B$2]" office:value-type="float" office:value="0.994785213425012" calcext:value-type="float">
            <text:p>0.994785213425012</text:p>
          </table:table-cell>
          <table:table-cell table:formula="of:=-LN([.C9])" office:value-type="float" office:value="0.00522843103045292" calcext:value-type="float">
            <text:p>0.00522843103045292</text:p>
          </table:table-cell>
        </table:table-row>
        <table:table-row table:style-name="ro1">
          <table:table-cell office:value-type="float" office:value="8.034" calcext:value-type="float">
            <text:p>8.034</text:p>
          </table:table-cell>
          <table:table-cell office:value-type="float" office:value="14.6011" calcext:value-type="float">
            <text:p>14.6011</text:p>
          </table:table-cell>
          <table:table-cell table:formula="of:=[.B10]/[.$B$2]" office:value-type="float" office:value="0.994015930287971" calcext:value-type="float">
            <text:p>0.994015930287971</text:p>
          </table:table-cell>
          <table:table-cell table:formula="of:=-LN([.C10])" office:value-type="float" office:value="0.0060020460073346" calcext:value-type="float">
            <text:p>0.0060020460073346</text:p>
          </table:table-cell>
        </table:table-row>
        <table:table-row table:style-name="ro1">
          <table:table-cell office:value-type="float" office:value="9.034" calcext:value-type="float">
            <text:p>9.034</text:p>
          </table:table-cell>
          <table:table-cell office:value-type="float" office:value="14.5889" calcext:value-type="float">
            <text:p>14.5889</text:p>
          </table:table-cell>
          <table:table-cell table:formula="of:=[.B11]/[.$B$2]" office:value-type="float" office:value="0.993185376812581" calcext:value-type="float">
            <text:p>0.993185376812581</text:p>
          </table:table-cell>
          <table:table-cell table:formula="of:=-LN([.C11])" office:value-type="float" office:value="0.00683794876241366" calcext:value-type="float">
            <text:p>0.00683794876241366</text:p>
          </table:table-cell>
        </table:table-row>
        <table:table-row table:style-name="ro1">
          <table:table-cell office:value-type="float" office:value="10.034" calcext:value-type="float">
            <text:p>10.034</text:p>
          </table:table-cell>
          <table:table-cell office:value-type="float" office:value="14.5765" calcext:value-type="float">
            <text:p>14.5765</text:p>
          </table:table-cell>
          <table:table-cell table:formula="of:=[.B12]/[.$B$2]" office:value-type="float" office:value="0.992341207706447" calcext:value-type="float">
            <text:p>0.992341207706447</text:p>
          </table:table-cell>
          <table:table-cell table:formula="of:=-LN([.C12])" office:value-type="float" office:value="0.00768827145623248" calcext:value-type="float">
            <text:p>0.00768827145623248</text:p>
          </table:table-cell>
        </table:table-row>
        <table:table-row table:style-name="ro1">
          <table:table-cell office:value-type="float" office:value="11.035" calcext:value-type="float">
            <text:p>11.035</text:p>
          </table:table-cell>
          <table:table-cell office:value-type="float" office:value="14.5651" calcext:value-type="float">
            <text:p>14.5651</text:p>
          </table:table-cell>
          <table:table-cell table:formula="of:=[.B13]/[.$B$2]" office:value-type="float" office:value="0.991565116754034" calcext:value-type="float">
            <text:p>0.991565116754034</text:p>
          </table:table-cell>
          <table:table-cell table:formula="of:=-LN([.C13])" office:value-type="float" office:value="0.00847065818733322" calcext:value-type="float">
            <text:p>0.00847065818733322</text:p>
          </table:table-cell>
        </table:table-row>
        <table:table-row table:style-name="ro1">
          <table:table-cell office:value-type="float" office:value="12.035" calcext:value-type="float">
            <text:p>12.035</text:p>
          </table:table-cell>
          <table:table-cell office:value-type="float" office:value="14.5524" calcext:value-type="float">
            <text:p>14.5524</text:p>
          </table:table-cell>
          <table:table-cell table:formula="of:=[.B14]/[.$B$2]" office:value-type="float" office:value="0.990700524201784" calcext:value-type="float">
            <text:p>0.990700524201784</text:p>
          </table:table-cell>
          <table:table-cell table:formula="of:=-LN([.C14])" office:value-type="float" office:value="0.0093429858806684" calcext:value-type="float">
            <text:p>0.0093429858806684</text:p>
          </table:table-cell>
        </table:table-row>
        <table:table-row table:style-name="ro1">
          <table:table-cell office:value-type="float" office:value="13.034" calcext:value-type="float">
            <text:p>13.034</text:p>
          </table:table-cell>
          <table:table-cell office:value-type="float" office:value="14.5394" calcext:value-type="float">
            <text:p>14.5394</text:p>
          </table:table-cell>
          <table:table-cell table:formula="of:=[.B15]/[.$B$2]" office:value-type="float" office:value="0.989815508203418" calcext:value-type="float">
            <text:p>0.989815508203418</text:p>
          </table:table-cell>
          <table:table-cell table:formula="of:=-LN([.C15])" office:value-type="float" office:value="0.0102367085699005" calcext:value-type="float">
            <text:p>0.0102367085699005</text:p>
          </table:table-cell>
        </table:table-row>
        <table:table-row table:style-name="ro1">
          <table:table-cell office:value-type="float" office:value="14.034" calcext:value-type="float">
            <text:p>14.034</text:p>
          </table:table-cell>
          <table:table-cell office:value-type="float" office:value="14.5274" calcext:value-type="float">
            <text:p>14.5274</text:p>
          </table:table-cell>
          <table:table-cell table:formula="of:=[.B16]/[.$B$2]" office:value-type="float" office:value="0.988998570358772" calcext:value-type="float">
            <text:p>0.988998570358772</text:p>
          </table:table-cell>
          <table:table-cell table:formula="of:=-LN([.C16])" office:value-type="float" office:value="0.0110623929026619" calcext:value-type="float">
            <text:p>0.0110623929026619</text:p>
          </table:table-cell>
        </table:table-row>
        <table:table-row table:style-name="ro1">
          <table:table-cell office:value-type="float" office:value="15.034" calcext:value-type="float">
            <text:p>15.034</text:p>
          </table:table-cell>
          <table:table-cell office:value-type="float" office:value="14.5147" calcext:value-type="float">
            <text:p>14.5147</text:p>
          </table:table-cell>
          <table:table-cell table:formula="of:=[.B17]/[.$B$2]" office:value-type="float" office:value="0.988133977806522" calcext:value-type="float">
            <text:p>0.988133977806522</text:p>
          </table:table-cell>
          <table:table-cell table:formula="of:=-LN([.C17])" office:value-type="float" office:value="0.0119369853604754" calcext:value-type="float">
            <text:p>0.0119369853604754</text:p>
          </table:table-cell>
        </table:table-row>
        <table:table-row table:style-name="ro1">
          <table:table-cell office:value-type="float" office:value="16.035" calcext:value-type="float">
            <text:p>16.035</text:p>
          </table:table-cell>
          <table:table-cell office:value-type="float" office:value="14.5026" calcext:value-type="float">
            <text:p>14.5026</text:p>
          </table:table-cell>
          <table:table-cell table:formula="of:=[.B18]/[.$B$2]" office:value-type="float" office:value="0.987310232146504" calcext:value-type="float">
            <text:p>0.987310232146504</text:p>
          </table:table-cell>
          <table:table-cell table:formula="of:=-LN([.C18])" office:value-type="float" office:value="0.0127709706520999" calcext:value-type="float">
            <text:p>0.0127709706520999</text:p>
          </table:table-cell>
        </table:table-row>
        <table:table-row table:style-name="ro1">
          <table:table-cell office:value-type="float" office:value="17.034" calcext:value-type="float">
            <text:p>17.034</text:p>
          </table:table-cell>
          <table:table-cell office:value-type="float" office:value="14.49" calcext:value-type="float">
            <text:p>14.49</text:p>
          </table:table-cell>
          <table:table-cell table:formula="of:=[.B19]/[.$B$2]" office:value-type="float" office:value="0.986452447409626" calcext:value-type="float">
            <text:p>0.986452447409626</text:p>
          </table:table-cell>
          <table:table-cell table:formula="of:=-LN([.C19])" office:value-type="float" office:value="0.0136401580166868" calcext:value-type="float">
            <text:p>0.0136401580166868</text:p>
          </table:table-cell>
        </table:table-row>
        <table:table-row table:style-name="ro1">
          <table:table-cell office:value-type="float" office:value="18.034" calcext:value-type="float">
            <text:p>18.034</text:p>
          </table:table-cell>
          <table:table-cell office:value-type="float" office:value="14.4775" calcext:value-type="float">
            <text:p>14.4775</text:p>
          </table:table-cell>
          <table:table-cell table:formula="of:=[.B20]/[.$B$2]" office:value-type="float" office:value="0.98560147048812" calcext:value-type="float">
            <text:p>0.98560147048812</text:p>
          </table:table-cell>
          <table:table-cell table:formula="of:=-LN([.C20])" office:value-type="float" office:value="0.0145031942314701" calcext:value-type="float">
            <text:p>0.0145031942314701</text:p>
          </table:table-cell>
        </table:table-row>
        <table:table-row table:style-name="ro1">
          <table:table-cell office:value-type="float" office:value="19.035" calcext:value-type="float">
            <text:p>19.035</text:p>
          </table:table-cell>
          <table:table-cell office:value-type="float" office:value="14.4649" calcext:value-type="float">
            <text:p>14.4649</text:p>
          </table:table-cell>
          <table:table-cell table:formula="of:=[.B21]/[.$B$2]" office:value-type="float" office:value="0.984743685751242" calcext:value-type="float">
            <text:p>0.984743685751242</text:p>
          </table:table-cell>
          <table:table-cell table:formula="of:=-LN([.C21])" office:value-type="float" office:value="0.0153738891839284" calcext:value-type="float">
            <text:p>0.0153738891839284</text:p>
          </table:table-cell>
        </table:table-row>
        <table:table-row table:style-name="ro1">
          <table:table-cell office:value-type="float" office:value="20.035" calcext:value-type="float">
            <text:p>20.035</text:p>
          </table:table-cell>
          <table:table-cell office:value-type="float" office:value="14.4526" calcext:value-type="float">
            <text:p>14.4526</text:p>
          </table:table-cell>
          <table:table-cell table:formula="of:=[.B22]/[.$B$2]" office:value-type="float" office:value="0.983906324460481" calcext:value-type="float">
            <text:p>0.983906324460481</text:p>
          </table:table-cell>
          <table:table-cell table:formula="of:=-LN([.C22])" office:value-type="float" office:value="0.016224585180593" calcext:value-type="float">
            <text:p>0.016224585180593</text:p>
          </table:table-cell>
        </table:table-row>
        <table:table-row table:style-name="ro1">
          <table:table-cell office:value-type="float" office:value="21.034" calcext:value-type="float">
            <text:p>21.034</text:p>
          </table:table-cell>
          <table:table-cell office:value-type="float" office:value="14.4399" calcext:value-type="float">
            <text:p>14.4399</text:p>
          </table:table-cell>
          <table:table-cell table:formula="of:=[.B23]/[.$B$2]" office:value-type="float" office:value="0.983041731908231" calcext:value-type="float">
            <text:p>0.983041731908231</text:p>
          </table:table-cell>
          <table:table-cell table:formula="of:=-LN([.C23])" office:value-type="float" office:value="0.0171037061163333" calcext:value-type="float">
            <text:p>0.0171037061163333</text:p>
          </table:table-cell>
        </table:table-row>
        <table:table-row table:style-name="ro1">
          <table:table-cell office:value-type="float" office:value="22.035" calcext:value-type="float">
            <text:p>22.035</text:p>
          </table:table-cell>
          <table:table-cell office:value-type="float" office:value="14.4258" calcext:value-type="float">
            <text:p>14.4258</text:p>
          </table:table-cell>
          <table:table-cell table:formula="of:=[.B24]/[.$B$2]" office:value-type="float" office:value="0.982081829940772" calcext:value-type="float">
            <text:p>0.982081829940772</text:p>
          </table:table-cell>
          <table:table-cell table:formula="of:=-LN([.C24])" office:value-type="float" office:value="0.018080644220826" calcext:value-type="float">
            <text:p>0.018080644220826</text:p>
          </table:table-cell>
        </table:table-row>
        <table:table-row table:style-name="ro1">
          <table:table-cell office:value-type="float" office:value="23.035" calcext:value-type="float">
            <text:p>23.035</text:p>
          </table:table-cell>
          <table:table-cell office:value-type="float" office:value="14.4133" calcext:value-type="float">
            <text:p>14.4133</text:p>
          </table:table-cell>
          <table:table-cell table:formula="of:=[.B25]/[.$B$2]" office:value-type="float" office:value="0.981230853019266" calcext:value-type="float">
            <text:p>0.981230853019266</text:p>
          </table:table-cell>
          <table:table-cell table:formula="of:=-LN([.C25])" office:value-type="float" office:value="0.0189475229225048" calcext:value-type="float">
            <text:p>0.0189475229225048</text:p>
          </table:table-cell>
        </table:table-row>
        <table:table-row table:style-name="ro1">
          <table:table-cell office:value-type="float" office:value="24.035" calcext:value-type="float">
            <text:p>24.035</text:p>
          </table:table-cell>
          <table:table-cell office:value-type="float" office:value="14.4018" calcext:value-type="float">
            <text:p>14.4018</text:p>
          </table:table-cell>
          <table:table-cell table:formula="of:=[.B26]/[.$B$2]" office:value-type="float" office:value="0.980447954251481" calcext:value-type="float">
            <text:p>0.980447954251481</text:p>
          </table:table-cell>
          <table:table-cell table:formula="of:=-LN([.C26])" office:value-type="float" office:value="0.0197457155791719" calcext:value-type="float">
            <text:p>0.0197457155791719</text:p>
          </table:table-cell>
        </table:table-row>
        <table:table-row table:style-name="ro1">
          <table:table-cell office:value-type="float" office:value="25.035" calcext:value-type="float">
            <text:p>25.035</text:p>
          </table:table-cell>
          <table:table-cell office:value-type="float" office:value="14.3886" calcext:value-type="float">
            <text:p>14.3886</text:p>
          </table:table-cell>
          <table:table-cell table:formula="of:=[.B27]/[.$B$2]" office:value-type="float" office:value="0.979549322622371" calcext:value-type="float">
            <text:p>0.979549322622371</text:p>
          </table:table-cell>
          <table:table-cell table:formula="of:=-LN([.C27])" office:value-type="float" office:value="0.020662687967532" calcext:value-type="float">
            <text:p>0.020662687967532</text:p>
          </table:table-cell>
        </table:table-row>
        <table:table-row table:style-name="ro1">
          <table:table-cell office:value-type="float" office:value="26.035" calcext:value-type="float">
            <text:p>26.035</text:p>
          </table:table-cell>
          <table:table-cell office:value-type="float" office:value="14.3764" calcext:value-type="float">
            <text:p>14.3764</text:p>
          </table:table-cell>
          <table:table-cell table:formula="of:=[.B28]/[.$B$2]" office:value-type="float" office:value="0.978718769146981" calcext:value-type="float">
            <text:p>0.978718769146981</text:p>
          </table:table-cell>
          <table:table-cell table:formula="of:=-LN([.C28])" office:value-type="float" office:value="0.021510941103741" calcext:value-type="float">
            <text:p>0.021510941103741</text:p>
          </table:table-cell>
        </table:table-row>
        <table:table-row table:style-name="ro1">
          <table:table-cell office:value-type="float" office:value="27.034" calcext:value-type="float">
            <text:p>27.034</text:p>
          </table:table-cell>
          <table:table-cell office:value-type="float" office:value="14.3638" calcext:value-type="float">
            <text:p>14.3638</text:p>
          </table:table-cell>
          <table:table-cell table:formula="of:=[.B29]/[.$B$2]" office:value-type="float" office:value="0.977860984410103" calcext:value-type="float">
            <text:p>0.977860984410103</text:p>
          </table:table-cell>
          <table:table-cell table:formula="of:=-LN([.C29])" office:value-type="float" office:value="0.0223877617805113" calcext:value-type="float">
            <text:p>0.0223877617805113</text:p>
          </table:table-cell>
        </table:table-row>
        <table:table-row table:style-name="ro1">
          <table:table-cell office:value-type="float" office:value="28.034" calcext:value-type="float">
            <text:p>28.034</text:p>
          </table:table-cell>
          <table:table-cell office:value-type="float" office:value="14.3515" calcext:value-type="float">
            <text:p>14.3515</text:p>
          </table:table-cell>
          <table:table-cell table:formula="of:=[.B30]/[.$B$2]" office:value-type="float" office:value="0.977023623119341" calcext:value-type="float">
            <text:p>0.977023623119341</text:p>
          </table:table-cell>
          <table:table-cell table:formula="of:=-LN([.C30])" office:value-type="float" office:value="0.0232444479897627" calcext:value-type="float">
            <text:p>0.0232444479897627</text:p>
          </table:table-cell>
        </table:table-row>
        <table:table-row table:style-name="ro1">
          <table:table-cell office:value-type="float" office:value="29.035" calcext:value-type="float">
            <text:p>29.035</text:p>
          </table:table-cell>
          <table:table-cell office:value-type="float" office:value="14.3391" calcext:value-type="float">
            <text:p>14.3391</text:p>
          </table:table-cell>
          <table:table-cell table:formula="of:=[.B31]/[.$B$2]" office:value-type="float" office:value="0.976179454013207" calcext:value-type="float">
            <text:p>0.976179454013207</text:p>
          </table:table-cell>
          <table:table-cell table:formula="of:=-LN([.C31])" office:value-type="float" office:value="0.0241088426536654" calcext:value-type="float">
            <text:p>0.0241088426536654</text:p>
          </table:table-cell>
        </table:table-row>
        <table:table-row table:style-name="ro1">
          <table:table-cell office:value-type="float" office:value="30.035" calcext:value-type="float">
            <text:p>30.035</text:p>
          </table:table-cell>
          <table:table-cell office:value-type="float" office:value="14.3262" calcext:value-type="float">
            <text:p>14.3262</text:p>
          </table:table-cell>
          <table:table-cell table:formula="of:=[.B32]/[.$B$2]" office:value-type="float" office:value="0.975301245830213" calcext:value-type="float">
            <text:p>0.975301245830213</text:p>
          </table:table-cell>
          <table:table-cell table:formula="of:=-LN([.C32])" office:value-type="float" office:value="0.0250088856234465" calcext:value-type="float">
            <text:p>0.0250088856234465</text:p>
          </table:table-cell>
        </table:table-row>
        <table:table-row table:style-name="ro1">
          <table:table-cell office:value-type="float" office:value="31.035" calcext:value-type="float">
            <text:p>31.035</text:p>
          </table:table-cell>
          <table:table-cell office:value-type="float" office:value="14.3142" calcext:value-type="float">
            <text:p>14.3142</text:p>
          </table:table-cell>
          <table:table-cell table:formula="of:=[.B33]/[.$B$2]" office:value-type="float" office:value="0.974484307985567" calcext:value-type="float">
            <text:p>0.974484307985567</text:p>
          </table:table-cell>
          <table:table-cell table:formula="of:=-LN([.C33])" office:value-type="float" office:value="0.0258468627957071" calcext:value-type="float">
            <text:p>0.0258468627957071</text:p>
          </table:table-cell>
        </table:table-row>
        <table:table-row table:style-name="ro1">
          <table:table-cell office:value-type="float" office:value="32.034" calcext:value-type="float">
            <text:p>32.034</text:p>
          </table:table-cell>
          <table:table-cell office:value-type="float" office:value="14.3018" calcext:value-type="float">
            <text:p>14.3018</text:p>
          </table:table-cell>
          <table:table-cell table:formula="of:=[.B34]/[.$B$2]" office:value-type="float" office:value="0.973640138879434" calcext:value-type="float">
            <text:p>0.973640138879434</text:p>
          </table:table-cell>
          <table:table-cell table:formula="of:=-LN([.C34])" office:value-type="float" office:value="0.0267135108790252" calcext:value-type="float">
            <text:p>0.0267135108790252</text:p>
          </table:table-cell>
        </table:table-row>
        <table:table-row table:style-name="ro1">
          <table:table-cell office:value-type="float" office:value="33.034" calcext:value-type="float">
            <text:p>33.034</text:p>
          </table:table-cell>
          <table:table-cell office:value-type="float" office:value="14.2894" calcext:value-type="float">
            <text:p>14.2894</text:p>
          </table:table-cell>
          <table:table-cell table:formula="of:=[.B35]/[.$B$2]" office:value-type="float" office:value="0.9727959697733" calcext:value-type="float">
            <text:p>0.9727959697733</text:p>
          </table:table-cell>
          <table:table-cell table:formula="of:=-LN([.C35])" office:value-type="float" office:value="0.0275809106927764" calcext:value-type="float">
            <text:p>0.0275809106927764</text:p>
          </table:table-cell>
        </table:table-row>
        <table:table-row table:style-name="ro1">
          <table:table-cell office:value-type="float" office:value="34.034" calcext:value-type="float">
            <text:p>34.034</text:p>
          </table:table-cell>
          <table:table-cell office:value-type="float" office:value="14.2771" calcext:value-type="float">
            <text:p>14.2771</text:p>
          </table:table-cell>
          <table:table-cell table:formula="of:=[.B36]/[.$B$2]" office:value-type="float" office:value="0.971958608482538" calcext:value-type="float">
            <text:p>0.971958608482538</text:p>
          </table:table-cell>
          <table:table-cell table:formula="of:=-LN([.C36])" office:value-type="float" office:value="0.0284420592941182" calcext:value-type="float">
            <text:p>0.0284420592941182</text:p>
          </table:table-cell>
        </table:table-row>
        <table:table-row table:style-name="ro1">
          <table:table-cell office:value-type="float" office:value="35.034" calcext:value-type="float">
            <text:p>35.034</text:p>
          </table:table-cell>
          <table:table-cell office:value-type="float" office:value="14.2651" calcext:value-type="float">
            <text:p>14.2651</text:p>
          </table:table-cell>
          <table:table-cell table:formula="of:=[.B37]/[.$B$2]" office:value-type="float" office:value="0.971141670637892" calcext:value-type="float">
            <text:p>0.971141670637892</text:p>
          </table:table-cell>
          <table:table-cell table:formula="of:=-LN([.C37])" office:value-type="float" office:value="0.0292829195436466" calcext:value-type="float">
            <text:p>0.0292829195436466</text:p>
          </table:table-cell>
        </table:table-row>
        <table:table-row table:style-name="ro1">
          <table:table-cell office:value-type="float" office:value="36.034" calcext:value-type="float">
            <text:p>36.034</text:p>
          </table:table-cell>
          <table:table-cell office:value-type="float" office:value="14.2513" calcext:value-type="float">
            <text:p>14.2513</text:p>
          </table:table-cell>
          <table:table-cell table:formula="of:=[.B38]/[.$B$2]" office:value-type="float" office:value="0.97020219211655" calcext:value-type="float">
            <text:p>0.97020219211655</text:p>
          </table:table-cell>
          <table:table-cell table:formula="of:=-LN([.C38])" office:value-type="float" office:value="0.0302507837254702" calcext:value-type="float">
            <text:p>0.0302507837254702</text:p>
          </table:table-cell>
        </table:table-row>
        <table:table-row table:style-name="ro1">
          <table:table-cell office:value-type="float" office:value="37.034" calcext:value-type="float">
            <text:p>37.034</text:p>
          </table:table-cell>
          <table:table-cell office:value-type="float" office:value="14.241" calcext:value-type="float">
            <text:p>14.241</text:p>
          </table:table-cell>
          <table:table-cell table:formula="of:=[.B39]/[.$B$2]" office:value-type="float" office:value="0.969500987133229" calcext:value-type="float">
            <text:p>0.969500987133229</text:p>
          </table:table-cell>
          <table:table-cell table:formula="of:=-LN([.C39])" office:value-type="float" office:value="0.0309737861119871" calcext:value-type="float">
            <text:p>0.0309737861119871</text:p>
          </table:table-cell>
        </table:table-row>
        <table:table-row table:style-name="ro1">
          <table:table-cell office:value-type="float" office:value="38.035" calcext:value-type="float">
            <text:p>38.035</text:p>
          </table:table-cell>
          <table:table-cell office:value-type="float" office:value="14.2294" calcext:value-type="float">
            <text:p>14.2294</text:p>
          </table:table-cell>
          <table:table-cell table:formula="of:=[.B40]/[.$B$2]" office:value-type="float" office:value="0.968711280550072" calcext:value-type="float">
            <text:p>0.968711280550072</text:p>
          </table:table-cell>
          <table:table-cell table:formula="of:=-LN([.C40])" office:value-type="float" office:value="0.031788667577783" calcext:value-type="float">
            <text:p>0.031788667577783</text:p>
          </table:table-cell>
        </table:table-row>
        <table:table-row table:style-name="ro1">
          <table:table-cell office:value-type="float" office:value="39.034" calcext:value-type="float">
            <text:p>39.034</text:p>
          </table:table-cell>
          <table:table-cell office:value-type="float" office:value="14.2154" calcext:value-type="float">
            <text:p>14.2154</text:p>
          </table:table-cell>
          <table:table-cell table:formula="of:=[.B41]/[.$B$2]" office:value-type="float" office:value="0.967758186397985" calcext:value-type="float">
            <text:p>0.967758186397985</text:p>
          </table:table-cell>
          <table:table-cell table:formula="of:=-LN([.C41])" office:value-type="float" office:value="0.0327730303527341" calcext:value-type="float">
            <text:p>0.0327730303527341</text:p>
          </table:table-cell>
        </table:table-row>
        <table:table-row table:style-name="ro1">
          <table:table-cell office:value-type="float" office:value="40.034" calcext:value-type="float">
            <text:p>40.034</text:p>
          </table:table-cell>
          <table:table-cell office:value-type="float" office:value="14.2033" calcext:value-type="float">
            <text:p>14.2033</text:p>
          </table:table-cell>
          <table:table-cell table:formula="of:=[.B42]/[.$B$2]" office:value-type="float" office:value="0.966934440737967" calcext:value-type="float">
            <text:p>0.966934440737967</text:p>
          </table:table-cell>
          <table:table-cell table:formula="of:=-LN([.C42])" office:value-type="float" office:value="0.0336245823752534" calcext:value-type="float">
            <text:p>0.0336245823752534</text:p>
          </table:table-cell>
        </table:table-row>
        <table:table-row table:style-name="ro1">
          <table:table-cell office:value-type="float" office:value="41.034" calcext:value-type="float">
            <text:p>41.034</text:p>
          </table:table-cell>
          <table:table-cell office:value-type="float" office:value="14.1912" calcext:value-type="float">
            <text:p>14.1912</text:p>
          </table:table-cell>
          <table:table-cell table:formula="of:=[.B43]/[.$B$2]" office:value-type="float" office:value="0.96611069507795" calcext:value-type="float">
            <text:p>0.96611069507795</text:p>
          </table:table-cell>
          <table:table-cell table:formula="of:=-LN([.C43])" office:value-type="float" office:value="0.034476860156685" calcext:value-type="float">
            <text:p>0.034476860156685</text:p>
          </table:table-cell>
        </table:table-row>
        <table:table-row table:style-name="ro1">
          <table:table-cell office:value-type="float" office:value="42.035" calcext:value-type="float">
            <text:p>42.035</text:p>
          </table:table-cell>
          <table:table-cell office:value-type="float" office:value="14.1789" calcext:value-type="float">
            <text:p>14.1789</text:p>
          </table:table-cell>
          <table:table-cell table:formula="of:=[.B44]/[.$B$2]" office:value-type="float" office:value="0.965273333787188" calcext:value-type="float">
            <text:p>0.965273333787188</text:p>
          </table:table-cell>
          <table:table-cell table:formula="of:=-LN([.C44])" office:value-type="float" office:value="0.0353439703022733" calcext:value-type="float">
            <text:p>0.0353439703022733</text:p>
          </table:table-cell>
        </table:table-row>
        <table:table-row table:style-name="ro1">
          <table:table-cell office:value-type="float" office:value="43.035" calcext:value-type="float">
            <text:p>43.035</text:p>
          </table:table-cell>
          <table:table-cell office:value-type="float" office:value="14.1676" calcext:value-type="float">
            <text:p>14.1676</text:p>
          </table:table-cell>
          <table:table-cell table:formula="of:=[.B45]/[.$B$2]" office:value-type="float" office:value="0.964504050650146" calcext:value-type="float">
            <text:p>0.964504050650146</text:p>
          </table:table-cell>
          <table:table-cell table:formula="of:=-LN([.C45])" office:value-type="float" office:value="0.0361412469042221" calcext:value-type="float">
            <text:p>0.0361412469042221</text:p>
          </table:table-cell>
        </table:table-row>
        <table:table-row table:style-name="ro1">
          <table:table-cell office:value-type="float" office:value="44.035" calcext:value-type="float">
            <text:p>44.035</text:p>
          </table:table-cell>
          <table:table-cell office:value-type="float" office:value="14.1546" calcext:value-type="float">
            <text:p>14.1546</text:p>
          </table:table-cell>
          <table:table-cell table:formula="of:=[.B46]/[.$B$2]" office:value-type="float" office:value="0.96361903465178" calcext:value-type="float">
            <text:p>0.96361903465178</text:p>
          </table:table-cell>
          <table:table-cell table:formula="of:=-LN([.C46])" office:value-type="float" office:value="0.0370592547505735" calcext:value-type="float">
            <text:p>0.0370592547505735</text:p>
          </table:table-cell>
        </table:table-row>
        <table:table-row table:style-name="ro1">
          <table:table-cell office:value-type="float" office:value="45.035" calcext:value-type="float">
            <text:p>45.035</text:p>
          </table:table-cell>
          <table:table-cell office:value-type="float" office:value="14.1418" calcext:value-type="float">
            <text:p>14.1418</text:p>
          </table:table-cell>
          <table:table-cell table:formula="of:=[.B47]/[.$B$2]" office:value-type="float" office:value="0.962747634284158" calcext:value-type="float">
            <text:p>0.962747634284158</text:p>
          </table:table-cell>
          <table:table-cell table:formula="of:=-LN([.C47])" office:value-type="float" office:value="0.0379639635384804" calcext:value-type="float">
            <text:p>0.0379639635384804</text:p>
          </table:table-cell>
        </table:table-row>
        <table:table-row table:style-name="ro1">
          <table:table-cell office:value-type="float" office:value="46.035" calcext:value-type="float">
            <text:p>46.035</text:p>
          </table:table-cell>
          <table:table-cell office:value-type="float" office:value="14.1297" calcext:value-type="float">
            <text:p>14.1297</text:p>
          </table:table-cell>
          <table:table-cell table:formula="of:=[.B48]/[.$B$2]" office:value-type="float" office:value="0.961923888624141" calcext:value-type="float">
            <text:p>0.961923888624141</text:p>
          </table:table-cell>
          <table:table-cell table:formula="of:=-LN([.C48])" office:value-type="float" office:value="0.0388199493007369" calcext:value-type="float">
            <text:p>0.0388199493007369</text:p>
          </table:table-cell>
        </table:table-row>
        <table:table-row table:style-name="ro1">
          <table:table-cell office:value-type="float" office:value="47.034" calcext:value-type="float">
            <text:p>47.034</text:p>
          </table:table-cell>
          <table:table-cell office:value-type="float" office:value="14.1179" calcext:value-type="float">
            <text:p>14.1179</text:p>
          </table:table-cell>
          <table:table-cell table:formula="of:=[.B49]/[.$B$2]" office:value-type="float" office:value="0.961120566410239" calcext:value-type="float">
            <text:p>0.961120566410239</text:p>
          </table:table-cell>
          <table:table-cell table:formula="of:=-LN([.C49])" office:value-type="float" office:value="0.0396554185573374" calcext:value-type="float">
            <text:p>0.0396554185573374</text:p>
          </table:table-cell>
        </table:table-row>
        <table:table-row table:style-name="ro1">
          <table:table-cell office:value-type="float" office:value="48.034" calcext:value-type="float">
            <text:p>48.034</text:p>
          </table:table-cell>
          <table:table-cell office:value-type="float" office:value="14.1046" calcext:value-type="float">
            <text:p>14.1046</text:p>
          </table:table-cell>
          <table:table-cell table:formula="of:=[.B50]/[.$B$2]" office:value-type="float" office:value="0.960215126965757" calcext:value-type="float">
            <text:p>0.960215126965757</text:p>
          </table:table-cell>
          <table:table-cell table:formula="of:=-LN([.C50])" office:value-type="float" office:value="0.040597929035471" calcext:value-type="float">
            <text:p>0.040597929035471</text:p>
          </table:table-cell>
        </table:table-row>
        <table:table-row table:style-name="ro1">
          <table:table-cell office:value-type="float" office:value="49.034" calcext:value-type="float">
            <text:p>49.034</text:p>
          </table:table-cell>
          <table:table-cell office:value-type="float" office:value="14.0927" calcext:value-type="float">
            <text:p>14.0927</text:p>
          </table:table-cell>
          <table:table-cell table:formula="of:=[.B51]/[.$B$2]" office:value-type="float" office:value="0.959404996936483" calcext:value-type="float">
            <text:p>0.959404996936483</text:p>
          </table:table-cell>
          <table:table-cell table:formula="of:=-LN([.C51])" office:value-type="float" office:value="0.0414419815303188" calcext:value-type="float">
            <text:p>0.0414419815303188</text:p>
          </table:table-cell>
        </table:table-row>
        <table:table-row table:style-name="ro1">
          <table:table-cell office:value-type="float" office:value="50.035" calcext:value-type="float">
            <text:p>50.035</text:p>
          </table:table-cell>
          <table:table-cell office:value-type="float" office:value="14.0803" calcext:value-type="float">
            <text:p>14.0803</text:p>
          </table:table-cell>
          <table:table-cell table:formula="of:=[.B52]/[.$B$2]" office:value-type="float" office:value="0.958560827830349" calcext:value-type="float">
            <text:p>0.958560827830349</text:p>
          </table:table-cell>
          <table:table-cell table:formula="of:=-LN([.C52])" office:value-type="float" office:value="0.0423222570281867" calcext:value-type="float">
            <text:p>0.0423222570281867</text:p>
          </table:table-cell>
        </table:table-row>
        <table:table-row table:style-name="ro1">
          <table:table-cell office:value-type="float" office:value="51.034" calcext:value-type="float">
            <text:p>51.034</text:p>
          </table:table-cell>
          <table:table-cell office:value-type="float" office:value="14.0679" calcext:value-type="float">
            <text:p>14.0679</text:p>
          </table:table-cell>
          <table:table-cell table:formula="of:=[.B53]/[.$B$2]" office:value-type="float" office:value="0.957716658724215" calcext:value-type="float">
            <text:p>0.957716658724215</text:p>
          </table:table-cell>
          <table:table-cell table:formula="of:=-LN([.C53])" office:value-type="float" office:value="0.04320330809377" calcext:value-type="float">
            <text:p>0.04320330809377</text:p>
          </table:table-cell>
        </table:table-row>
        <table:table-row table:style-name="ro1">
          <table:table-cell office:value-type="float" office:value="52.035" calcext:value-type="float">
            <text:p>52.035</text:p>
          </table:table-cell>
          <table:table-cell office:value-type="float" office:value="14.0564" calcext:value-type="float">
            <text:p>14.0564</text:p>
          </table:table-cell>
          <table:table-cell table:formula="of:=[.B54]/[.$B$2]" office:value-type="float" office:value="0.95693375995643" calcext:value-type="float">
            <text:p>0.95693375995643</text:p>
          </table:table-cell>
          <table:table-cell table:formula="of:=-LN([.C54])" office:value-type="float" office:value="0.0440211062712128" calcext:value-type="float">
            <text:p>0.0440211062712128</text:p>
          </table:table-cell>
        </table:table-row>
        <table:table-row table:style-name="ro1">
          <table:table-cell office:value-type="float" office:value="53.034" calcext:value-type="float">
            <text:p>53.034</text:p>
          </table:table-cell>
          <table:table-cell office:value-type="float" office:value="14.0459" calcext:value-type="float">
            <text:p>14.0459</text:p>
          </table:table-cell>
          <table:table-cell table:formula="of:=[.B55]/[.$B$2]" office:value-type="float" office:value="0.956218939342365" calcext:value-type="float">
            <text:p>0.956218939342365</text:p>
          </table:table-cell>
          <table:table-cell table:formula="of:=-LN([.C55])" office:value-type="float" office:value="0.0447683761024089" calcext:value-type="float">
            <text:p>0.0447683761024089</text:p>
          </table:table-cell>
        </table:table-row>
        <table:table-row table:style-name="ro1">
          <table:table-cell office:value-type="float" office:value="54.034" calcext:value-type="float">
            <text:p>54.034</text:p>
          </table:table-cell>
          <table:table-cell office:value-type="float" office:value="14.0319" calcext:value-type="float">
            <text:p>14.0319</text:p>
          </table:table-cell>
          <table:table-cell table:formula="of:=[.B56]/[.$B$2]" office:value-type="float" office:value="0.955265845190279" calcext:value-type="float">
            <text:p>0.955265845190279</text:p>
          </table:table-cell>
          <table:table-cell table:formula="of:=-LN([.C56])" office:value-type="float" office:value="0.0457656053126896" calcext:value-type="float">
            <text:p>0.0457656053126896</text:p>
          </table:table-cell>
        </table:table-row>
        <table:table-row table:style-name="ro1">
          <table:table-cell office:value-type="float" office:value="55.034" calcext:value-type="float">
            <text:p>55.034</text:p>
          </table:table-cell>
          <table:table-cell office:value-type="float" office:value="14.0218" calcext:value-type="float">
            <text:p>14.0218</text:p>
          </table:table-cell>
          <table:table-cell table:formula="of:=[.B57]/[.$B$2]" office:value-type="float" office:value="0.954578255837702" calcext:value-type="float">
            <text:p>0.954578255837702</text:p>
          </table:table-cell>
          <table:table-cell table:formula="of:=-LN([.C57])" office:value-type="float" office:value="0.0464856529667514" calcext:value-type="float">
            <text:p>0.0464856529667514</text:p>
          </table:table-cell>
        </table:table-row>
        <table:table-row table:style-name="ro1">
          <table:table-cell office:value-type="float" office:value="56.035" calcext:value-type="float">
            <text:p>56.035</text:p>
          </table:table-cell>
          <table:table-cell office:value-type="float" office:value="14.0079" calcext:value-type="float">
            <text:p>14.0079</text:p>
          </table:table-cell>
          <table:table-cell table:formula="of:=[.B58]/[.$B$2]" office:value-type="float" office:value="0.953631969500987" calcext:value-type="float">
            <text:p>0.953631969500987</text:p>
          </table:table-cell>
          <table:table-cell table:formula="of:=-LN([.C58])" office:value-type="float" office:value="0.0474774581690496" calcext:value-type="float">
            <text:p>0.0474774581690496</text:p>
          </table:table-cell>
        </table:table-row>
        <table:table-row table:style-name="ro1">
          <table:table-cell office:value-type="float" office:value="57.034" calcext:value-type="float">
            <text:p>57.034</text:p>
          </table:table-cell>
          <table:table-cell office:value-type="float" office:value="13.9966" calcext:value-type="float">
            <text:p>13.9966</text:p>
          </table:table-cell>
          <table:table-cell table:formula="of:=[.B59]/[.$B$2]" office:value-type="float" office:value="0.952862686363946" calcext:value-type="float">
            <text:p>0.952862686363946</text:p>
          </table:table-cell>
          <table:table-cell table:formula="of:=-LN([.C59])" office:value-type="float" office:value="0.0482844713714476" calcext:value-type="float">
            <text:p>0.0482844713714476</text:p>
          </table:table-cell>
        </table:table-row>
        <table:table-row table:style-name="ro1">
          <table:table-cell office:value-type="float" office:value="58.035" calcext:value-type="float">
            <text:p>58.035</text:p>
          </table:table-cell>
          <table:table-cell office:value-type="float" office:value="13.9836" calcext:value-type="float">
            <text:p>13.9836</text:p>
          </table:table-cell>
          <table:table-cell table:formula="of:=[.B60]/[.$B$2]" office:value-type="float" office:value="0.95197767036558" calcext:value-type="float">
            <text:p>0.95197767036558</text:p>
          </table:table-cell>
          <table:table-cell table:formula="of:=-LN([.C60])" office:value-type="float" office:value="0.0492136999641969" calcext:value-type="float">
            <text:p>0.0492136999641969</text:p>
          </table:table-cell>
        </table:table-row>
        <table:table-row table:style-name="ro1">
          <table:table-cell office:value-type="float" office:value="59.034" calcext:value-type="float">
            <text:p>59.034</text:p>
          </table:table-cell>
          <table:table-cell office:value-type="float" office:value="13.9719" calcext:value-type="float">
            <text:p>13.9719</text:p>
          </table:table-cell>
          <table:table-cell table:formula="of:=[.B61]/[.$B$2]" office:value-type="float" office:value="0.95118115596705" calcext:value-type="float">
            <text:p>0.95118115596705</text:p>
          </table:table-cell>
          <table:table-cell table:formula="of:=-LN([.C61])" office:value-type="float" office:value="0.0500507446017908" calcext:value-type="float">
            <text:p>0.0500507446017908</text:p>
          </table:table-cell>
        </table:table-row>
        <table:table-row table:style-name="ro1">
          <table:table-cell office:value-type="float" office:value="60.035" calcext:value-type="float">
            <text:p>60.035</text:p>
          </table:table-cell>
          <table:table-cell office:value-type="float" office:value="13.959" calcext:value-type="float">
            <text:p>13.959</text:p>
          </table:table-cell>
          <table:table-cell table:formula="of:=[.B62]/[.$B$2]" office:value-type="float" office:value="0.950302947784056" calcext:value-type="float">
            <text:p>0.950302947784056</text:p>
          </table:table-cell>
          <table:table-cell table:formula="of:=-LN([.C62])" office:value-type="float" office:value="0.0509744528186566" calcext:value-type="float">
            <text:p>0.0509744528186566</text:p>
          </table:table-cell>
        </table:table-row>
        <table:table-row table:style-name="ro1">
          <table:table-cell office:value-type="float" office:value="61.035" calcext:value-type="float">
            <text:p>61.035</text:p>
          </table:table-cell>
          <table:table-cell office:value-type="float" office:value="13.9469" calcext:value-type="float">
            <text:p>13.9469</text:p>
          </table:table-cell>
          <table:table-cell table:formula="of:=[.B63]/[.$B$2]" office:value-type="float" office:value="0.949479202124038" calcext:value-type="float">
            <text:p>0.949479202124038</text:p>
          </table:table-cell>
          <table:table-cell table:formula="of:=-LN([.C63])" office:value-type="float" office:value="0.0518416529991421" calcext:value-type="float">
            <text:p>0.0518416529991421</text:p>
          </table:table-cell>
        </table:table-row>
        <table:table-row table:style-name="ro1">
          <table:table-cell office:value-type="float" office:value="62.034" calcext:value-type="float">
            <text:p>62.034</text:p>
          </table:table-cell>
          <table:table-cell office:value-type="float" office:value="13.935" calcext:value-type="float">
            <text:p>13.935</text:p>
          </table:table-cell>
          <table:table-cell table:formula="of:=[.B64]/[.$B$2]" office:value-type="float" office:value="0.948669072094765" calcext:value-type="float">
            <text:p>0.948669072094765</text:p>
          </table:table-cell>
          <table:table-cell table:formula="of:=-LN([.C64])" office:value-type="float" office:value="0.0526952534153663" calcext:value-type="float">
            <text:p>0.0526952534153663</text:p>
          </table:table-cell>
        </table:table-row>
        <table:table-row table:style-name="ro1">
          <table:table-cell office:value-type="float" office:value="63.035" calcext:value-type="float">
            <text:p>63.035</text:p>
          </table:table-cell>
          <table:table-cell office:value-type="float" office:value="13.9228" calcext:value-type="float">
            <text:p>13.9228</text:p>
          </table:table-cell>
          <table:table-cell table:formula="of:=[.B65]/[.$B$2]" office:value-type="float" office:value="0.947838518619375" calcext:value-type="float">
            <text:p>0.947838518619375</text:p>
          </table:table-cell>
          <table:table-cell table:formula="of:=-LN([.C65])" office:value-type="float" office:value="0.05357113024555" calcext:value-type="float">
            <text:p>0.05357113024555</text:p>
          </table:table-cell>
        </table:table-row>
        <table:table-row table:style-name="ro1">
          <table:table-cell office:value-type="float" office:value="64.035" calcext:value-type="float">
            <text:p>64.035</text:p>
          </table:table-cell>
          <table:table-cell office:value-type="float" office:value="13.9111" calcext:value-type="float">
            <text:p>13.9111</text:p>
          </table:table-cell>
          <table:table-cell table:formula="of:=[.B66]/[.$B$2]" office:value-type="float" office:value="0.947042004220846" calcext:value-type="float">
            <text:p>0.947042004220846</text:p>
          </table:table-cell>
          <table:table-cell table:formula="of:=-LN([.C66])" office:value-type="float" office:value="0.0544118317418628" calcext:value-type="float">
            <text:p>0.0544118317418628</text:p>
          </table:table-cell>
        </table:table-row>
        <table:table-row table:style-name="ro1">
          <table:table-cell office:value-type="float" office:value="65.034" calcext:value-type="float">
            <text:p>65.034</text:p>
          </table:table-cell>
          <table:table-cell office:value-type="float" office:value="13.8994" calcext:value-type="float">
            <text:p>13.8994</text:p>
          </table:table-cell>
          <table:table-cell table:formula="of:=[.B67]/[.$B$2]" office:value-type="float" office:value="0.946245489822316" calcext:value-type="float">
            <text:p>0.946245489822316</text:p>
          </table:table-cell>
          <table:table-cell table:formula="of:=-LN([.C67])" office:value-type="float" office:value="0.0552532406119132" calcext:value-type="float">
            <text:p>0.0552532406119132</text:p>
          </table:table-cell>
        </table:table-row>
        <table:table-row table:style-name="ro1">
          <table:table-cell office:value-type="float" office:value="66.034" calcext:value-type="float">
            <text:p>66.034</text:p>
          </table:table-cell>
          <table:table-cell office:value-type="float" office:value="13.8865" calcext:value-type="float">
            <text:p>13.8865</text:p>
          </table:table-cell>
          <table:table-cell table:formula="of:=[.B68]/[.$B$2]" office:value-type="float" office:value="0.945367281639322" calcext:value-type="float">
            <text:p>0.945367281639322</text:p>
          </table:table-cell>
          <table:table-cell table:formula="of:=-LN([.C68])" office:value-type="float" office:value="0.0561817691768924" calcext:value-type="float">
            <text:p>0.0561817691768924</text:p>
          </table:table-cell>
        </table:table-row>
        <table:table-row table:style-name="ro1">
          <table:table-cell office:value-type="float" office:value="67.034" calcext:value-type="float">
            <text:p>67.034</text:p>
          </table:table-cell>
          <table:table-cell office:value-type="float" office:value="13.8748" calcext:value-type="float">
            <text:p>13.8748</text:p>
          </table:table-cell>
          <table:table-cell table:formula="of:=[.B69]/[.$B$2]" office:value-type="float" office:value="0.944570767240793" calcext:value-type="float">
            <text:p>0.944570767240793</text:p>
          </table:table-cell>
          <table:table-cell table:formula="of:=-LN([.C69])" office:value-type="float" office:value="0.0570246692350826" calcext:value-type="float">
            <text:p>0.0570246692350826</text:p>
          </table:table-cell>
        </table:table-row>
        <table:table-row table:style-name="ro1">
          <table:table-cell office:value-type="float" office:value="68.035" calcext:value-type="float">
            <text:p>68.035</text:p>
          </table:table-cell>
          <table:table-cell office:value-type="float" office:value="13.8633" calcext:value-type="float">
            <text:p>13.8633</text:p>
          </table:table-cell>
          <table:table-cell table:formula="of:=[.B70]/[.$B$2]" office:value-type="float" office:value="0.943787868473007" calcext:value-type="float">
            <text:p>0.943787868473007</text:p>
          </table:table-cell>
          <table:table-cell table:formula="of:=-LN([.C70])" office:value-type="float" office:value="0.0578538536895983" calcext:value-type="float">
            <text:p>0.0578538536895983</text:p>
          </table:table-cell>
        </table:table-row>
        <table:table-row table:style-name="ro1">
          <table:table-cell office:value-type="float" office:value="69.035" calcext:value-type="float">
            <text:p>69.035</text:p>
          </table:table-cell>
          <table:table-cell office:value-type="float" office:value="13.8516" calcext:value-type="float">
            <text:p>13.8516</text:p>
          </table:table-cell>
          <table:table-cell table:formula="of:=[.B71]/[.$B$2]" office:value-type="float" office:value="0.942991354074477" calcext:value-type="float">
            <text:p>0.942991354074477</text:p>
          </table:table-cell>
          <table:table-cell table:formula="of:=-LN([.C71])" office:value-type="float" office:value="0.0586981649225481" calcext:value-type="float">
            <text:p>0.0586981649225481</text:p>
          </table:table-cell>
        </table:table-row>
        <table:table-row table:style-name="ro1">
          <table:table-cell office:value-type="float" office:value="70.034" calcext:value-type="float">
            <text:p>70.034</text:p>
          </table:table-cell>
          <table:table-cell office:value-type="float" office:value="13.8403" calcext:value-type="float">
            <text:p>13.8403</text:p>
          </table:table-cell>
          <table:table-cell table:formula="of:=[.B72]/[.$B$2]" office:value-type="float" office:value="0.942222070937436" calcext:value-type="float">
            <text:p>0.942222070937436</text:p>
          </table:table-cell>
          <table:table-cell table:formula="of:=-LN([.C72])" office:value-type="float" office:value="0.0595142880941039" calcext:value-type="float">
            <text:p>0.0595142880941039</text:p>
          </table:table-cell>
        </table:table-row>
        <table:table-row table:style-name="ro1">
          <table:table-cell office:value-type="float" office:value="71.034" calcext:value-type="float">
            <text:p>71.034</text:p>
          </table:table-cell>
          <table:table-cell office:value-type="float" office:value="13.8276" calcext:value-type="float">
            <text:p>13.8276</text:p>
          </table:table-cell>
          <table:table-cell table:formula="of:=[.B73]/[.$B$2]" office:value-type="float" office:value="0.941357478385186" calcext:value-type="float">
            <text:p>0.941357478385186</text:p>
          </table:table-cell>
          <table:table-cell table:formula="of:=-LN([.C73])" office:value-type="float" office:value="0.0604323195234457" calcext:value-type="float">
            <text:p>0.0604323195234457</text:p>
          </table:table-cell>
        </table:table-row>
        <table:table-row table:style-name="ro1">
          <table:table-cell office:value-type="float" office:value="72.035" calcext:value-type="float">
            <text:p>72.035</text:p>
          </table:table-cell>
          <table:table-cell office:value-type="float" office:value="13.8153" calcext:value-type="float">
            <text:p>13.8153</text:p>
          </table:table-cell>
          <table:table-cell table:formula="of:=[.B74]/[.$B$2]" office:value-type="float" office:value="0.940520117094424" calcext:value-type="float">
            <text:p>0.940520117094424</text:p>
          </table:table-cell>
          <table:table-cell table:formula="of:=-LN([.C74])" office:value-type="float" office:value="0.0613222406830751" calcext:value-type="float">
            <text:p>0.0613222406830751</text:p>
          </table:table-cell>
        </table:table-row>
        <table:table-row table:style-name="ro1">
          <table:table-cell office:value-type="float" office:value="73.034" calcext:value-type="float">
            <text:p>73.034</text:p>
          </table:table-cell>
          <table:table-cell office:value-type="float" office:value="13.8031" calcext:value-type="float">
            <text:p>13.8031</text:p>
          </table:table-cell>
          <table:table-cell table:formula="of:=[.B75]/[.$B$2]" office:value-type="float" office:value="0.939689563619035" calcext:value-type="float">
            <text:p>0.939689563619035</text:p>
          </table:table-cell>
          <table:table-cell table:formula="of:=-LN([.C75])" office:value-type="float" office:value="0.0622057097322253" calcext:value-type="float">
            <text:p>0.0622057097322253</text:p>
          </table:table-cell>
        </table:table-row>
        <table:table-row table:style-name="ro1">
          <table:table-cell office:value-type="float" office:value="74.034" calcext:value-type="float">
            <text:p>74.034</text:p>
          </table:table-cell>
          <table:table-cell office:value-type="float" office:value="13.7914" calcext:value-type="float">
            <text:p>13.7914</text:p>
          </table:table-cell>
          <table:table-cell table:formula="of:=[.B76]/[.$B$2]" office:value-type="float" office:value="0.938893049220505" calcext:value-type="float">
            <text:p>0.938893049220505</text:p>
          </table:table-cell>
          <table:table-cell table:formula="of:=-LN([.C76])" office:value-type="float" office:value="0.0630537048545228" calcext:value-type="float">
            <text:p>0.0630537048545228</text:p>
          </table:table-cell>
        </table:table-row>
        <table:table-row table:style-name="ro1">
          <table:table-cell office:value-type="float" office:value="75.034" calcext:value-type="float">
            <text:p>75.034</text:p>
          </table:table-cell>
          <table:table-cell office:value-type="float" office:value="13.7796" calcext:value-type="float">
            <text:p>13.7796</text:p>
          </table:table-cell>
          <table:table-cell table:formula="of:=[.B77]/[.$B$2]" office:value-type="float" office:value="0.938089727006604" calcext:value-type="float">
            <text:p>0.938089727006604</text:p>
          </table:table-cell>
          <table:table-cell table:formula="of:=-LN([.C77])" office:value-type="float" office:value="0.0639096767612709" calcext:value-type="float">
            <text:p>0.0639096767612709</text:p>
          </table:table-cell>
        </table:table-row>
        <table:table-row table:style-name="ro1">
          <table:table-cell office:value-type="float" office:value="76.034" calcext:value-type="float">
            <text:p>76.034</text:p>
          </table:table-cell>
          <table:table-cell office:value-type="float" office:value="13.7675" calcext:value-type="float">
            <text:p>13.7675</text:p>
          </table:table-cell>
          <table:table-cell table:formula="of:=[.B78]/[.$B$2]" office:value-type="float" office:value="0.937265981346586" calcext:value-type="float">
            <text:p>0.937265981346586</text:p>
          </table:table-cell>
          <table:table-cell table:formula="of:=-LN([.C78])" office:value-type="float" office:value="0.0647881721947783" calcext:value-type="float">
            <text:p>0.0647881721947783</text:p>
          </table:table-cell>
        </table:table-row>
        <table:table-row table:style-name="ro1">
          <table:table-cell office:value-type="float" office:value="77.034" calcext:value-type="float">
            <text:p>77.034</text:p>
          </table:table-cell>
          <table:table-cell office:value-type="float" office:value="13.7551" calcext:value-type="float">
            <text:p>13.7551</text:p>
          </table:table-cell>
          <table:table-cell table:formula="of:=[.B79]/[.$B$2]" office:value-type="float" office:value="0.936421812240452" calcext:value-type="float">
            <text:p>0.936421812240452</text:p>
          </table:table-cell>
          <table:table-cell table:formula="of:=-LN([.C79])" office:value-type="float" office:value="0.0656892499155609" calcext:value-type="float">
            <text:p>0.0656892499155609</text:p>
          </table:table-cell>
        </table:table-row>
        <table:table-row table:style-name="ro1">
          <table:table-cell office:value-type="float" office:value="78.034" calcext:value-type="float">
            <text:p>78.034</text:p>
          </table:table-cell>
          <table:table-cell office:value-type="float" office:value="13.743" calcext:value-type="float">
            <text:p>13.743</text:p>
          </table:table-cell>
          <table:table-cell table:formula="of:=[.B80]/[.$B$2]" office:value-type="float" office:value="0.935598066580434" calcext:value-type="float">
            <text:p>0.935598066580434</text:p>
          </table:table-cell>
          <table:table-cell table:formula="of:=-LN([.C80])" office:value-type="float" office:value="0.0665693107765631" calcext:value-type="float">
            <text:p>0.0665693107765631</text:p>
          </table:table-cell>
        </table:table-row>
        <table:table-row table:style-name="ro1">
          <table:table-cell office:value-type="float" office:value="79.034" calcext:value-type="float">
            <text:p>79.034</text:p>
          </table:table-cell>
          <table:table-cell office:value-type="float" office:value="13.7329" calcext:value-type="float">
            <text:p>13.7329</text:p>
          </table:table-cell>
          <table:table-cell table:formula="of:=[.B81]/[.$B$2]" office:value-type="float" office:value="0.934910477227858" calcext:value-type="float">
            <text:p>0.934910477227858</text:p>
          </table:table-cell>
          <table:table-cell table:formula="of:=-LN([.C81])" office:value-type="float" office:value="0.067304500557784" calcext:value-type="float">
            <text:p>0.067304500557784</text:p>
          </table:table-cell>
        </table:table-row>
        <table:table-row table:style-name="ro1">
          <table:table-cell office:value-type="float" office:value="80.034" calcext:value-type="float">
            <text:p>80.034</text:p>
          </table:table-cell>
          <table:table-cell office:value-type="float" office:value="13.72" calcext:value-type="float">
            <text:p>13.72</text:p>
          </table:table-cell>
          <table:table-cell table:formula="of:=[.B82]/[.$B$2]" office:value-type="float" office:value="0.934032269044864" calcext:value-type="float">
            <text:p>0.934032269044864</text:p>
          </table:table-cell>
          <table:table-cell table:formula="of:=-LN([.C82])" office:value-type="float" office:value="0.0682442920515386" calcext:value-type="float">
            <text:p>0.0682442920515386</text:p>
          </table:table-cell>
        </table:table-row>
        <table:table-row table:style-name="ro1">
          <table:table-cell office:value-type="float" office:value="81.034" calcext:value-type="float">
            <text:p>81.034</text:p>
          </table:table-cell>
          <table:table-cell office:value-type="float" office:value="13.7087" calcext:value-type="float">
            <text:p>13.7087</text:p>
          </table:table-cell>
          <table:table-cell table:formula="of:=[.B83]/[.$B$2]" office:value-type="float" office:value="0.933262985907822" calcext:value-type="float">
            <text:p>0.933262985907822</text:p>
          </table:table-cell>
          <table:table-cell table:formula="of:=-LN([.C83])" office:value-type="float" office:value="0.0690682465692007" calcext:value-type="float">
            <text:p>0.0690682465692007</text:p>
          </table:table-cell>
        </table:table-row>
        <table:table-row table:style-name="ro1">
          <table:table-cell office:value-type="float" office:value="82.034" calcext:value-type="float">
            <text:p>82.034</text:p>
          </table:table-cell>
          <table:table-cell office:value-type="float" office:value="13.6963" calcext:value-type="float">
            <text:p>13.6963</text:p>
          </table:table-cell>
          <table:table-cell table:formula="of:=[.B84]/[.$B$2]" office:value-type="float" office:value="0.932418816801688" calcext:value-type="float">
            <text:p>0.932418816801688</text:p>
          </table:table-cell>
          <table:table-cell table:formula="of:=-LN([.C84])" office:value-type="float" office:value="0.0699731909841776" calcext:value-type="float">
            <text:p>0.0699731909841776</text:p>
          </table:table-cell>
        </table:table-row>
        <table:table-row table:style-name="ro1">
          <table:table-cell office:value-type="float" office:value="83.035" calcext:value-type="float">
            <text:p>83.035</text:p>
          </table:table-cell>
          <table:table-cell office:value-type="float" office:value="13.6848" calcext:value-type="float">
            <text:p>13.6848</text:p>
          </table:table-cell>
          <table:table-cell table:formula="of:=[.B85]/[.$B$2]" office:value-type="float" office:value="0.931635918033903" calcext:value-type="float">
            <text:p>0.931635918033903</text:p>
          </table:table-cell>
          <table:table-cell table:formula="of:=-LN([.C85])" office:value-type="float" office:value="0.0708131865048977" calcext:value-type="float">
            <text:p>0.0708131865048977</text:p>
          </table:table-cell>
        </table:table-row>
        <table:table-row table:style-name="ro1">
          <table:table-cell office:value-type="float" office:value="84.035" calcext:value-type="float">
            <text:p>84.035</text:p>
          </table:table-cell>
          <table:table-cell office:value-type="float" office:value="13.6716" calcext:value-type="float">
            <text:p>13.6716</text:p>
          </table:table-cell>
          <table:table-cell table:formula="of:=[.B86]/[.$B$2]" office:value-type="float" office:value="0.930737286404793" calcext:value-type="float">
            <text:p>0.930737286404793</text:p>
          </table:table-cell>
          <table:table-cell table:formula="of:=-LN([.C86])" office:value-type="float" office:value="0.0717782258393445" calcext:value-type="float">
            <text:p>0.0717782258393445</text:p>
          </table:table-cell>
        </table:table-row>
        <table:table-row table:style-name="ro1">
          <table:table-cell office:value-type="float" office:value="85.035" calcext:value-type="float">
            <text:p>85.035</text:p>
          </table:table-cell>
          <table:table-cell office:value-type="float" office:value="13.6613" calcext:value-type="float">
            <text:p>13.6613</text:p>
          </table:table-cell>
          <table:table-cell table:formula="of:=[.B87]/[.$B$2]" office:value-type="float" office:value="0.930036081421472" calcext:value-type="float">
            <text:p>0.930036081421472</text:p>
          </table:table-cell>
          <table:table-cell table:formula="of:=-LN([.C87])" office:value-type="float" office:value="0.0725318963600393" calcext:value-type="float">
            <text:p>0.0725318963600393</text:p>
          </table:table-cell>
        </table:table-row>
        <table:table-row table:style-name="ro1">
          <table:table-cell office:value-type="float" office:value="86.035" calcext:value-type="float">
            <text:p>86.035</text:p>
          </table:table-cell>
          <table:table-cell office:value-type="float" office:value="13.6488" calcext:value-type="float">
            <text:p>13.6488</text:p>
          </table:table-cell>
          <table:table-cell table:formula="of:=[.B88]/[.$B$2]" office:value-type="float" office:value="0.929185104499966" calcext:value-type="float">
            <text:p>0.929185104499966</text:p>
          </table:table-cell>
          <table:table-cell table:formula="of:=-LN([.C88])" office:value-type="float" office:value="0.0734473086707153" calcext:value-type="float">
            <text:p>0.0734473086707153</text:p>
          </table:table-cell>
        </table:table-row>
        <table:table-row table:style-name="ro1">
          <table:table-cell office:value-type="float" office:value="87.035" calcext:value-type="float">
            <text:p>87.035</text:p>
          </table:table-cell>
          <table:table-cell office:value-type="float" office:value="13.6371" calcext:value-type="float">
            <text:p>13.6371</text:p>
          </table:table-cell>
          <table:table-cell table:formula="of:=[.B89]/[.$B$2]" office:value-type="float" office:value="0.928388590101437" calcext:value-type="float">
            <text:p>0.928388590101437</text:p>
          </table:table-cell>
          <table:table-cell table:formula="of:=-LN([.C89])" office:value-type="float" office:value="0.0743048945093401" calcext:value-type="float">
            <text:p>0.0743048945093401</text:p>
          </table:table-cell>
        </table:table-row>
        <table:table-row table:style-name="ro1">
          <table:table-cell office:value-type="float" office:value="88.035" calcext:value-type="float">
            <text:p>88.035</text:p>
          </table:table-cell>
          <table:table-cell office:value-type="float" office:value="13.6254" calcext:value-type="float">
            <text:p>13.6254</text:p>
          </table:table-cell>
          <table:table-cell table:formula="of:=[.B90]/[.$B$2]" office:value-type="float" office:value="0.927592075702907" calcext:value-type="float">
            <text:p>0.927592075702907</text:p>
          </table:table-cell>
          <table:table-cell table:formula="of:=-LN([.C90])" office:value-type="float" office:value="0.0751632164327365" calcext:value-type="float">
            <text:p>0.0751632164327365</text:p>
          </table:table-cell>
        </table:table-row>
        <table:table-row table:style-name="ro1">
          <table:table-cell office:value-type="float" office:value="89.034" calcext:value-type="float">
            <text:p>89.034</text:p>
          </table:table-cell>
          <table:table-cell office:value-type="float" office:value="13.6134" calcext:value-type="float">
            <text:p>13.6134</text:p>
          </table:table-cell>
          <table:table-cell table:formula="of:=[.B91]/[.$B$2]" office:value-type="float" office:value="0.926775137858261" calcext:value-type="float">
            <text:p>0.926775137858261</text:p>
          </table:table-cell>
          <table:table-cell table:formula="of:=-LN([.C91])" office:value-type="float" office:value="0.0760443125732664" calcext:value-type="float">
            <text:p>0.0760443125732664</text:p>
          </table:table-cell>
        </table:table-row>
        <table:table-row table:style-name="ro1">
          <table:table-cell office:value-type="float" office:value="90.034" calcext:value-type="float">
            <text:p>90.034</text:p>
          </table:table-cell>
          <table:table-cell office:value-type="float" office:value="13.6026" calcext:value-type="float">
            <text:p>13.6026</text:p>
          </table:table-cell>
          <table:table-cell table:formula="of:=[.B92]/[.$B$2]" office:value-type="float" office:value="0.92603989379808" calcext:value-type="float">
            <text:p>0.92603989379808</text:p>
          </table:table-cell>
          <table:table-cell table:formula="of:=-LN([.C92])" office:value-type="float" office:value="0.0768379634085759" calcext:value-type="float">
            <text:p>0.0768379634085759</text:p>
          </table:table-cell>
        </table:table-row>
        <table:table-row table:style-name="ro1">
          <table:table-cell office:value-type="float" office:value="91.034" calcext:value-type="float">
            <text:p>91.034</text:p>
          </table:table-cell>
          <table:table-cell office:value-type="float" office:value="13.5907" calcext:value-type="float">
            <text:p>13.5907</text:p>
          </table:table-cell>
          <table:table-cell table:formula="of:=[.B93]/[.$B$2]" office:value-type="float" office:value="0.925229763768807" calcext:value-type="float">
            <text:p>0.925229763768807</text:p>
          </table:table-cell>
          <table:table-cell table:formula="of:=-LN([.C93])" office:value-type="float" office:value="0.0777131790506362" calcext:value-type="float">
            <text:p>0.0777131790506362</text:p>
          </table:table-cell>
        </table:table-row>
        <table:table-row table:style-name="ro1">
          <table:table-cell office:value-type="float" office:value="92.035" calcext:value-type="float">
            <text:p>92.035</text:p>
          </table:table-cell>
          <table:table-cell office:value-type="float" office:value="13.5791" calcext:value-type="float">
            <text:p>13.5791</text:p>
          </table:table-cell>
          <table:table-cell table:formula="of:=[.B94]/[.$B$2]" office:value-type="float" office:value="0.924440057185649" calcext:value-type="float">
            <text:p>0.924440057185649</text:p>
          </table:table-cell>
          <table:table-cell table:formula="of:=-LN([.C94])" office:value-type="float" office:value="0.0785670683471951" calcext:value-type="float">
            <text:p>0.0785670683471951</text:p>
          </table:table-cell>
        </table:table-row>
        <table:table-row table:style-name="ro1">
          <table:table-cell office:value-type="float" office:value="93.035" calcext:value-type="float">
            <text:p>93.035</text:p>
          </table:table-cell>
          <table:table-cell office:value-type="float" office:value="13.5669" calcext:value-type="float">
            <text:p>13.5669</text:p>
          </table:table-cell>
          <table:table-cell table:formula="of:=[.B95]/[.$B$2]" office:value-type="float" office:value="0.923609503710259" calcext:value-type="float">
            <text:p>0.923609503710259</text:p>
          </table:table-cell>
          <table:table-cell table:formula="of:=-LN([.C95])" office:value-type="float" office:value="0.0794659116995406" calcext:value-type="float">
            <text:p>0.0794659116995406</text:p>
          </table:table-cell>
        </table:table-row>
        <table:table-row table:style-name="ro1">
          <table:table-cell office:value-type="float" office:value="94.035" calcext:value-type="float">
            <text:p>94.035</text:p>
          </table:table-cell>
          <table:table-cell office:value-type="float" office:value="13.5557" calcext:value-type="float">
            <text:p>13.5557</text:p>
          </table:table-cell>
          <table:table-cell table:formula="of:=[.B96]/[.$B$2]" office:value-type="float" office:value="0.92284702838859" calcext:value-type="float">
            <text:p>0.92284702838859</text:p>
          </table:table-cell>
          <table:table-cell table:formula="of:=-LN([.C96])" office:value-type="float" office:value="0.0802917912713077" calcext:value-type="float">
            <text:p>0.0802917912713077</text:p>
          </table:table-cell>
        </table:table-row>
        <table:table-row table:style-name="ro1">
          <table:table-cell office:value-type="float" office:value="95.035" calcext:value-type="float">
            <text:p>95.035</text:p>
          </table:table-cell>
          <table:table-cell office:value-type="float" office:value="13.5439" calcext:value-type="float">
            <text:p>13.5439</text:p>
          </table:table-cell>
          <table:table-cell table:formula="of:=[.B97]/[.$B$2]" office:value-type="float" office:value="0.922043706174689" calcext:value-type="float">
            <text:p>0.922043706174689</text:p>
          </table:table-cell>
          <table:table-cell table:formula="of:=-LN([.C97])" office:value-type="float" office:value="0.0811626528888784" calcext:value-type="float">
            <text:p>0.0811626528888784</text:p>
          </table:table-cell>
        </table:table-row>
        <table:table-row table:style-name="ro1">
          <table:table-cell office:value-type="float" office:value="96.034" calcext:value-type="float">
            <text:p>96.034</text:p>
          </table:table-cell>
          <table:table-cell office:value-type="float" office:value="13.5327" calcext:value-type="float">
            <text:p>13.5327</text:p>
          </table:table-cell>
          <table:table-cell table:formula="of:=[.B98]/[.$B$2]" office:value-type="float" office:value="0.921281230853019" calcext:value-type="float">
            <text:p>0.921281230853019</text:p>
          </table:table-cell>
          <table:table-cell table:formula="of:=-LN([.C98])" office:value-type="float" office:value="0.0819899355343191" calcext:value-type="float">
            <text:p>0.0819899355343191</text:p>
          </table:table-cell>
        </table:table-row>
        <table:table-row table:style-name="ro1">
          <table:table-cell office:value-type="float" office:value="97.034" calcext:value-type="float">
            <text:p>97.034</text:p>
          </table:table-cell>
          <table:table-cell office:value-type="float" office:value="13.5211" calcext:value-type="float">
            <text:p>13.5211</text:p>
          </table:table-cell>
          <table:table-cell table:formula="of:=[.B99]/[.$B$2]" office:value-type="float" office:value="0.920491524269862" calcext:value-type="float">
            <text:p>0.920491524269862</text:p>
          </table:table-cell>
          <table:table-cell table:formula="of:=-LN([.C99])" office:value-type="float" office:value="0.0828474860973365" calcext:value-type="float">
            <text:p>0.0828474860973365</text:p>
          </table:table-cell>
        </table:table-row>
        <table:table-row table:style-name="ro1">
          <table:table-cell office:value-type="float" office:value="98.035" calcext:value-type="float">
            <text:p>98.035</text:p>
          </table:table-cell>
          <table:table-cell office:value-type="float" office:value="13.5094" calcext:value-type="float">
            <text:p>13.5094</text:p>
          </table:table-cell>
          <table:table-cell table:formula="of:=[.B100]/[.$B$2]" office:value-type="float" office:value="0.919695009871332" calcext:value-type="float">
            <text:p>0.919695009871332</text:p>
          </table:table-cell>
          <table:table-cell table:formula="of:=-LN([.C100])" office:value-type="float" office:value="0.0837131749103946" calcext:value-type="float">
            <text:p>0.0837131749103946</text:p>
          </table:table-cell>
        </table:table-row>
        <table:table-row table:style-name="ro1">
          <table:table-cell office:value-type="float" office:value="99.035" calcext:value-type="float">
            <text:p>99.035</text:p>
          </table:table-cell>
          <table:table-cell office:value-type="float" office:value="13.498" calcext:value-type="float">
            <text:p>13.498</text:p>
          </table:table-cell>
          <table:table-cell table:formula="of:=[.B101]/[.$B$2]" office:value-type="float" office:value="0.918918918918919" calcext:value-type="float">
            <text:p>0.918918918918919</text:p>
          </table:table-cell>
          <table:table-cell table:formula="of:=-LN([.C101])" office:value-type="float" office:value="0.0845573880280631" calcext:value-type="float">
            <text:p>0.0845573880280631</text:p>
          </table:table-cell>
        </table:table-row>
        <table:table-row table:style-name="ro1">
          <table:table-cell office:value-type="float" office:value="100.034" calcext:value-type="float">
            <text:p>100.034</text:p>
          </table:table-cell>
          <table:table-cell office:value-type="float" office:value="13.4856" calcext:value-type="float">
            <text:p>13.4856</text:p>
          </table:table-cell>
          <table:table-cell table:formula="of:=[.B102]/[.$B$2]" office:value-type="float" office:value="0.918074749812785" calcext:value-type="float">
            <text:p>0.918074749812785</text:p>
          </table:table-cell>
          <table:table-cell table:formula="of:=-LN([.C102])" office:value-type="float" office:value="0.0854764648653168" calcext:value-type="float">
            <text:p>0.0854764648653168</text:p>
          </table:table-cell>
        </table:table-row>
        <table:table-row table:style-name="ro1">
          <table:table-cell office:value-type="float" office:value="101.035" calcext:value-type="float">
            <text:p>101.035</text:p>
          </table:table-cell>
          <table:table-cell office:value-type="float" office:value="13.474" calcext:value-type="float">
            <text:p>13.474</text:p>
          </table:table-cell>
          <table:table-cell table:formula="of:=[.B103]/[.$B$2]" office:value-type="float" office:value="0.917285043229628" calcext:value-type="float">
            <text:p>0.917285043229628</text:p>
          </table:table-cell>
          <table:table-cell table:formula="of:=-LN([.C103])" office:value-type="float" office:value="0.0863370118108096" calcext:value-type="float">
            <text:p>0.0863370118108096</text:p>
          </table:table-cell>
        </table:table-row>
        <table:table-row table:style-name="ro1">
          <table:table-cell office:value-type="float" office:value="102.034" calcext:value-type="float">
            <text:p>102.034</text:p>
          </table:table-cell>
          <table:table-cell office:value-type="float" office:value="13.4625" calcext:value-type="float">
            <text:p>13.4625</text:p>
          </table:table-cell>
          <table:table-cell table:formula="of:=[.B104]/[.$B$2]" office:value-type="float" office:value="0.916502144461842" calcext:value-type="float">
            <text:p>0.916502144461842</text:p>
          </table:table-cell>
          <table:table-cell table:formula="of:=-LN([.C104])" office:value-type="float" office:value="0.0871908718667709" calcext:value-type="float">
            <text:p>0.0871908718667709</text:p>
          </table:table-cell>
        </table:table-row>
        <table:table-row table:style-name="ro1">
          <table:table-cell office:value-type="float" office:value="103.034" calcext:value-type="float">
            <text:p>103.034</text:p>
          </table:table-cell>
          <table:table-cell office:value-type="float" office:value="13.4515" calcext:value-type="float">
            <text:p>13.4515</text:p>
          </table:table-cell>
          <table:table-cell table:formula="of:=[.B105]/[.$B$2]" office:value-type="float" office:value="0.915753284770917" calcext:value-type="float">
            <text:p>0.915753284770917</text:p>
          </table:table-cell>
          <table:table-cell table:formula="of:=-LN([.C105])" office:value-type="float" office:value="0.0880082903562181" calcext:value-type="float">
            <text:p>0.0880082903562181</text:p>
          </table:table-cell>
        </table:table-row>
        <table:table-row table:style-name="ro1">
          <table:table-cell office:value-type="float" office:value="104.035" calcext:value-type="float">
            <text:p>104.035</text:p>
          </table:table-cell>
          <table:table-cell office:value-type="float" office:value="13.4395" calcext:value-type="float">
            <text:p>13.4395</text:p>
          </table:table-cell>
          <table:table-cell table:formula="of:=[.B106]/[.$B$2]" office:value-type="float" office:value="0.914936346926271" calcext:value-type="float">
            <text:p>0.914936346926271</text:p>
          </table:table-cell>
          <table:table-cell table:formula="of:=-LN([.C106])" office:value-type="float" office:value="0.0889007823272525" calcext:value-type="float">
            <text:p>0.0889007823272525</text:p>
          </table:table-cell>
        </table:table-row>
        <table:table-row table:style-name="ro1">
          <table:table-cell office:value-type="float" office:value="105.035" calcext:value-type="float">
            <text:p>105.035</text:p>
          </table:table-cell>
          <table:table-cell office:value-type="float" office:value="13.4279" calcext:value-type="float">
            <text:p>13.4279</text:p>
          </table:table-cell>
          <table:table-cell table:formula="of:=[.B107]/[.$B$2]" office:value-type="float" office:value="0.914146640343114" calcext:value-type="float">
            <text:p>0.914146640343114</text:p>
          </table:table-cell>
          <table:table-cell table:formula="of:=-LN([.C107])" office:value-type="float" office:value="0.0897642823846289" calcext:value-type="float">
            <text:p>0.0897642823846289</text:p>
          </table:table-cell>
        </table:table-row>
        <table:table-row table:style-name="ro1">
          <table:table-cell office:value-type="float" office:value="106.034" calcext:value-type="float">
            <text:p>106.034</text:p>
          </table:table-cell>
          <table:table-cell office:value-type="float" office:value="13.4174" calcext:value-type="float">
            <text:p>13.4174</text:p>
          </table:table-cell>
          <table:table-cell table:formula="of:=[.B108]/[.$B$2]" office:value-type="float" office:value="0.913431819729049" calcext:value-type="float">
            <text:p>0.913431819729049</text:p>
          </table:table-cell>
          <table:table-cell table:formula="of:=-LN([.C108])" office:value-type="float" office:value="0.090546542261437" calcext:value-type="float">
            <text:p>0.090546542261437</text:p>
          </table:table-cell>
        </table:table-row>
        <table:table-row table:style-name="ro1">
          <table:table-cell office:value-type="float" office:value="107.034" calcext:value-type="float">
            <text:p>107.034</text:p>
          </table:table-cell>
          <table:table-cell office:value-type="float" office:value="13.4048" calcext:value-type="float">
            <text:p>13.4048</text:p>
          </table:table-cell>
          <table:table-cell table:formula="of:=[.B109]/[.$B$2]" office:value-type="float" office:value="0.912574034992171" calcext:value-type="float">
            <text:p>0.912574034992171</text:p>
          </table:table-cell>
          <table:table-cell table:formula="of:=-LN([.C109])" office:value-type="float" office:value="0.0914860625786991" calcext:value-type="float">
            <text:p>0.0914860625786991</text:p>
          </table:table-cell>
        </table:table-row>
        <table:table-row table:style-name="ro1">
          <table:table-cell office:value-type="float" office:value="108.035" calcext:value-type="float">
            <text:p>108.035</text:p>
          </table:table-cell>
          <table:table-cell office:value-type="float" office:value="13.3944" calcext:value-type="float">
            <text:p>13.3944</text:p>
          </table:table-cell>
          <table:table-cell table:formula="of:=[.B110]/[.$B$2]" office:value-type="float" office:value="0.911866022193478" calcext:value-type="float">
            <text:p>0.911866022193478</text:p>
          </table:table-cell>
          <table:table-cell table:formula="of:=-LN([.C110])" office:value-type="float" office:value="0.0922622051890815" calcext:value-type="float">
            <text:p>0.0922622051890815</text:p>
          </table:table-cell>
        </table:table-row>
        <table:table-row table:style-name="ro1">
          <table:table-cell office:value-type="float" office:value="109.034" calcext:value-type="float">
            <text:p>109.034</text:p>
          </table:table-cell>
          <table:table-cell office:value-type="float" office:value="13.3832" calcext:value-type="float">
            <text:p>13.3832</text:p>
          </table:table-cell>
          <table:table-cell table:formula="of:=[.B111]/[.$B$2]" office:value-type="float" office:value="0.911103546871809" calcext:value-type="float">
            <text:p>0.911103546871809</text:p>
          </table:table-cell>
          <table:table-cell table:formula="of:=-LN([.C111])" office:value-type="float" office:value="0.0930987253143439" calcext:value-type="float">
            <text:p>0.0930987253143439</text:p>
          </table:table-cell>
        </table:table-row>
        <table:table-row table:style-name="ro1">
          <table:table-cell office:value-type="float" office:value="110.034" calcext:value-type="float">
            <text:p>110.034</text:p>
          </table:table-cell>
          <table:table-cell office:value-type="float" office:value="13.373" calcext:value-type="float">
            <text:p>13.373</text:p>
          </table:table-cell>
          <table:table-cell table:formula="of:=[.B112]/[.$B$2]" office:value-type="float" office:value="0.91040914970386" calcext:value-type="float">
            <text:p>0.91040914970386</text:p>
          </table:table-cell>
          <table:table-cell table:formula="of:=-LN([.C112])" office:value-type="float" office:value="0.0938611654586183" calcext:value-type="float">
            <text:p>0.0938611654586183</text:p>
          </table:table-cell>
        </table:table-row>
        <table:table-row table:style-name="ro1">
          <table:table-cell office:value-type="float" office:value="111.035" calcext:value-type="float">
            <text:p>111.035</text:p>
          </table:table-cell>
          <table:table-cell office:value-type="float" office:value="13.3595" calcext:value-type="float">
            <text:p>13.3595</text:p>
          </table:table-cell>
          <table:table-cell table:formula="of:=[.B113]/[.$B$2]" office:value-type="float" office:value="0.909490094628634" calcext:value-type="float">
            <text:p>0.909490094628634</text:p>
          </table:table-cell>
          <table:table-cell table:formula="of:=-LN([.C113])" office:value-type="float" office:value="0.0948711720908171" calcext:value-type="float">
            <text:p>0.0948711720908171</text:p>
          </table:table-cell>
        </table:table-row>
        <table:table-row table:style-name="ro1">
          <table:table-cell office:value-type="float" office:value="112.035" calcext:value-type="float">
            <text:p>112.035</text:p>
          </table:table-cell>
          <table:table-cell office:value-type="float" office:value="13.3465" calcext:value-type="float">
            <text:p>13.3465</text:p>
          </table:table-cell>
          <table:table-cell table:formula="of:=[.B114]/[.$B$2]" office:value-type="float" office:value="0.908605078630268" calcext:value-type="float">
            <text:p>0.908605078630268</text:p>
          </table:table-cell>
          <table:table-cell table:formula="of:=-LN([.C114])" office:value-type="float" office:value="0.0958447361608247" calcext:value-type="float">
            <text:p>0.0958447361608247</text:p>
          </table:table-cell>
        </table:table-row>
        <table:table-row table:style-name="ro1">
          <table:table-cell office:value-type="float" office:value="113.034" calcext:value-type="float">
            <text:p>113.034</text:p>
          </table:table-cell>
          <table:table-cell office:value-type="float" office:value="13.3403" calcext:value-type="float">
            <text:p>13.3403</text:p>
          </table:table-cell>
          <table:table-cell table:formula="of:=[.B115]/[.$B$2]" office:value-type="float" office:value="0.908182994077201" calcext:value-type="float">
            <text:p>0.908182994077201</text:p>
          </table:table-cell>
          <table:table-cell table:formula="of:=-LN([.C115])" office:value-type="float" office:value="0.0963093853590463" calcext:value-type="float">
            <text:p>0.0963093853590463</text:p>
          </table:table-cell>
        </table:table-row>
        <table:table-row table:style-name="ro1">
          <table:table-cell office:value-type="float" office:value="114.035" calcext:value-type="float">
            <text:p>114.035</text:p>
          </table:table-cell>
          <table:table-cell office:value-type="float" office:value="13.3275" calcext:value-type="float">
            <text:p>13.3275</text:p>
          </table:table-cell>
          <table:table-cell table:formula="of:=[.B116]/[.$B$2]" office:value-type="float" office:value="0.907311593709579" calcext:value-type="float">
            <text:p>0.907311593709579</text:p>
          </table:table-cell>
          <table:table-cell table:formula="of:=-LN([.C116])" office:value-type="float" office:value="0.0972693446344988" calcext:value-type="float">
            <text:p>0.0972693446344988</text:p>
          </table:table-cell>
        </table:table-row>
        <table:table-row table:style-name="ro1">
          <table:table-cell office:value-type="float" office:value="115.034" calcext:value-type="float">
            <text:p>115.034</text:p>
          </table:table-cell>
          <table:table-cell office:value-type="float" office:value="13.3154" calcext:value-type="float">
            <text:p>13.3154</text:p>
          </table:table-cell>
          <table:table-cell table:formula="of:=[.B117]/[.$B$2]" office:value-type="float" office:value="0.906487848049561" calcext:value-type="float">
            <text:p>0.906487848049561</text:p>
          </table:table-cell>
          <table:table-cell table:formula="of:=-LN([.C117])" office:value-type="float" office:value="0.0981776542278164" calcext:value-type="float">
            <text:p>0.0981776542278164</text:p>
          </table:table-cell>
        </table:table-row>
        <table:table-row table:style-name="ro1">
          <table:table-cell office:value-type="float" office:value="116.034" calcext:value-type="float">
            <text:p>116.034</text:p>
          </table:table-cell>
          <table:table-cell office:value-type="float" office:value="13.3043" calcext:value-type="float">
            <text:p>13.3043</text:p>
          </table:table-cell>
          <table:table-cell table:formula="of:=[.B118]/[.$B$2]" office:value-type="float" office:value="0.905732180543264" calcext:value-type="float">
            <text:p>0.905732180543264</text:p>
          </table:table-cell>
          <table:table-cell table:formula="of:=-LN([.C118])" office:value-type="float" office:value="0.0990116231037498" calcext:value-type="float">
            <text:p>0.0990116231037498</text:p>
          </table:table-cell>
        </table:table-row>
        <table:table-row table:style-name="ro1">
          <table:table-cell office:value-type="float" office:value="117.034" calcext:value-type="float">
            <text:p>117.034</text:p>
          </table:table-cell>
          <table:table-cell office:value-type="float" office:value="13.293" calcext:value-type="float">
            <text:p>13.293</text:p>
          </table:table-cell>
          <table:table-cell table:formula="of:=[.B119]/[.$B$2]" office:value-type="float" office:value="0.904962897406222" calcext:value-type="float">
            <text:p>0.904962897406222</text:p>
          </table:table-cell>
          <table:table-cell table:formula="of:=-LN([.C119])" office:value-type="float" office:value="0.0998613334638158" calcext:value-type="float">
            <text:p>0.0998613334638158</text:p>
          </table:table-cell>
        </table:table-row>
        <table:table-row table:style-name="ro1">
          <table:table-cell office:value-type="float" office:value="118.034" calcext:value-type="float">
            <text:p>118.034</text:p>
          </table:table-cell>
          <table:table-cell office:value-type="float" office:value="13.2797" calcext:value-type="float">
            <text:p>13.2797</text:p>
          </table:table-cell>
          <table:table-cell table:formula="of:=[.B120]/[.$B$2]" office:value-type="float" office:value="0.90405745796174" calcext:value-type="float">
            <text:p>0.90405745796174</text:p>
          </table:table-cell>
          <table:table-cell table:formula="of:=-LN([.C120])" office:value-type="float" office:value="0.100862360917602" calcext:value-type="float">
            <text:p>0.100862360917602</text:p>
          </table:table-cell>
        </table:table-row>
        <table:table-row table:style-name="ro1">
          <table:table-cell office:value-type="float" office:value="119.035" calcext:value-type="float">
            <text:p>119.035</text:p>
          </table:table-cell>
          <table:table-cell office:value-type="float" office:value="13.2692" calcext:value-type="float">
            <text:p>13.2692</text:p>
          </table:table-cell>
          <table:table-cell table:formula="of:=[.B121]/[.$B$2]" office:value-type="float" office:value="0.903342637347675" calcext:value-type="float">
            <text:p>0.903342637347675</text:p>
          </table:table-cell>
          <table:table-cell table:formula="of:=-LN([.C121])" office:value-type="float" office:value="0.101653354182668" calcext:value-type="float">
            <text:p>0.101653354182668</text:p>
          </table:table-cell>
        </table:table-row>
        <table:table-row table:style-name="ro1">
          <table:table-cell office:value-type="float" office:value="120.035" calcext:value-type="float">
            <text:p>120.035</text:p>
          </table:table-cell>
          <table:table-cell office:value-type="float" office:value="13.2579" calcext:value-type="float">
            <text:p>13.2579</text:p>
          </table:table-cell>
          <table:table-cell table:formula="of:=[.B122]/[.$B$2]" office:value-type="float" office:value="0.902573354210634" calcext:value-type="float">
            <text:p>0.902573354210634</text:p>
          </table:table-cell>
          <table:table-cell table:formula="of:=-LN([.C122])" office:value-type="float" office:value="0.102505313174303" calcext:value-type="float">
            <text:p>0.102505313174303</text:p>
          </table:table-cell>
        </table:table-row>
        <table:table-row table:style-name="ro1">
          <table:table-cell office:value-type="float" office:value="121.034" calcext:value-type="float">
            <text:p>121.034</text:p>
          </table:table-cell>
          <table:table-cell office:value-type="float" office:value="13.2474" calcext:value-type="float">
            <text:p>13.2474</text:p>
          </table:table-cell>
          <table:table-cell table:formula="of:=[.B123]/[.$B$2]" office:value-type="float" office:value="0.901858533596569" calcext:value-type="float">
            <text:p>0.901858533596569</text:p>
          </table:table-cell>
          <table:table-cell table:formula="of:=-LN([.C123])" office:value-type="float" office:value="0.103297607587063" calcext:value-type="float">
            <text:p>0.103297607587063</text:p>
          </table:table-cell>
        </table:table-row>
        <table:table-row table:style-name="ro1">
          <table:table-cell office:value-type="float" office:value="122.035" calcext:value-type="float">
            <text:p>122.035</text:p>
          </table:table-cell>
          <table:table-cell office:value-type="float" office:value="13.2361" calcext:value-type="float">
            <text:p>13.2361</text:p>
          </table:table-cell>
          <table:table-cell table:formula="of:=[.B124]/[.$B$2]" office:value-type="float" office:value="0.901089250459528" calcext:value-type="float">
            <text:p>0.901089250459528</text:p>
          </table:table-cell>
          <table:table-cell table:formula="of:=-LN([.C124])" office:value-type="float" office:value="0.104150969165838" calcext:value-type="float">
            <text:p>0.104150969165838</text:p>
          </table:table-cell>
        </table:table-row>
        <table:table-row table:style-name="ro1">
          <table:table-cell office:value-type="float" office:value="123.034" calcext:value-type="float">
            <text:p>123.034</text:p>
          </table:table-cell>
          <table:table-cell office:value-type="float" office:value="13.2245" calcext:value-type="float">
            <text:p>13.2245</text:p>
          </table:table-cell>
          <table:table-cell table:formula="of:=[.B125]/[.$B$2]" office:value-type="float" office:value="0.90029954387637" calcext:value-type="float">
            <text:p>0.90029954387637</text:p>
          </table:table-cell>
          <table:table-cell table:formula="of:=-LN([.C125])" office:value-type="float" office:value="0.105027744502989" calcext:value-type="float">
            <text:p>0.105027744502989</text:p>
          </table:table-cell>
        </table:table-row>
        <table:table-row table:style-name="ro1">
          <table:table-cell office:value-type="float" office:value="124.035" calcext:value-type="float">
            <text:p>124.035</text:p>
          </table:table-cell>
          <table:table-cell office:value-type="float" office:value="13.2144" calcext:value-type="float">
            <text:p>13.2144</text:p>
          </table:table-cell>
          <table:table-cell table:formula="of:=[.B126]/[.$B$2]" office:value-type="float" office:value="0.899611954523793" calcext:value-type="float">
            <text:p>0.899611954523793</text:p>
          </table:table-cell>
          <table:table-cell table:formula="of:=-LN([.C126])" office:value-type="float" office:value="0.105791770274962" calcext:value-type="float">
            <text:p>0.105791770274962</text:p>
          </table:table-cell>
        </table:table-row>
        <table:table-row table:style-name="ro1">
          <table:table-cell office:value-type="float" office:value="125.035" calcext:value-type="float">
            <text:p>125.035</text:p>
          </table:table-cell>
          <table:table-cell office:value-type="float" office:value="13.2037" calcext:value-type="float">
            <text:p>13.2037</text:p>
          </table:table-cell>
          <table:table-cell table:formula="of:=[.B127]/[.$B$2]" office:value-type="float" office:value="0.898883518278984" calcext:value-type="float">
            <text:p>0.898883518278984</text:p>
          </table:table-cell>
          <table:table-cell table:formula="of:=-LN([.C127])" office:value-type="float" office:value="0.106601821004204" calcext:value-type="float">
            <text:p>0.106601821004204</text:p>
          </table:table-cell>
        </table:table-row>
        <table:table-row table:style-name="ro1">
          <table:table-cell office:value-type="float" office:value="126.035" calcext:value-type="float">
            <text:p>126.035</text:p>
          </table:table-cell>
          <table:table-cell office:value-type="float" office:value="13.1923" calcext:value-type="float">
            <text:p>13.1923</text:p>
          </table:table-cell>
          <table:table-cell table:formula="of:=[.B128]/[.$B$2]" office:value-type="float" office:value="0.898107427326571" calcext:value-type="float">
            <text:p>0.898107427326571</text:p>
          </table:table-cell>
          <table:table-cell table:formula="of:=-LN([.C128])" office:value-type="float" office:value="0.107465588295369" calcext:value-type="float">
            <text:p>0.107465588295369</text:p>
          </table:table-cell>
        </table:table-row>
        <table:table-row table:style-name="ro1">
          <table:table-cell office:value-type="float" office:value="127.035" calcext:value-type="float">
            <text:p>127.035</text:p>
          </table:table-cell>
          <table:table-cell office:value-type="float" office:value="13.1799" calcext:value-type="float">
            <text:p>13.1799</text:p>
          </table:table-cell>
          <table:table-cell table:formula="of:=[.B129]/[.$B$2]" office:value-type="float" office:value="0.897263258220437" calcext:value-type="float">
            <text:p>0.897263258220437</text:p>
          </table:table-cell>
          <table:table-cell table:formula="of:=-LN([.C129])" office:value-type="float" office:value="0.108405972557114" calcext:value-type="float">
            <text:p>0.108405972557114</text:p>
          </table:table-cell>
        </table:table-row>
        <table:table-row table:style-name="ro1">
          <table:table-cell office:value-type="float" office:value="128.034" calcext:value-type="float">
            <text:p>128.034</text:p>
          </table:table-cell>
          <table:table-cell office:value-type="float" office:value="13.1702" calcext:value-type="float">
            <text:p>13.1702</text:p>
          </table:table-cell>
          <table:table-cell table:formula="of:=[.B130]/[.$B$2]" office:value-type="float" office:value="0.896602900129348" calcext:value-type="float">
            <text:p>0.896602900129348</text:p>
          </table:table-cell>
          <table:table-cell table:formula="of:=-LN([.C130])" office:value-type="float" office:value="0.109142212680541" calcext:value-type="float">
            <text:p>0.109142212680541</text:p>
          </table:table-cell>
        </table:table-row>
        <table:table-row table:style-name="ro1">
          <table:table-cell office:value-type="float" office:value="129.035" calcext:value-type="float">
            <text:p>129.035</text:p>
          </table:table-cell>
          <table:table-cell office:value-type="float" office:value="13.1583" calcext:value-type="float">
            <text:p>13.1583</text:p>
          </table:table-cell>
          <table:table-cell table:formula="of:=[.B131]/[.$B$2]" office:value-type="float" office:value="0.895792770100075" calcext:value-type="float">
            <text:p>0.895792770100075</text:p>
          </table:table-cell>
          <table:table-cell table:formula="of:=-LN([.C131])" office:value-type="float" office:value="0.110046176127782" calcext:value-type="float">
            <text:p>0.110046176127782</text:p>
          </table:table-cell>
        </table:table-row>
        <table:table-row table:style-name="ro1">
          <table:table-cell office:value-type="float" office:value="130.034" calcext:value-type="float">
            <text:p>130.034</text:p>
          </table:table-cell>
          <table:table-cell office:value-type="float" office:value="13.1472" calcext:value-type="float">
            <text:p>13.1472</text:p>
          </table:table-cell>
          <table:table-cell table:formula="of:=[.B132]/[.$B$2]" office:value-type="float" office:value="0.895037102593778" calcext:value-type="float">
            <text:p>0.895037102593778</text:p>
          </table:table-cell>
          <table:table-cell table:formula="of:=-LN([.C132])" office:value-type="float" office:value="0.110890106154491" calcext:value-type="float">
            <text:p>0.110890106154491</text:p>
          </table:table-cell>
        </table:table-row>
        <table:table-row table:style-name="ro1">
          <table:table-cell office:value-type="float" office:value="131.035" calcext:value-type="float">
            <text:p>131.035</text:p>
          </table:table-cell>
          <table:table-cell office:value-type="float" office:value="13.1372" calcext:value-type="float">
            <text:p>13.1372</text:p>
          </table:table-cell>
          <table:table-cell table:formula="of:=[.B133]/[.$B$2]" office:value-type="float" office:value="0.894356321056573" calcext:value-type="float">
            <text:p>0.894356321056573</text:p>
          </table:table-cell>
          <table:table-cell table:formula="of:=-LN([.C133])" office:value-type="float" office:value="0.111651013801802" calcext:value-type="float">
            <text:p>0.111651013801802</text:p>
          </table:table-cell>
        </table:table-row>
        <table:table-row table:style-name="ro1">
          <table:table-cell office:value-type="float" office:value="132.034" calcext:value-type="float">
            <text:p>132.034</text:p>
          </table:table-cell>
          <table:table-cell office:value-type="float" office:value="13.1258" calcext:value-type="float">
            <text:p>13.1258</text:p>
          </table:table-cell>
          <table:table-cell table:formula="of:=[.B134]/[.$B$2]" office:value-type="float" office:value="0.89358023010416" calcext:value-type="float">
            <text:p>0.89358023010416</text:p>
          </table:table-cell>
          <table:table-cell table:formula="of:=-LN([.C134])" office:value-type="float" office:value="0.112519155348159" calcext:value-type="float">
            <text:p>0.112519155348159</text:p>
          </table:table-cell>
        </table:table-row>
        <table:table-row table:style-name="ro1">
          <table:table-cell office:value-type="float" office:value="133.035" calcext:value-type="float">
            <text:p>133.035</text:p>
          </table:table-cell>
          <table:table-cell office:value-type="float" office:value="13.1137" calcext:value-type="float">
            <text:p>13.1137</text:p>
          </table:table-cell>
          <table:table-cell table:formula="of:=[.B135]/[.$B$2]" office:value-type="float" office:value="0.892756484444142" calcext:value-type="float">
            <text:p>0.892756484444142</text:p>
          </table:table-cell>
          <table:table-cell table:formula="of:=-LN([.C135])" office:value-type="float" office:value="0.113441429084905" calcext:value-type="float">
            <text:p>0.113441429084905</text:p>
          </table:table-cell>
        </table:table-row>
        <table:table-row table:style-name="ro1">
          <table:table-cell office:value-type="float" office:value="134.034" calcext:value-type="float">
            <text:p>134.034</text:p>
          </table:table-cell>
          <table:table-cell office:value-type="float" office:value="13.1028" calcext:value-type="float">
            <text:p>13.1028</text:p>
          </table:table-cell>
          <table:table-cell table:formula="of:=[.B136]/[.$B$2]" office:value-type="float" office:value="0.892014432568589" calcext:value-type="float">
            <text:p>0.892014432568589</text:p>
          </table:table-cell>
          <table:table-cell table:formula="of:=-LN([.C136])" office:value-type="float" office:value="0.114272966523394" calcext:value-type="float">
            <text:p>0.114272966523394</text:p>
          </table:table-cell>
        </table:table-row>
        <table:table-row table:style-name="ro1">
          <table:table-cell office:value-type="float" office:value="135.035" calcext:value-type="float">
            <text:p>135.035</text:p>
          </table:table-cell>
          <table:table-cell office:value-type="float" office:value="13.0915" calcext:value-type="float">
            <text:p>13.0915</text:p>
          </table:table-cell>
          <table:table-cell table:formula="of:=[.B137]/[.$B$2]" office:value-type="float" office:value="0.891245149431547" calcext:value-type="float">
            <text:p>0.891245149431547</text:p>
          </table:table-cell>
          <table:table-cell table:formula="of:=-LN([.C137])" office:value-type="float" office:value="0.115135749701488" calcext:value-type="float">
            <text:p>0.115135749701488</text:p>
          </table:table-cell>
        </table:table-row>
        <table:table-row table:style-name="ro1">
          <table:table-cell office:value-type="float" office:value="136.034" calcext:value-type="float">
            <text:p>136.034</text:p>
          </table:table-cell>
          <table:table-cell office:value-type="float" office:value="13.0807" calcext:value-type="float">
            <text:p>13.0807</text:p>
          </table:table-cell>
          <table:table-cell table:formula="of:=[.B138]/[.$B$2]" office:value-type="float" office:value="0.890509905371366" calcext:value-type="float">
            <text:p>0.890509905371366</text:p>
          </table:table-cell>
          <table:table-cell table:formula="of:=-LN([.C138])" office:value-type="float" office:value="0.115961052932627" calcext:value-type="float">
            <text:p>0.115961052932627</text:p>
          </table:table-cell>
        </table:table-row>
        <table:table-row table:style-name="ro1">
          <table:table-cell office:value-type="float" office:value="137.035" calcext:value-type="float">
            <text:p>137.035</text:p>
          </table:table-cell>
          <table:table-cell office:value-type="float" office:value="13.0686" calcext:value-type="float">
            <text:p>13.0686</text:p>
          </table:table-cell>
          <table:table-cell table:formula="of:=[.B139]/[.$B$2]" office:value-type="float" office:value="0.889686159711349" calcext:value-type="float">
            <text:p>0.889686159711349</text:p>
          </table:table-cell>
          <table:table-cell table:formula="of:=-LN([.C139])" office:value-type="float" office:value="0.116886507982178" calcext:value-type="float">
            <text:p>0.116886507982178</text:p>
          </table:table-cell>
        </table:table-row>
        <table:table-row table:style-name="ro1">
          <table:table-cell office:value-type="float" office:value="138.034" calcext:value-type="float">
            <text:p>138.034</text:p>
          </table:table-cell>
          <table:table-cell office:value-type="float" office:value="13.0573" calcext:value-type="float">
            <text:p>13.0573</text:p>
          </table:table-cell>
          <table:table-cell table:formula="of:=[.B140]/[.$B$2]" office:value-type="float" office:value="0.888916876574307" calcext:value-type="float">
            <text:p>0.888916876574307</text:p>
          </table:table-cell>
          <table:table-cell table:formula="of:=-LN([.C140])" office:value-type="float" office:value="0.117751550005966" calcext:value-type="float">
            <text:p>0.117751550005966</text:p>
          </table:table-cell>
        </table:table-row>
        <table:table-row table:style-name="ro1">
          <table:table-cell office:value-type="float" office:value="139.035" calcext:value-type="float">
            <text:p>139.035</text:p>
          </table:table-cell>
          <table:table-cell office:value-type="float" office:value="13.0465" calcext:value-type="float">
            <text:p>13.0465</text:p>
          </table:table-cell>
          <table:table-cell table:formula="of:=[.B141]/[.$B$2]" office:value-type="float" office:value="0.888181632514126" calcext:value-type="float">
            <text:p>0.888181632514126</text:p>
          </table:table-cell>
          <table:table-cell table:formula="of:=-LN([.C141])" office:value-type="float" office:value="0.118579015786138" calcext:value-type="float">
            <text:p>0.118579015786138</text:p>
          </table:table-cell>
        </table:table-row>
        <table:table-row table:style-name="ro1">
          <table:table-cell office:value-type="float" office:value="140.034" calcext:value-type="float">
            <text:p>140.034</text:p>
          </table:table-cell>
          <table:table-cell office:value-type="float" office:value="13.0355" calcext:value-type="float">
            <text:p>13.0355</text:p>
          </table:table-cell>
          <table:table-cell table:formula="of:=[.B142]/[.$B$2]" office:value-type="float" office:value="0.887432772823201" calcext:value-type="float">
            <text:p>0.887432772823201</text:p>
          </table:table-cell>
          <table:table-cell table:formula="of:=-LN([.C142])" office:value-type="float" office:value="0.119422509433266" calcext:value-type="float">
            <text:p>0.119422509433266</text:p>
          </table:table-cell>
        </table:table-row>
        <table:table-row table:style-name="ro1">
          <table:table-cell office:value-type="float" office:value="141.035" calcext:value-type="float">
            <text:p>141.035</text:p>
          </table:table-cell>
          <table:table-cell office:value-type="float" office:value="13.0243" calcext:value-type="float">
            <text:p>13.0243</text:p>
          </table:table-cell>
          <table:table-cell table:formula="of:=[.B143]/[.$B$2]" office:value-type="float" office:value="0.886670297501532" calcext:value-type="float">
            <text:p>0.886670297501532</text:p>
          </table:table-cell>
          <table:table-cell table:formula="of:=-LN([.C143])" office:value-type="float" office:value="0.120282070956347" calcext:value-type="float">
            <text:p>0.120282070956347</text:p>
          </table:table-cell>
        </table:table-row>
        <table:table-row table:style-name="ro1">
          <table:table-cell office:value-type="float" office:value="142.034" calcext:value-type="float">
            <text:p>142.034</text:p>
          </table:table-cell>
          <table:table-cell office:value-type="float" office:value="13.0132" calcext:value-type="float">
            <text:p>13.0132</text:p>
          </table:table-cell>
          <table:table-cell table:formula="of:=[.B144]/[.$B$2]" office:value-type="float" office:value="0.885914629995235" calcext:value-type="float">
            <text:p>0.885914629995235</text:p>
          </table:table-cell>
          <table:table-cell table:formula="of:=-LN([.C144])" office:value-type="float" office:value="0.121134687426625" calcext:value-type="float">
            <text:p>0.121134687426625</text:p>
          </table:table-cell>
        </table:table-row>
        <table:table-row table:style-name="ro1">
          <table:table-cell office:value-type="float" office:value="143.035" calcext:value-type="float">
            <text:p>143.035</text:p>
          </table:table-cell>
          <table:table-cell office:value-type="float" office:value="13.0021" calcext:value-type="float">
            <text:p>13.0021</text:p>
          </table:table-cell>
          <table:table-cell table:formula="of:=[.B145]/[.$B$2]" office:value-type="float" office:value="0.885158962488937" calcext:value-type="float">
            <text:p>0.885158962488937</text:p>
          </table:table-cell>
          <table:table-cell table:formula="of:=-LN([.C145])" office:value-type="float" office:value="0.121988031472135" calcext:value-type="float">
            <text:p>0.121988031472135</text:p>
          </table:table-cell>
        </table:table-row>
        <table:table-row table:style-name="ro1">
          <table:table-cell office:value-type="float" office:value="144.035" calcext:value-type="float">
            <text:p>144.035</text:p>
          </table:table-cell>
          <table:table-cell office:value-type="float" office:value="12.9905" calcext:value-type="float">
            <text:p>12.9905</text:p>
          </table:table-cell>
          <table:table-cell table:formula="of:=[.B146]/[.$B$2]" office:value-type="float" office:value="0.88436925590578" calcext:value-type="float">
            <text:p>0.88436925590578</text:p>
          </table:table-cell>
          <table:table-cell table:formula="of:=-LN([.C146])" office:value-type="float" office:value="0.122880593260499" calcext:value-type="float">
            <text:p>0.122880593260499</text:p>
          </table:table-cell>
        </table:table-row>
        <table:table-row table:style-name="ro1">
          <table:table-cell office:value-type="float" office:value="145.035" calcext:value-type="float">
            <text:p>145.035</text:p>
          </table:table-cell>
          <table:table-cell office:value-type="float" office:value="12.9805" calcext:value-type="float">
            <text:p>12.9805</text:p>
          </table:table-cell>
          <table:table-cell table:formula="of:=[.B147]/[.$B$2]" office:value-type="float" office:value="0.883688474368575" calcext:value-type="float">
            <text:p>0.883688474368575</text:p>
          </table:table-cell>
          <table:table-cell table:formula="of:=-LN([.C147])" office:value-type="float" office:value="0.123650683014008" calcext:value-type="float">
            <text:p>0.123650683014008</text:p>
          </table:table-cell>
        </table:table-row>
        <table:table-row table:style-name="ro1">
          <table:table-cell office:value-type="float" office:value="146.034" calcext:value-type="float">
            <text:p>146.034</text:p>
          </table:table-cell>
          <table:table-cell office:value-type="float" office:value="12.9699" calcext:value-type="float">
            <text:p>12.9699</text:p>
          </table:table-cell>
          <table:table-cell table:formula="of:=[.B148]/[.$B$2]" office:value-type="float" office:value="0.882966845939138" calcext:value-type="float">
            <text:p>0.882966845939138</text:p>
          </table:table-cell>
          <table:table-cell table:formula="of:=-LN([.C148])" office:value-type="float" office:value="0.124467626150879" calcext:value-type="float">
            <text:p>0.124467626150879</text:p>
          </table:table-cell>
        </table:table-row>
        <table:table-row table:style-name="ro1">
          <table:table-cell office:value-type="float" office:value="147.035" calcext:value-type="float">
            <text:p>147.035</text:p>
          </table:table-cell>
          <table:table-cell office:value-type="float" office:value="12.9601" calcext:value-type="float">
            <text:p>12.9601</text:p>
          </table:table-cell>
          <table:table-cell table:formula="of:=[.B149]/[.$B$2]" office:value-type="float" office:value="0.882299680032678" calcext:value-type="float">
            <text:p>0.882299680032678</text:p>
          </table:table-cell>
          <table:table-cell table:formula="of:=-LN([.C149])" office:value-type="float" office:value="0.125223507405535" calcext:value-type="float">
            <text:p>0.125223507405535</text:p>
          </table:table-cell>
        </table:table-row>
        <table:table-row table:style-name="ro1">
          <table:table-cell office:value-type="float" office:value="148.034" calcext:value-type="float">
            <text:p>148.034</text:p>
          </table:table-cell>
          <table:table-cell office:value-type="float" office:value="12.9493" calcext:value-type="float">
            <text:p>12.9493</text:p>
          </table:table-cell>
          <table:table-cell table:formula="of:=[.B150]/[.$B$2]" office:value-type="float" office:value="0.881564435972496" calcext:value-type="float">
            <text:p>0.881564435972496</text:p>
          </table:table-cell>
          <table:table-cell table:formula="of:=-LN([.C150])" office:value-type="float" office:value="0.126057181718758" calcext:value-type="float">
            <text:p>0.126057181718758</text:p>
          </table:table-cell>
        </table:table-row>
        <table:table-row table:style-name="ro1">
          <table:table-cell office:value-type="float" office:value="149.034" calcext:value-type="float">
            <text:p>149.034</text:p>
          </table:table-cell>
          <table:table-cell office:value-type="float" office:value="12.9391" calcext:value-type="float">
            <text:p>12.9391</text:p>
          </table:table-cell>
          <table:table-cell table:formula="of:=[.B151]/[.$B$2]" office:value-type="float" office:value="0.880870038804548" calcext:value-type="float">
            <text:p>0.880870038804548</text:p>
          </table:table-cell>
          <table:table-cell table:formula="of:=-LN([.C151])" office:value-type="float" office:value="0.126845179472795" calcext:value-type="float">
            <text:p>0.126845179472795</text:p>
          </table:table-cell>
        </table:table-row>
        <table:table-row table:style-name="ro1">
          <table:table-cell office:value-type="float" office:value="150.035" calcext:value-type="float">
            <text:p>150.035</text:p>
          </table:table-cell>
          <table:table-cell office:value-type="float" office:value="12.929" calcext:value-type="float">
            <text:p>12.929</text:p>
          </table:table-cell>
          <table:table-cell table:formula="of:=[.B152]/[.$B$2]" office:value-type="float" office:value="0.880182449451971" calcext:value-type="float">
            <text:p>0.880182449451971</text:p>
          </table:table-cell>
          <table:table-cell table:formula="of:=-LN([.C152])" office:value-type="float" office:value="0.127626064076862" calcext:value-type="float">
            <text:p>0.127626064076862</text:p>
          </table:table-cell>
        </table:table-row>
        <table:table-row table:style-name="ro1">
          <table:table-cell office:value-type="float" office:value="151.035" calcext:value-type="float">
            <text:p>151.035</text:p>
          </table:table-cell>
          <table:table-cell office:value-type="float" office:value="12.9188" calcext:value-type="float">
            <text:p>12.9188</text:p>
          </table:table-cell>
          <table:table-cell table:formula="of:=[.B153]/[.$B$2]" office:value-type="float" office:value="0.879488052284022" calcext:value-type="float">
            <text:p>0.879488052284022</text:p>
          </table:table-cell>
          <table:table-cell table:formula="of:=-LN([.C153])" office:value-type="float" office:value="0.128415299565333" calcext:value-type="float">
            <text:p>0.128415299565333</text:p>
          </table:table-cell>
        </table:table-row>
        <table:table-row table:style-name="ro1">
          <table:table-cell office:value-type="float" office:value="152.035" calcext:value-type="float">
            <text:p>152.035</text:p>
          </table:table-cell>
          <table:table-cell office:value-type="float" office:value="12.9079" calcext:value-type="float">
            <text:p>12.9079</text:p>
          </table:table-cell>
          <table:table-cell table:formula="of:=[.B154]/[.$B$2]" office:value-type="float" office:value="0.878746000408469" calcext:value-type="float">
            <text:p>0.878746000408469</text:p>
          </table:table-cell>
          <table:table-cell table:formula="of:=-LN([.C154])" office:value-type="float" office:value="0.129259387323132" calcext:value-type="float">
            <text:p>0.129259387323132</text:p>
          </table:table-cell>
        </table:table-row>
        <table:table-row table:style-name="ro1">
          <table:table-cell office:value-type="float" office:value="153.035" calcext:value-type="float">
            <text:p>153.035</text:p>
          </table:table-cell>
          <table:table-cell office:value-type="float" office:value="12.8962" calcext:value-type="float">
            <text:p>12.8962</text:p>
          </table:table-cell>
          <table:table-cell table:formula="of:=[.B155]/[.$B$2]" office:value-type="float" office:value="0.877949486009939" calcext:value-type="float">
            <text:p>0.877949486009939</text:p>
          </table:table-cell>
          <table:table-cell table:formula="of:=-LN([.C155])" office:value-type="float" office:value="0.1301662200204" calcext:value-type="float">
            <text:p>0.1301662200204</text:p>
          </table:table-cell>
        </table:table-row>
        <table:table-row table:style-name="ro1">
          <table:table-cell office:value-type="float" office:value="154.034" calcext:value-type="float">
            <text:p>154.034</text:p>
          </table:table-cell>
          <table:table-cell office:value-type="float" office:value="12.8873" calcext:value-type="float">
            <text:p>12.8873</text:p>
          </table:table-cell>
          <table:table-cell table:formula="of:=[.B156]/[.$B$2]" office:value-type="float" office:value="0.877343590441827" calcext:value-type="float">
            <text:p>0.877343590441827</text:p>
          </table:table-cell>
          <table:table-cell table:formula="of:=-LN([.C156])" office:value-type="float" office:value="0.130856584040295" calcext:value-type="float">
            <text:p>0.130856584040295</text:p>
          </table:table-cell>
        </table:table-row>
        <table:table-row table:style-name="ro1">
          <table:table-cell office:value-type="float" office:value="155.035" calcext:value-type="float">
            <text:p>155.035</text:p>
          </table:table-cell>
          <table:table-cell office:value-type="float" office:value="12.8789" calcext:value-type="float">
            <text:p>12.8789</text:p>
          </table:table-cell>
          <table:table-cell table:formula="of:=[.B157]/[.$B$2]" office:value-type="float" office:value="0.876771733950575" calcext:value-type="float">
            <text:p>0.876771733950575</text:p>
          </table:table-cell>
          <table:table-cell table:formula="of:=-LN([.C157])" office:value-type="float" office:value="0.131508601046884" calcext:value-type="float">
            <text:p>0.131508601046884</text:p>
          </table:table-cell>
        </table:table-row>
        <table:table-row table:style-name="ro1">
          <table:table-cell office:value-type="float" office:value="156.035" calcext:value-type="float">
            <text:p>156.035</text:p>
          </table:table-cell>
          <table:table-cell office:value-type="float" office:value="12.8665" calcext:value-type="float">
            <text:p>12.8665</text:p>
          </table:table-cell>
          <table:table-cell table:formula="of:=[.B158]/[.$B$2]" office:value-type="float" office:value="0.875927564844442" calcext:value-type="float">
            <text:p>0.875927564844442</text:p>
          </table:table-cell>
          <table:table-cell table:formula="of:=-LN([.C158])" office:value-type="float" office:value="0.132471879998374" calcext:value-type="float">
            <text:p>0.132471879998374</text:p>
          </table:table-cell>
        </table:table-row>
        <table:table-row table:style-name="ro1">
          <table:table-cell office:value-type="float" office:value="157.034" calcext:value-type="float">
            <text:p>157.034</text:p>
          </table:table-cell>
          <table:table-cell office:value-type="float" office:value="12.8544" calcext:value-type="float">
            <text:p>12.8544</text:p>
          </table:table-cell>
          <table:table-cell table:formula="of:=[.B159]/[.$B$2]" office:value-type="float" office:value="0.875103819184424" calcext:value-type="float">
            <text:p>0.875103819184424</text:p>
          </table:table-cell>
          <table:table-cell table:formula="of:=-LN([.C159])" office:value-type="float" office:value="0.133412749166452" calcext:value-type="float">
            <text:p>0.133412749166452</text:p>
          </table:table-cell>
        </table:table-row>
        <table:table-row table:style-name="ro1">
          <table:table-cell office:value-type="float" office:value="158.034" calcext:value-type="float">
            <text:p>158.034</text:p>
          </table:table-cell>
          <table:table-cell office:value-type="float" office:value="12.8458" calcext:value-type="float">
            <text:p>12.8458</text:p>
          </table:table-cell>
          <table:table-cell table:formula="of:=[.B160]/[.$B$2]" office:value-type="float" office:value="0.874518347062428" calcext:value-type="float">
            <text:p>0.874518347062428</text:p>
          </table:table-cell>
          <table:table-cell table:formula="of:=-LN([.C160])" office:value-type="float" office:value="0.134082004683607" calcext:value-type="float">
            <text:p>0.134082004683607</text:p>
          </table:table-cell>
        </table:table-row>
        <table:table-row table:style-name="ro1">
          <table:table-cell office:value-type="float" office:value="159.034" calcext:value-type="float">
            <text:p>159.034</text:p>
          </table:table-cell>
          <table:table-cell office:value-type="float" office:value="12.8351" calcext:value-type="float">
            <text:p>12.8351</text:p>
          </table:table-cell>
          <table:table-cell table:formula="of:=[.B161]/[.$B$2]" office:value-type="float" office:value="0.873789910817619" calcext:value-type="float">
            <text:p>0.873789910817619</text:p>
          </table:table-cell>
          <table:table-cell table:formula="of:=-LN([.C161])" office:value-type="float" office:value="0.134915308860577" calcext:value-type="float">
            <text:p>0.134915308860577</text:p>
          </table:table-cell>
        </table:table-row>
        <table:table-row table:style-name="ro1">
          <table:table-cell office:value-type="float" office:value="160.034" calcext:value-type="float">
            <text:p>160.034</text:p>
          </table:table-cell>
          <table:table-cell office:value-type="float" office:value="12.8238" calcext:value-type="float">
            <text:p>12.8238</text:p>
          </table:table-cell>
          <table:table-cell table:formula="of:=[.B162]/[.$B$2]" office:value-type="float" office:value="0.873020627680577" calcext:value-type="float">
            <text:p>0.873020627680577</text:p>
          </table:table-cell>
          <table:table-cell table:formula="of:=-LN([.C162])" office:value-type="float" office:value="0.135796094921595" calcext:value-type="float">
            <text:p>0.135796094921595</text:p>
          </table:table-cell>
        </table:table-row>
        <table:table-row table:style-name="ro1">
          <table:table-cell office:value-type="float" office:value="161.035" calcext:value-type="float">
            <text:p>161.035</text:p>
          </table:table-cell>
          <table:table-cell office:value-type="float" office:value="12.8137" calcext:value-type="float">
            <text:p>12.8137</text:p>
          </table:table-cell>
          <table:table-cell table:formula="of:=[.B163]/[.$B$2]" office:value-type="float" office:value="0.872333038328001" calcext:value-type="float">
            <text:p>0.872333038328001</text:p>
          </table:table-cell>
          <table:table-cell table:formula="of:=-LN([.C163])" office:value-type="float" office:value="0.136584003299752" calcext:value-type="float">
            <text:p>0.136584003299752</text:p>
          </table:table-cell>
        </table:table-row>
        <table:table-row table:style-name="ro1">
          <table:table-cell office:value-type="float" office:value="162.034" calcext:value-type="float">
            <text:p>162.034</text:p>
          </table:table-cell>
          <table:table-cell office:value-type="float" office:value="12.8036" calcext:value-type="float">
            <text:p>12.8036</text:p>
          </table:table-cell>
          <table:table-cell table:formula="of:=[.B164]/[.$B$2]" office:value-type="float" office:value="0.871645448975424" calcext:value-type="float">
            <text:p>0.871645448975424</text:p>
          </table:table-cell>
          <table:table-cell table:formula="of:=-LN([.C164])" office:value-type="float" office:value="0.137372532967073" calcext:value-type="float">
            <text:p>0.137372532967073</text:p>
          </table:table-cell>
        </table:table-row>
        <table:table-row table:style-name="ro1">
          <table:table-cell office:value-type="float" office:value="163.035" calcext:value-type="float">
            <text:p>163.035</text:p>
          </table:table-cell>
          <table:table-cell office:value-type="float" office:value="12.792" calcext:value-type="float">
            <text:p>12.792</text:p>
          </table:table-cell>
          <table:table-cell table:formula="of:=[.B165]/[.$B$2]" office:value-type="float" office:value="0.870855742392266" calcext:value-type="float">
            <text:p>0.870855742392266</text:p>
          </table:table-cell>
          <table:table-cell table:formula="of:=-LN([.C165])" office:value-type="float" office:value="0.138278938817625" calcext:value-type="float">
            <text:p>0.138278938817625</text:p>
          </table:table-cell>
        </table:table-row>
        <table:table-row table:style-name="ro1">
          <table:table-cell office:value-type="float" office:value="164.034" calcext:value-type="float">
            <text:p>164.034</text:p>
          </table:table-cell>
          <table:table-cell office:value-type="float" office:value="12.7809" calcext:value-type="float">
            <text:p>12.7809</text:p>
          </table:table-cell>
          <table:table-cell table:formula="of:=[.B166]/[.$B$2]" office:value-type="float" office:value="0.870100074885969" calcext:value-type="float">
            <text:p>0.870100074885969</text:p>
          </table:table-cell>
          <table:table-cell table:formula="of:=-LN([.C166])" office:value-type="float" office:value="0.139147045344228" calcext:value-type="float">
            <text:p>0.139147045344228</text:p>
          </table:table-cell>
        </table:table-row>
        <table:table-row table:style-name="ro1">
          <table:table-cell office:value-type="float" office:value="165.035" calcext:value-type="float">
            <text:p>165.035</text:p>
          </table:table-cell>
          <table:table-cell office:value-type="float" office:value="12.7712" calcext:value-type="float">
            <text:p>12.7712</text:p>
          </table:table-cell>
          <table:table-cell table:formula="of:=[.B167]/[.$B$2]" office:value-type="float" office:value="0.869439716794881" calcext:value-type="float">
            <text:p>0.869439716794881</text:p>
          </table:table-cell>
          <table:table-cell table:formula="of:=-LN([.C167])" office:value-type="float" office:value="0.139906278477" calcext:value-type="float">
            <text:p>0.139906278477</text:p>
          </table:table-cell>
        </table:table-row>
        <table:table-row table:style-name="ro1">
          <table:table-cell office:value-type="float" office:value="166.034" calcext:value-type="float">
            <text:p>166.034</text:p>
          </table:table-cell>
          <table:table-cell office:value-type="float" office:value="12.7601" calcext:value-type="float">
            <text:p>12.7601</text:p>
          </table:table-cell>
          <table:table-cell table:formula="of:=[.B168]/[.$B$2]" office:value-type="float" office:value="0.868684049288583" calcext:value-type="float">
            <text:p>0.868684049288583</text:p>
          </table:table-cell>
          <table:table-cell table:formula="of:=-LN([.C168])" office:value-type="float" office:value="0.140775799472748" calcext:value-type="float">
            <text:p>0.140775799472748</text:p>
          </table:table-cell>
        </table:table-row>
        <table:table-row table:style-name="ro1">
          <table:table-cell office:value-type="float" office:value="167.034" calcext:value-type="float">
            <text:p>167.034</text:p>
          </table:table-cell>
          <table:table-cell office:value-type="float" office:value="12.7503" calcext:value-type="float">
            <text:p>12.7503</text:p>
          </table:table-cell>
          <table:table-cell table:formula="of:=[.B169]/[.$B$2]" office:value-type="float" office:value="0.868016883382123" calcext:value-type="float">
            <text:p>0.868016883382123</text:p>
          </table:table-cell>
          <table:table-cell table:formula="of:=-LN([.C169])" office:value-type="float" office:value="0.14154411360989" calcext:value-type="float">
            <text:p>0.14154411360989</text:p>
          </table:table-cell>
        </table:table-row>
        <table:table-row table:style-name="ro1">
          <table:table-cell office:value-type="float" office:value="168.035" calcext:value-type="float">
            <text:p>168.035</text:p>
          </table:table-cell>
          <table:table-cell office:value-type="float" office:value="12.7402" calcext:value-type="float">
            <text:p>12.7402</text:p>
          </table:table-cell>
          <table:table-cell table:formula="of:=[.B170]/[.$B$2]" office:value-type="float" office:value="0.867329294029546" calcext:value-type="float">
            <text:p>0.867329294029546</text:p>
          </table:table-cell>
          <table:table-cell table:formula="of:=-LN([.C170])" office:value-type="float" office:value="0.142336565741355" calcext:value-type="float">
            <text:p>0.142336565741355</text:p>
          </table:table-cell>
        </table:table-row>
        <table:table-row table:style-name="ro1">
          <table:table-cell office:value-type="float" office:value="169.034" calcext:value-type="float">
            <text:p>169.034</text:p>
          </table:table-cell>
          <table:table-cell office:value-type="float" office:value="12.7284" calcext:value-type="float">
            <text:p>12.7284</text:p>
          </table:table-cell>
          <table:table-cell table:formula="of:=[.B171]/[.$B$2]" office:value-type="float" office:value="0.866525971815644" calcext:value-type="float">
            <text:p>0.866525971815644</text:p>
          </table:table-cell>
          <table:table-cell table:formula="of:=-LN([.C171])" office:value-type="float" office:value="0.14326319703199" calcext:value-type="float">
            <text:p>0.14326319703199</text:p>
          </table:table-cell>
        </table:table-row>
        <table:table-row table:style-name="ro1">
          <table:table-cell office:value-type="float" office:value="170.034" calcext:value-type="float">
            <text:p>170.034</text:p>
          </table:table-cell>
          <table:table-cell office:value-type="float" office:value="12.7187" calcext:value-type="float">
            <text:p>12.7187</text:p>
          </table:table-cell>
          <table:table-cell table:formula="of:=[.B172]/[.$B$2]" office:value-type="float" office:value="0.865865613724556" calcext:value-type="float">
            <text:p>0.865865613724556</text:p>
          </table:table-cell>
          <table:table-cell table:formula="of:=-LN([.C172])" office:value-type="float" office:value="0.144025562918068" calcext:value-type="float">
            <text:p>0.144025562918068</text:p>
          </table:table-cell>
        </table:table-row>
        <table:table-row table:style-name="ro1">
          <table:table-cell office:value-type="float" office:value="171.035" calcext:value-type="float">
            <text:p>171.035</text:p>
          </table:table-cell>
          <table:table-cell office:value-type="float" office:value="12.7087" calcext:value-type="float">
            <text:p>12.7087</text:p>
          </table:table-cell>
          <table:table-cell table:formula="of:=[.B173]/[.$B$2]" office:value-type="float" office:value="0.865184832187351" calcext:value-type="float">
            <text:p>0.865184832187351</text:p>
          </table:table-cell>
          <table:table-cell table:formula="of:=-LN([.C173])" office:value-type="float" office:value="0.14481211604702" calcext:value-type="float">
            <text:p>0.14481211604702</text:p>
          </table:table-cell>
        </table:table-row>
        <table:table-row table:style-name="ro1">
          <table:table-cell office:value-type="float" office:value="172.034" calcext:value-type="float">
            <text:p>172.034</text:p>
          </table:table-cell>
          <table:table-cell office:value-type="float" office:value="12.698" calcext:value-type="float">
            <text:p>12.698</text:p>
          </table:table-cell>
          <table:table-cell table:formula="of:=[.B174]/[.$B$2]" office:value-type="float" office:value="0.864456395942542" calcext:value-type="float">
            <text:p>0.864456395942542</text:p>
          </table:table-cell>
          <table:table-cell table:formula="of:=-LN([.C174])" office:value-type="float" office:value="0.14565441360102" calcext:value-type="float">
            <text:p>0.14565441360102</text:p>
          </table:table-cell>
        </table:table-row>
        <table:table-row table:style-name="ro1">
          <table:table-cell office:value-type="float" office:value="173.035" calcext:value-type="float">
            <text:p>173.035</text:p>
          </table:table-cell>
          <table:table-cell office:value-type="float" office:value="12.6886" calcext:value-type="float">
            <text:p>12.6886</text:p>
          </table:table-cell>
          <table:table-cell table:formula="of:=[.B175]/[.$B$2]" office:value-type="float" office:value="0.86381646129757" calcext:value-type="float">
            <text:p>0.86381646129757</text:p>
          </table:table-cell>
          <table:table-cell table:formula="of:=-LN([.C175])" office:value-type="float" office:value="0.146394961798068" calcext:value-type="float">
            <text:p>0.146394961798068</text:p>
          </table:table-cell>
        </table:table-row>
        <table:table-row table:style-name="ro1">
          <table:table-cell office:value-type="float" office:value="174.034" calcext:value-type="float">
            <text:p>174.034</text:p>
          </table:table-cell>
          <table:table-cell office:value-type="float" office:value="12.6776" calcext:value-type="float">
            <text:p>12.6776</text:p>
          </table:table-cell>
          <table:table-cell table:formula="of:=[.B176]/[.$B$2]" office:value-type="float" office:value="0.863067601606644" calcext:value-type="float">
            <text:p>0.863067601606644</text:p>
          </table:table-cell>
          <table:table-cell table:formula="of:=-LN([.C176])" office:value-type="float" office:value="0.147262257702816" calcext:value-type="float">
            <text:p>0.147262257702816</text:p>
          </table:table-cell>
        </table:table-row>
        <table:table-row table:style-name="ro1">
          <table:table-cell office:value-type="float" office:value="175.034" calcext:value-type="float">
            <text:p>175.034</text:p>
          </table:table-cell>
          <table:table-cell office:value-type="float" office:value="12.6667" calcext:value-type="float">
            <text:p>12.6667</text:p>
          </table:table-cell>
          <table:table-cell table:formula="of:=[.B177]/[.$B$2]" office:value-type="float" office:value="0.862325549731091" calcext:value-type="float">
            <text:p>0.862325549731091</text:p>
          </table:table-cell>
          <table:table-cell table:formula="of:=-LN([.C177])" office:value-type="float" office:value="0.148122411715517" calcext:value-type="float">
            <text:p>0.148122411715517</text:p>
          </table:table-cell>
        </table:table-row>
        <table:table-row table:style-name="ro1">
          <table:table-cell office:value-type="float" office:value="176.034" calcext:value-type="float">
            <text:p>176.034</text:p>
          </table:table-cell>
          <table:table-cell office:value-type="float" office:value="12.6563" calcext:value-type="float">
            <text:p>12.6563</text:p>
          </table:table-cell>
          <table:table-cell table:formula="of:=[.B178]/[.$B$2]" office:value-type="float" office:value="0.861617536932398" calcext:value-type="float">
            <text:p>0.861617536932398</text:p>
          </table:table-cell>
          <table:table-cell table:formula="of:=-LN([.C178])" office:value-type="float" office:value="0.148943799432985" calcext:value-type="float">
            <text:p>0.148943799432985</text:p>
          </table:table-cell>
        </table:table-row>
        <table:table-row table:style-name="ro1">
          <table:table-cell office:value-type="float" office:value="177.035" calcext:value-type="float">
            <text:p>177.035</text:p>
          </table:table-cell>
          <table:table-cell office:value-type="float" office:value="12.6459" calcext:value-type="float">
            <text:p>12.6459</text:p>
          </table:table-cell>
          <table:table-cell table:formula="of:=[.B179]/[.$B$2]" office:value-type="float" office:value="0.860909524133706" calcext:value-type="float">
            <text:p>0.860909524133706</text:p>
          </table:table-cell>
          <table:table-cell table:formula="of:=-LN([.C179])" office:value-type="float" office:value="0.149765862382901" calcext:value-type="float">
            <text:p>0.149765862382901</text:p>
          </table:table-cell>
        </table:table-row>
        <table:table-row table:style-name="ro1">
          <table:table-cell office:value-type="float" office:value="178.034" calcext:value-type="float">
            <text:p>178.034</text:p>
          </table:table-cell>
          <table:table-cell office:value-type="float" office:value="12.6348" calcext:value-type="float">
            <text:p>12.6348</text:p>
          </table:table-cell>
          <table:table-cell table:formula="of:=[.B180]/[.$B$2]" office:value-type="float" office:value="0.860153856627408" calcext:value-type="float">
            <text:p>0.860153856627408</text:p>
          </table:table-cell>
          <table:table-cell table:formula="of:=-LN([.C180])" office:value-type="float" office:value="0.150644002680701" calcext:value-type="float">
            <text:p>0.150644002680701</text:p>
          </table:table-cell>
        </table:table-row>
        <table:table-row table:style-name="ro1">
          <table:table-cell office:value-type="float" office:value="179.034" calcext:value-type="float">
            <text:p>179.034</text:p>
          </table:table-cell>
          <table:table-cell office:value-type="float" office:value="12.6256" calcext:value-type="float">
            <text:p>12.6256</text:p>
          </table:table-cell>
          <table:table-cell table:formula="of:=[.B181]/[.$B$2]" office:value-type="float" office:value="0.85952753761318" calcext:value-type="float">
            <text:p>0.85952753761318</text:p>
          </table:table-cell>
          <table:table-cell table:formula="of:=-LN([.C181])" office:value-type="float" office:value="0.151372415564644" calcext:value-type="float">
            <text:p>0.151372415564644</text:p>
          </table:table-cell>
        </table:table-row>
        <table:table-row table:style-name="ro1">
          <table:table-cell office:value-type="float" office:value="180.035" calcext:value-type="float">
            <text:p>180.035</text:p>
          </table:table-cell>
          <table:table-cell office:value-type="float" office:value="12.6146" calcext:value-type="float">
            <text:p>12.6146</text:p>
          </table:table-cell>
          <table:table-cell table:formula="of:=[.B182]/[.$B$2]" office:value-type="float" office:value="0.858778677922255" calcext:value-type="float">
            <text:p>0.858778677922255</text:p>
          </table:table-cell>
          <table:table-cell table:formula="of:=-LN([.C182])" office:value-type="float" office:value="0.152244041042764" calcext:value-type="float">
            <text:p>0.152244041042764</text:p>
          </table:table-cell>
        </table:table-row>
        <table:table-row table:style-name="ro1">
          <table:table-cell office:value-type="float" office:value="181.034" calcext:value-type="float">
            <text:p>181.034</text:p>
          </table:table-cell>
          <table:table-cell office:value-type="float" office:value="12.604" calcext:value-type="float">
            <text:p>12.604</text:p>
          </table:table-cell>
          <table:table-cell table:formula="of:=[.B183]/[.$B$2]" office:value-type="float" office:value="0.858057049492818" calcext:value-type="float">
            <text:p>0.858057049492818</text:p>
          </table:table-cell>
          <table:table-cell table:formula="of:=-LN([.C183])" office:value-type="float" office:value="0.15308469045425" calcext:value-type="float">
            <text:p>0.15308469045425</text:p>
          </table:table-cell>
        </table:table-row>
        <table:table-row table:style-name="ro1">
          <table:table-cell office:value-type="float" office:value="182.035" calcext:value-type="float">
            <text:p>182.035</text:p>
          </table:table-cell>
          <table:table-cell office:value-type="float" office:value="12.5931" calcext:value-type="float">
            <text:p>12.5931</text:p>
          </table:table-cell>
          <table:table-cell table:formula="of:=[.B184]/[.$B$2]" office:value-type="float" office:value="0.857314997617265" calcext:value-type="float">
            <text:p>0.857314997617265</text:p>
          </table:table-cell>
          <table:table-cell table:formula="of:=-LN([.C184])" office:value-type="float" office:value="0.153949869437539" calcext:value-type="float">
            <text:p>0.153949869437539</text:p>
          </table:table-cell>
        </table:table-row>
        <table:table-row table:style-name="ro1">
          <table:table-cell office:value-type="float" office:value="183.034" calcext:value-type="float">
            <text:p>183.034</text:p>
          </table:table-cell>
          <table:table-cell office:value-type="float" office:value="12.5827" calcext:value-type="float">
            <text:p>12.5827</text:p>
          </table:table-cell>
          <table:table-cell table:formula="of:=[.B185]/[.$B$2]" office:value-type="float" office:value="0.856606984818572" calcext:value-type="float">
            <text:p>0.856606984818572</text:p>
          </table:table-cell>
          <table:table-cell table:formula="of:=-LN([.C185])" office:value-type="float" office:value="0.154776059714835" calcext:value-type="float">
            <text:p>0.154776059714835</text:p>
          </table:table-cell>
        </table:table-row>
        <table:table-row table:style-name="ro1">
          <table:table-cell office:value-type="float" office:value="184.034" calcext:value-type="float">
            <text:p>184.034</text:p>
          </table:table-cell>
          <table:table-cell office:value-type="float" office:value="12.5727" calcext:value-type="float">
            <text:p>12.5727</text:p>
          </table:table-cell>
          <table:table-cell table:formula="of:=[.B186]/[.$B$2]" office:value-type="float" office:value="0.855926203281367" calcext:value-type="float">
            <text:p>0.855926203281367</text:p>
          </table:table-cell>
          <table:table-cell table:formula="of:=-LN([.C186])" office:value-type="float" office:value="0.155571117676686" calcext:value-type="float">
            <text:p>0.155571117676686</text:p>
          </table:table-cell>
        </table:table-row>
        <table:table-row table:style-name="ro1">
          <table:table-cell office:value-type="float" office:value="185.034" calcext:value-type="float">
            <text:p>185.034</text:p>
          </table:table-cell>
          <table:table-cell office:value-type="float" office:value="12.5617" calcext:value-type="float">
            <text:p>12.5617</text:p>
          </table:table-cell>
          <table:table-cell table:formula="of:=[.B187]/[.$B$2]" office:value-type="float" office:value="0.855177343590442" calcext:value-type="float">
            <text:p>0.855177343590442</text:p>
          </table:table-cell>
          <table:table-cell table:formula="of:=-LN([.C187])" office:value-type="float" office:value="0.156446412149782" calcext:value-type="float">
            <text:p>0.156446412149782</text:p>
          </table:table-cell>
        </table:table-row>
        <table:table-row table:style-name="ro1">
          <table:table-cell office:value-type="float" office:value="186.035" calcext:value-type="float">
            <text:p>186.035</text:p>
          </table:table-cell>
          <table:table-cell office:value-type="float" office:value="12.5516" calcext:value-type="float">
            <text:p>12.5516</text:p>
          </table:table-cell>
          <table:table-cell table:formula="of:=[.B188]/[.$B$2]" office:value-type="float" office:value="0.854489754237865" calcext:value-type="float">
            <text:p>0.854489754237865</text:p>
          </table:table-cell>
          <table:table-cell table:formula="of:=-LN([.C188])" office:value-type="float" office:value="0.157250766857809" calcext:value-type="float">
            <text:p>0.157250766857809</text:p>
          </table:table-cell>
        </table:table-row>
        <table:table-row table:style-name="ro1">
          <table:table-cell office:value-type="float" office:value="187.034" calcext:value-type="float">
            <text:p>187.034</text:p>
          </table:table-cell>
          <table:table-cell office:value-type="float" office:value="12.5409" calcext:value-type="float">
            <text:p>12.5409</text:p>
          </table:table-cell>
          <table:table-cell table:formula="of:=[.B189]/[.$B$2]" office:value-type="float" office:value="0.853761317993056" calcext:value-type="float">
            <text:p>0.853761317993056</text:p>
          </table:table-cell>
          <table:table-cell table:formula="of:=-LN([.C189])" office:value-type="float" office:value="0.158103611384942" calcext:value-type="float">
            <text:p>0.158103611384942</text:p>
          </table:table-cell>
        </table:table-row>
        <table:table-row table:style-name="ro1">
          <table:table-cell office:value-type="float" office:value="188.035" calcext:value-type="float">
            <text:p>188.035</text:p>
          </table:table-cell>
          <table:table-cell office:value-type="float" office:value="12.5299" calcext:value-type="float">
            <text:p>12.5299</text:p>
          </table:table-cell>
          <table:table-cell table:formula="of:=[.B190]/[.$B$2]" office:value-type="float" office:value="0.853012458302131" calcext:value-type="float">
            <text:p>0.853012458302131</text:p>
          </table:table-cell>
          <table:table-cell table:formula="of:=-LN([.C190])" office:value-type="float" office:value="0.158981126319118" calcext:value-type="float">
            <text:p>0.158981126319118</text:p>
          </table:table-cell>
        </table:table-row>
        <table:table-row table:style-name="ro1">
          <table:table-cell office:value-type="float" office:value="189.034" calcext:value-type="float">
            <text:p>189.034</text:p>
          </table:table-cell>
          <table:table-cell office:value-type="float" office:value="12.5209" calcext:value-type="float">
            <text:p>12.5209</text:p>
          </table:table-cell>
          <table:table-cell table:formula="of:=[.B191]/[.$B$2]" office:value-type="float" office:value="0.852399754918647" calcext:value-type="float">
            <text:p>0.852399754918647</text:p>
          </table:table-cell>
          <table:table-cell table:formula="of:=-LN([.C191])" office:value-type="float" office:value="0.159699666276902" calcext:value-type="float">
            <text:p>0.159699666276902</text:p>
          </table:table-cell>
        </table:table-row>
        <table:table-row table:style-name="ro1">
          <table:table-cell office:value-type="float" office:value="190.034" calcext:value-type="float">
            <text:p>190.034</text:p>
          </table:table-cell>
          <table:table-cell office:value-type="float" office:value="12.51" calcext:value-type="float">
            <text:p>12.51</text:p>
          </table:table-cell>
          <table:table-cell table:formula="of:=[.B192]/[.$B$2]" office:value-type="float" office:value="0.851657703043093" calcext:value-type="float">
            <text:p>0.851657703043093</text:p>
          </table:table-cell>
          <table:table-cell table:formula="of:=-LN([.C192])" office:value-type="float" office:value="0.160570589870458" calcext:value-type="float">
            <text:p>0.160570589870458</text:p>
          </table:table-cell>
        </table:table-row>
        <table:table-row table:style-name="ro1">
          <table:table-cell office:value-type="float" office:value="191.034" calcext:value-type="float">
            <text:p>191.034</text:p>
          </table:table-cell>
          <table:table-cell office:value-type="float" office:value="12.5002" calcext:value-type="float">
            <text:p>12.5002</text:p>
          </table:table-cell>
          <table:table-cell table:formula="of:=[.B193]/[.$B$2]" office:value-type="float" office:value="0.850990537136633" calcext:value-type="float">
            <text:p>0.850990537136633</text:p>
          </table:table-cell>
          <table:table-cell table:formula="of:=-LN([.C193])" office:value-type="float" office:value="0.161354270169021" calcext:value-type="float">
            <text:p>0.161354270169021</text:p>
          </table:table-cell>
        </table:table-row>
        <table:table-row table:style-name="ro1">
          <table:table-cell office:value-type="float" office:value="192.034" calcext:value-type="float">
            <text:p>192.034</text:p>
          </table:table-cell>
          <table:table-cell office:value-type="float" office:value="12.4893" calcext:value-type="float">
            <text:p>12.4893</text:p>
          </table:table-cell>
          <table:table-cell table:formula="of:=[.B194]/[.$B$2]" office:value-type="float" office:value="0.85024848526108" calcext:value-type="float">
            <text:p>0.85024848526108</text:p>
          </table:table-cell>
          <table:table-cell table:formula="of:=-LN([.C194])" office:value-type="float" office:value="0.162226636618231" calcext:value-type="float">
            <text:p>0.162226636618231</text:p>
          </table:table-cell>
        </table:table-row>
        <table:table-row table:style-name="ro1">
          <table:table-cell office:value-type="float" office:value="193.035" calcext:value-type="float">
            <text:p>193.035</text:p>
          </table:table-cell>
          <table:table-cell office:value-type="float" office:value="12.4796" calcext:value-type="float">
            <text:p>12.4796</text:p>
          </table:table-cell>
          <table:table-cell table:formula="of:=[.B195]/[.$B$2]" office:value-type="float" office:value="0.849588127169991" calcext:value-type="float">
            <text:p>0.849588127169991</text:p>
          </table:table-cell>
          <table:table-cell table:formula="of:=-LN([.C195])" office:value-type="float" office:value="0.163003603203701" calcext:value-type="float">
            <text:p>0.163003603203701</text:p>
          </table:table-cell>
        </table:table-row>
        <table:table-row table:style-name="ro1">
          <table:table-cell office:value-type="float" office:value="194.034" calcext:value-type="float">
            <text:p>194.034</text:p>
          </table:table-cell>
          <table:table-cell office:value-type="float" office:value="12.47" calcext:value-type="float">
            <text:p>12.47</text:p>
          </table:table-cell>
          <table:table-cell table:formula="of:=[.B196]/[.$B$2]" office:value-type="float" office:value="0.848934576894275" calcext:value-type="float">
            <text:p>0.848934576894275</text:p>
          </table:table-cell>
          <table:table-cell table:formula="of:=-LN([.C196])" office:value-type="float" office:value="0.163773154657333" calcext:value-type="float">
            <text:p>0.163773154657333</text:p>
          </table:table-cell>
        </table:table-row>
        <table:table-row table:style-name="ro1">
          <table:table-cell office:value-type="float" office:value="195.034" calcext:value-type="float">
            <text:p>195.034</text:p>
          </table:table-cell>
          <table:table-cell office:value-type="float" office:value="12.4595" calcext:value-type="float">
            <text:p>12.4595</text:p>
          </table:table-cell>
          <table:table-cell table:formula="of:=[.B197]/[.$B$2]" office:value-type="float" office:value="0.84821975628021" calcext:value-type="float">
            <text:p>0.84821975628021</text:p>
          </table:table-cell>
          <table:table-cell table:formula="of:=-LN([.C197])" office:value-type="float" office:value="0.164615530206052" calcext:value-type="float">
            <text:p>0.164615530206052</text:p>
          </table:table-cell>
        </table:table-row>
        <table:table-row table:style-name="ro1">
          <table:table-cell office:value-type="float" office:value="196.034" calcext:value-type="float">
            <text:p>196.034</text:p>
          </table:table-cell>
          <table:table-cell office:value-type="float" office:value="12.4493" calcext:value-type="float">
            <text:p>12.4493</text:p>
          </table:table-cell>
          <table:table-cell table:formula="of:=[.B198]/[.$B$2]" office:value-type="float" office:value="0.847525359112261" calcext:value-type="float">
            <text:p>0.847525359112261</text:p>
          </table:table-cell>
          <table:table-cell table:formula="of:=-LN([.C198])" office:value-type="float" office:value="0.165434517918839" calcext:value-type="float">
            <text:p>0.165434517918839</text:p>
          </table:table-cell>
        </table:table-row>
        <table:table-row table:style-name="ro1">
          <table:table-cell office:value-type="float" office:value="197.034" calcext:value-type="float">
            <text:p>197.034</text:p>
          </table:table-cell>
          <table:table-cell office:value-type="float" office:value="12.4396" calcext:value-type="float">
            <text:p>12.4396</text:p>
          </table:table-cell>
          <table:table-cell table:formula="of:=[.B199]/[.$B$2]" office:value-type="float" office:value="0.846865001021172" calcext:value-type="float">
            <text:p>0.846865001021172</text:p>
          </table:table-cell>
          <table:table-cell table:formula="of:=-LN([.C199])" office:value-type="float" office:value="0.166213981896042" calcext:value-type="float">
            <text:p>0.166213981896042</text:p>
          </table:table-cell>
        </table:table-row>
        <table:table-row table:style-name="ro1">
          <table:table-cell office:value-type="float" office:value="198.035" calcext:value-type="float">
            <text:p>198.035</text:p>
          </table:table-cell>
          <table:table-cell office:value-type="float" office:value="12.4283" calcext:value-type="float">
            <text:p>12.4283</text:p>
          </table:table-cell>
          <table:table-cell table:formula="of:=[.B200]/[.$B$2]" office:value-type="float" office:value="0.846095717884131" calcext:value-type="float">
            <text:p>0.846095717884131</text:p>
          </table:table-cell>
          <table:table-cell table:formula="of:=-LN([.C200])" office:value-type="float" office:value="0.167122784068943" calcext:value-type="float">
            <text:p>0.167122784068943</text:p>
          </table:table-cell>
        </table:table-row>
        <table:table-row table:style-name="ro1">
          <table:table-cell office:value-type="float" office:value="199.035" calcext:value-type="float">
            <text:p>199.035</text:p>
          </table:table-cell>
          <table:table-cell office:value-type="float" office:value="12.418" calcext:value-type="float">
            <text:p>12.418</text:p>
          </table:table-cell>
          <table:table-cell table:formula="of:=[.B201]/[.$B$2]" office:value-type="float" office:value="0.84539451290081" calcext:value-type="float">
            <text:p>0.84539451290081</text:p>
          </table:table-cell>
          <table:table-cell table:formula="of:=-LN([.C201])" office:value-type="float" office:value="0.167951881406577" calcext:value-type="float">
            <text:p>0.167951881406577</text:p>
          </table:table-cell>
        </table:table-row>
        <table:table-row table:style-name="ro1">
          <table:table-cell office:value-type="float" office:value="200.035" calcext:value-type="float">
            <text:p>200.035</text:p>
          </table:table-cell>
          <table:table-cell office:value-type="float" office:value="12.4089" calcext:value-type="float">
            <text:p>12.4089</text:p>
          </table:table-cell>
          <table:table-cell table:formula="of:=[.B202]/[.$B$2]" office:value-type="float" office:value="0.844775001701954" calcext:value-type="float">
            <text:p>0.844775001701954</text:p>
          </table:table-cell>
          <table:table-cell table:formula="of:=-LN([.C202])" office:value-type="float" office:value="0.168684957256363" calcext:value-type="float">
            <text:p>0.168684957256363</text:p>
          </table:table-cell>
        </table:table-row>
        <table:table-row table:style-name="ro1">
          <table:table-cell office:value-type="float" office:value="201.034" calcext:value-type="float">
            <text:p>201.034</text:p>
          </table:table-cell>
          <table:table-cell office:value-type="float" office:value="12.3983" calcext:value-type="float">
            <text:p>12.3983</text:p>
          </table:table-cell>
          <table:table-cell table:formula="of:=[.B203]/[.$B$2]" office:value-type="float" office:value="0.844053373272517" calcext:value-type="float">
            <text:p>0.844053373272517</text:p>
          </table:table-cell>
          <table:table-cell table:formula="of:=-LN([.C203])" office:value-type="float" office:value="0.169539547911102" calcext:value-type="float">
            <text:p>0.169539547911102</text:p>
          </table:table-cell>
        </table:table-row>
        <table:table-row table:style-name="ro1">
          <table:table-cell office:value-type="float" office:value="202.035" calcext:value-type="float">
            <text:p>202.035</text:p>
          </table:table-cell>
          <table:table-cell office:value-type="float" office:value="12.3882" calcext:value-type="float">
            <text:p>12.3882</text:p>
          </table:table-cell>
          <table:table-cell table:formula="of:=[.B204]/[.$B$2]" office:value-type="float" office:value="0.84336578391994" calcext:value-type="float">
            <text:p>0.84336578391994</text:p>
          </table:table-cell>
          <table:table-cell table:formula="of:=-LN([.C204])" office:value-type="float" office:value="0.170354507712526" calcext:value-type="float">
            <text:p>0.170354507712526</text:p>
          </table:table-cell>
        </table:table-row>
        <table:table-row table:style-name="ro1">
          <table:table-cell office:value-type="float" office:value="203.035" calcext:value-type="float">
            <text:p>203.035</text:p>
          </table:table-cell>
          <table:table-cell office:value-type="float" office:value="12.3771" calcext:value-type="float">
            <text:p>12.3771</text:p>
          </table:table-cell>
          <table:table-cell table:formula="of:=[.B205]/[.$B$2]" office:value-type="float" office:value="0.842610116413643" calcext:value-type="float">
            <text:p>0.842610116413643</text:p>
          </table:table-cell>
          <table:table-cell table:formula="of:=-LN([.C205])" office:value-type="float" office:value="0.171250923321729" calcext:value-type="float">
            <text:p>0.171250923321729</text:p>
          </table:table-cell>
        </table:table-row>
        <table:table-row table:style-name="ro1">
          <table:table-cell office:value-type="float" office:value="204.034" calcext:value-type="float">
            <text:p>204.034</text:p>
          </table:table-cell>
          <table:table-cell office:value-type="float" office:value="12.3667" calcext:value-type="float">
            <text:p>12.3667</text:p>
          </table:table-cell>
          <table:table-cell table:formula="of:=[.B206]/[.$B$2]" office:value-type="float" office:value="0.84190210361495" calcext:value-type="float">
            <text:p>0.84190210361495</text:p>
          </table:table-cell>
          <table:table-cell table:formula="of:=-LN([.C206])" office:value-type="float" office:value="0.172091537989841" calcext:value-type="float">
            <text:p>0.172091537989841</text:p>
          </table:table-cell>
        </table:table-row>
        <table:table-row table:style-name="ro1">
          <table:table-cell office:value-type="float" office:value="205.034" calcext:value-type="float">
            <text:p>205.034</text:p>
          </table:table-cell>
          <table:table-cell office:value-type="float" office:value="12.357" calcext:value-type="float">
            <text:p>12.357</text:p>
          </table:table-cell>
          <table:table-cell table:formula="of:=[.B207]/[.$B$2]" office:value-type="float" office:value="0.841241745523861" calcext:value-type="float">
            <text:p>0.841241745523861</text:p>
          </table:table-cell>
          <table:table-cell table:formula="of:=-LN([.C207])" office:value-type="float" office:value="0.172876210227225" calcext:value-type="float">
            <text:p>0.172876210227225</text:p>
          </table:table-cell>
        </table:table-row>
        <table:table-row table:style-name="ro1">
          <table:table-cell office:value-type="float" office:value="206.035" calcext:value-type="float">
            <text:p>206.035</text:p>
          </table:table-cell>
          <table:table-cell office:value-type="float" office:value="12.3465" calcext:value-type="float">
            <text:p>12.3465</text:p>
          </table:table-cell>
          <table:table-cell table:formula="of:=[.B208]/[.$B$2]" office:value-type="float" office:value="0.840526924909797" calcext:value-type="float">
            <text:p>0.840526924909797</text:p>
          </table:table-cell>
          <table:table-cell table:formula="of:=-LN([.C208])" office:value-type="float" office:value="0.173726292250606" calcext:value-type="float">
            <text:p>0.173726292250606</text:p>
          </table:table-cell>
        </table:table-row>
        <table:table-row table:style-name="ro1">
          <table:table-cell office:value-type="float" office:value="207.035" calcext:value-type="float">
            <text:p>207.035</text:p>
          </table:table-cell>
          <table:table-cell office:value-type="float" office:value="12.3361" calcext:value-type="float">
            <text:p>12.3361</text:p>
          </table:table-cell>
          <table:table-cell table:formula="of:=[.B209]/[.$B$2]" office:value-type="float" office:value="0.839818912111104" calcext:value-type="float">
            <text:p>0.839818912111104</text:p>
          </table:table-cell>
          <table:table-cell table:formula="of:=-LN([.C209])" office:value-type="float" office:value="0.174568991205778" calcext:value-type="float">
            <text:p>0.174568991205778</text:p>
          </table:table-cell>
        </table:table-row>
        <table:table-row table:style-name="ro1">
          <table:table-cell office:value-type="float" office:value="208.034" calcext:value-type="float">
            <text:p>208.034</text:p>
          </table:table-cell>
          <table:table-cell office:value-type="float" office:value="12.3253" calcext:value-type="float">
            <text:p>12.3253</text:p>
          </table:table-cell>
          <table:table-cell table:formula="of:=[.B210]/[.$B$2]" office:value-type="float" office:value="0.839083668050923" calcext:value-type="float">
            <text:p>0.839083668050923</text:p>
          </table:table-cell>
          <table:table-cell table:formula="of:=-LN([.C210])" office:value-type="float" office:value="0.175444853945965" calcext:value-type="float">
            <text:p>0.175444853945965</text:p>
          </table:table-cell>
        </table:table-row>
        <table:table-row table:style-name="ro1">
          <table:table-cell office:value-type="float" office:value="209.034" calcext:value-type="float">
            <text:p>209.034</text:p>
          </table:table-cell>
          <table:table-cell office:value-type="float" office:value="12.3151" calcext:value-type="float">
            <text:p>12.3151</text:p>
          </table:table-cell>
          <table:table-cell table:formula="of:=[.B211]/[.$B$2]" office:value-type="float" office:value="0.838389270882974" calcext:value-type="float">
            <text:p>0.838389270882974</text:p>
          </table:table-cell>
          <table:table-cell table:formula="of:=-LN([.C211])" office:value-type="float" office:value="0.176272762631101" calcext:value-type="float">
            <text:p>0.176272762631101</text:p>
          </table:table-cell>
        </table:table-row>
        <table:table-row table:style-name="ro1">
          <table:table-cell office:value-type="float" office:value="210.035" calcext:value-type="float">
            <text:p>210.035</text:p>
          </table:table-cell>
          <table:table-cell office:value-type="float" office:value="12.3052" calcext:value-type="float">
            <text:p>12.3052</text:p>
          </table:table-cell>
          <table:table-cell table:formula="of:=[.B212]/[.$B$2]" office:value-type="float" office:value="0.837715297161141" calcext:value-type="float">
            <text:p>0.837715297161141</text:p>
          </table:table-cell>
          <table:table-cell table:formula="of:=-LN([.C212])" office:value-type="float" office:value="0.177076977082881" calcext:value-type="float">
            <text:p>0.177076977082881</text:p>
          </table:table-cell>
        </table:table-row>
        <table:table-row table:style-name="ro1">
          <table:table-cell office:value-type="float" office:value="211.035" calcext:value-type="float">
            <text:p>211.035</text:p>
          </table:table-cell>
          <table:table-cell office:value-type="float" office:value="12.295" calcext:value-type="float">
            <text:p>12.295</text:p>
          </table:table-cell>
          <table:table-cell table:formula="of:=[.B213]/[.$B$2]" office:value-type="float" office:value="0.837020899993192" calcext:value-type="float">
            <text:p>0.837020899993192</text:p>
          </table:table-cell>
          <table:table-cell table:formula="of:=-LN([.C213])" office:value-type="float" office:value="0.177906238681122" calcext:value-type="float">
            <text:p>0.177906238681122</text:p>
          </table:table-cell>
        </table:table-row>
        <table:table-row table:style-name="ro1">
          <table:table-cell office:value-type="float" office:value="212.034" calcext:value-type="float">
            <text:p>212.034</text:p>
          </table:table-cell>
          <table:table-cell office:value-type="float" office:value="12.2846" calcext:value-type="float">
            <text:p>12.2846</text:p>
          </table:table-cell>
          <table:table-cell table:formula="of:=[.B214]/[.$B$2]" office:value-type="float" office:value="0.836312887194499" calcext:value-type="float">
            <text:p>0.836312887194499</text:p>
          </table:table-cell>
          <table:table-cell table:formula="of:=-LN([.C214])" office:value-type="float" office:value="0.178752468938785" calcext:value-type="float">
            <text:p>0.178752468938785</text:p>
          </table:table-cell>
        </table:table-row>
        <table:table-row table:style-name="ro1">
          <table:table-cell office:value-type="float" office:value="213.035" calcext:value-type="float">
            <text:p>213.035</text:p>
          </table:table-cell>
          <table:table-cell office:value-type="float" office:value="12.274" calcext:value-type="float">
            <text:p>12.274</text:p>
          </table:table-cell>
          <table:table-cell table:formula="of:=[.B215]/[.$B$2]" office:value-type="float" office:value="0.835591258765062" calcext:value-type="float">
            <text:p>0.835591258765062</text:p>
          </table:table-cell>
          <table:table-cell table:formula="of:=-LN([.C215])" office:value-type="float" office:value="0.179615710382373" calcext:value-type="float">
            <text:p>0.179615710382373</text:p>
          </table:table-cell>
        </table:table-row>
        <table:table-row table:style-name="ro1">
          <table:table-cell office:value-type="float" office:value="214.035" calcext:value-type="float">
            <text:p>214.035</text:p>
          </table:table-cell>
          <table:table-cell office:value-type="float" office:value="12.264" calcext:value-type="float">
            <text:p>12.264</text:p>
          </table:table-cell>
          <table:table-cell table:formula="of:=[.B216]/[.$B$2]" office:value-type="float" office:value="0.834910477227858" calcext:value-type="float">
            <text:p>0.834910477227858</text:p>
          </table:table-cell>
          <table:table-cell table:formula="of:=-LN([.C216])" office:value-type="float" office:value="0.180430772779765" calcext:value-type="float">
            <text:p>0.180430772779765</text:p>
          </table:table-cell>
        </table:table-row>
        <table:table-row table:style-name="ro1">
          <table:table-cell office:value-type="float" office:value="215.034" calcext:value-type="float">
            <text:p>215.034</text:p>
          </table:table-cell>
          <table:table-cell office:value-type="float" office:value="12.2533" calcext:value-type="float">
            <text:p>12.2533</text:p>
          </table:table-cell>
          <table:table-cell table:formula="of:=[.B217]/[.$B$2]" office:value-type="float" office:value="0.834182040983049" calcext:value-type="float">
            <text:p>0.834182040983049</text:p>
          </table:table-cell>
          <table:table-cell table:formula="of:=-LN([.C217])" office:value-type="float" office:value="0.181303625881806" calcext:value-type="float">
            <text:p>0.181303625881806</text:p>
          </table:table-cell>
        </table:table-row>
        <table:table-row table:style-name="ro1">
          <table:table-cell office:value-type="float" office:value="216.034" calcext:value-type="float">
            <text:p>216.034</text:p>
          </table:table-cell>
          <table:table-cell office:value-type="float" office:value="12.2431" calcext:value-type="float">
            <text:p>12.2431</text:p>
          </table:table-cell>
          <table:table-cell table:formula="of:=[.B218]/[.$B$2]" office:value-type="float" office:value="0.8334876438151" calcext:value-type="float">
            <text:p>0.8334876438151</text:p>
          </table:table-cell>
          <table:table-cell table:formula="of:=-LN([.C218])" office:value-type="float" office:value="0.182136401358161" calcext:value-type="float">
            <text:p>0.182136401358161</text:p>
          </table:table-cell>
        </table:table-row>
        <table:table-row table:style-name="ro1">
          <table:table-cell office:value-type="float" office:value="217.035" calcext:value-type="float">
            <text:p>217.035</text:p>
          </table:table-cell>
          <table:table-cell office:value-type="float" office:value="12.232" calcext:value-type="float">
            <text:p>12.232</text:p>
          </table:table-cell>
          <table:table-cell table:formula="of:=[.B219]/[.$B$2]" office:value-type="float" office:value="0.832731976308803" calcext:value-type="float">
            <text:p>0.832731976308803</text:p>
          </table:table-cell>
          <table:table-cell table:formula="of:=-LN([.C219])" office:value-type="float" office:value="0.183043445722517" calcext:value-type="float">
            <text:p>0.183043445722517</text:p>
          </table:table-cell>
        </table:table-row>
        <table:table-row table:style-name="ro1">
          <table:table-cell office:value-type="float" office:value="218.035" calcext:value-type="float">
            <text:p>218.035</text:p>
          </table:table-cell>
          <table:table-cell office:value-type="float" office:value="12.2235" calcext:value-type="float">
            <text:p>12.2235</text:p>
          </table:table-cell>
          <table:table-cell table:formula="of:=[.B220]/[.$B$2]" office:value-type="float" office:value="0.832153312002179" calcext:value-type="float">
            <text:p>0.832153312002179</text:p>
          </table:table-cell>
          <table:table-cell table:formula="of:=-LN([.C220])" office:value-type="float" office:value="0.183738585903031" calcext:value-type="float">
            <text:p>0.183738585903031</text:p>
          </table:table-cell>
        </table:table-row>
        <table:table-row table:style-name="ro1">
          <table:table-cell office:value-type="float" office:value="219.034" calcext:value-type="float">
            <text:p>219.034</text:p>
          </table:table-cell>
          <table:table-cell office:value-type="float" office:value="12.2136" calcext:value-type="float">
            <text:p>12.2136</text:p>
          </table:table-cell>
          <table:table-cell table:formula="of:=[.B221]/[.$B$2]" office:value-type="float" office:value="0.831479338280346" calcext:value-type="float">
            <text:p>0.831479338280346</text:p>
          </table:table-cell>
          <table:table-cell table:formula="of:=-LN([.C221])" office:value-type="float" office:value="0.184548829388682" calcext:value-type="float">
            <text:p>0.184548829388682</text:p>
          </table:table-cell>
        </table:table-row>
        <table:table-row table:style-name="ro1">
          <table:table-cell office:value-type="float" office:value="220.035" calcext:value-type="float">
            <text:p>220.035</text:p>
          </table:table-cell>
          <table:table-cell office:value-type="float" office:value="12.202" calcext:value-type="float">
            <text:p>12.202</text:p>
          </table:table-cell>
          <table:table-cell table:formula="of:=[.B222]/[.$B$2]" office:value-type="float" office:value="0.830689631697188" calcext:value-type="float">
            <text:p>0.830689631697188</text:p>
          </table:table-cell>
          <table:table-cell table:formula="of:=-LN([.C222])" office:value-type="float" office:value="0.185499041619617" calcext:value-type="float">
            <text:p>0.185499041619617</text:p>
          </table:table-cell>
        </table:table-row>
        <table:table-row table:style-name="ro1">
          <table:table-cell office:value-type="float" office:value="221.034" calcext:value-type="float">
            <text:p>221.034</text:p>
          </table:table-cell>
          <table:table-cell office:value-type="float" office:value="12.1923" calcext:value-type="float">
            <text:p>12.1923</text:p>
          </table:table-cell>
          <table:table-cell table:formula="of:=[.B223]/[.$B$2]" office:value-type="float" office:value="0.8300292736061" calcext:value-type="float">
            <text:p>0.8300292736061</text:p>
          </table:table-cell>
          <table:table-cell table:formula="of:=-LN([.C223])" office:value-type="float" office:value="0.186294309408505" calcext:value-type="float">
            <text:p>0.186294309408505</text:p>
          </table:table-cell>
        </table:table-row>
        <table:table-row table:style-name="ro1">
          <table:table-cell office:value-type="float" office:value="222.035" calcext:value-type="float">
            <text:p>222.035</text:p>
          </table:table-cell>
          <table:table-cell office:value-type="float" office:value="12.1813" calcext:value-type="float">
            <text:p>12.1813</text:p>
          </table:table-cell>
          <table:table-cell table:formula="of:=[.B224]/[.$B$2]" office:value-type="float" office:value="0.829280413915175" calcext:value-type="float">
            <text:p>0.829280413915175</text:p>
          </table:table-cell>
          <table:table-cell table:formula="of:=-LN([.C224])" office:value-type="float" office:value="0.187196925414907" calcext:value-type="float">
            <text:p>0.187196925414907</text:p>
          </table:table-cell>
        </table:table-row>
        <table:table-row table:style-name="ro1">
          <table:table-cell office:value-type="float" office:value="223.035" calcext:value-type="float">
            <text:p>223.035</text:p>
          </table:table-cell>
          <table:table-cell office:value-type="float" office:value="12.1719" calcext:value-type="float">
            <text:p>12.1719</text:p>
          </table:table-cell>
          <table:table-cell table:formula="of:=[.B225]/[.$B$2]" office:value-type="float" office:value="0.828640479270202" calcext:value-type="float">
            <text:p>0.828640479270202</text:p>
          </table:table-cell>
          <table:table-cell table:formula="of:=-LN([.C225])" office:value-type="float" office:value="0.187968897925035" calcext:value-type="float">
            <text:p>0.187968897925035</text:p>
          </table:table-cell>
        </table:table-row>
        <table:table-row table:style-name="ro1">
          <table:table-cell office:value-type="float" office:value="224.034" calcext:value-type="float">
            <text:p>224.034</text:p>
          </table:table-cell>
          <table:table-cell office:value-type="float" office:value="12.1608" calcext:value-type="float">
            <text:p>12.1608</text:p>
          </table:table-cell>
          <table:table-cell table:formula="of:=[.B226]/[.$B$2]" office:value-type="float" office:value="0.827884811763905" calcext:value-type="float">
            <text:p>0.827884811763905</text:p>
          </table:table-cell>
          <table:table-cell table:formula="of:=-LN([.C226])" office:value-type="float" office:value="0.188881250501605" calcext:value-type="float">
            <text:p>0.188881250501605</text:p>
          </table:table-cell>
        </table:table-row>
        <table:table-row table:style-name="ro1">
          <table:table-cell office:value-type="float" office:value="225.034" calcext:value-type="float">
            <text:p>225.034</text:p>
          </table:table-cell>
          <table:table-cell office:value-type="float" office:value="12.1524" calcext:value-type="float">
            <text:p>12.1524</text:p>
          </table:table-cell>
          <table:table-cell table:formula="of:=[.B227]/[.$B$2]" office:value-type="float" office:value="0.827312955272653" calcext:value-type="float">
            <text:p>0.827312955272653</text:p>
          </table:table-cell>
          <table:table-cell table:formula="of:=-LN([.C227])" office:value-type="float" office:value="0.189572233205175" calcext:value-type="float">
            <text:p>0.189572233205175</text:p>
          </table:table-cell>
        </table:table-row>
        <table:table-row table:style-name="ro1">
          <table:table-cell office:value-type="float" office:value="226.035" calcext:value-type="float">
            <text:p>226.035</text:p>
          </table:table-cell>
          <table:table-cell office:value-type="float" office:value="12.1408" calcext:value-type="float">
            <text:p>12.1408</text:p>
          </table:table-cell>
          <table:table-cell table:formula="of:=[.B228]/[.$B$2]" office:value-type="float" office:value="0.826523248689496" calcext:value-type="float">
            <text:p>0.826523248689496</text:p>
          </table:table-cell>
          <table:table-cell table:formula="of:=-LN([.C228])" office:value-type="float" office:value="0.190527233030774" calcext:value-type="float">
            <text:p>0.190527233030774</text:p>
          </table:table-cell>
        </table:table-row>
        <table:table-row table:style-name="ro1">
          <table:table-cell office:value-type="float" office:value="227.035" calcext:value-type="float">
            <text:p>227.035</text:p>
          </table:table-cell>
          <table:table-cell office:value-type="float" office:value="12.1303" calcext:value-type="float">
            <text:p>12.1303</text:p>
          </table:table-cell>
          <table:table-cell table:formula="of:=[.B229]/[.$B$2]" office:value-type="float" office:value="0.825808428075431" calcext:value-type="float">
            <text:p>0.825808428075431</text:p>
          </table:table-cell>
          <table:table-cell table:formula="of:=-LN([.C229])" office:value-type="float" office:value="0.191392459629902" calcext:value-type="float">
            <text:p>0.191392459629902</text:p>
          </table:table-cell>
        </table:table-row>
        <table:table-row table:style-name="ro1">
          <table:table-cell office:value-type="float" office:value="228.034" calcext:value-type="float">
            <text:p>228.034</text:p>
          </table:table-cell>
          <table:table-cell office:value-type="float" office:value="12.1197" calcext:value-type="float">
            <text:p>12.1197</text:p>
          </table:table-cell>
          <table:table-cell table:formula="of:=[.B230]/[.$B$2]" office:value-type="float" office:value="0.825086799645994" calcext:value-type="float">
            <text:p>0.825086799645994</text:p>
          </table:table-cell>
          <table:table-cell table:formula="of:=-LN([.C230])" office:value-type="float" office:value="0.192266686489704" calcext:value-type="float">
            <text:p>0.192266686489704</text:p>
          </table:table-cell>
        </table:table-row>
        <table:table-row table:style-name="ro1">
          <table:table-cell office:value-type="float" office:value="229.034" calcext:value-type="float">
            <text:p>229.034</text:p>
          </table:table-cell>
          <table:table-cell office:value-type="float" office:value="12.1094" calcext:value-type="float">
            <text:p>12.1094</text:p>
          </table:table-cell>
          <table:table-cell table:formula="of:=[.B231]/[.$B$2]" office:value-type="float" office:value="0.824385594662673" calcext:value-type="float">
            <text:p>0.824385594662673</text:p>
          </table:table-cell>
          <table:table-cell table:formula="of:=-LN([.C231])" office:value-type="float" office:value="0.193116903841605" calcext:value-type="float">
            <text:p>0.193116903841605</text:p>
          </table:table-cell>
        </table:table-row>
        <table:table-row table:style-name="ro1">
          <table:table-cell office:value-type="float" office:value="230.035" calcext:value-type="float">
            <text:p>230.035</text:p>
          </table:table-cell>
          <table:table-cell office:value-type="float" office:value="12.1001" calcext:value-type="float">
            <text:p>12.1001</text:p>
          </table:table-cell>
          <table:table-cell table:formula="of:=[.B232]/[.$B$2]" office:value-type="float" office:value="0.823752467833072" calcext:value-type="float">
            <text:p>0.823752467833072</text:p>
          </table:table-cell>
          <table:table-cell table:formula="of:=-LN([.C232])" office:value-type="float" office:value="0.193885197317923" calcext:value-type="float">
            <text:p>0.193885197317923</text:p>
          </table:table-cell>
        </table:table-row>
        <table:table-row table:style-name="ro1">
          <table:table-cell office:value-type="float" office:value="231.035" calcext:value-type="float">
            <text:p>231.035</text:p>
          </table:table-cell>
          <table:table-cell office:value-type="float" office:value="12.0901" calcext:value-type="float">
            <text:p>12.0901</text:p>
          </table:table-cell>
          <table:table-cell table:formula="of:=[.B233]/[.$B$2]" office:value-type="float" office:value="0.823071686295868" calcext:value-type="float">
            <text:p>0.823071686295868</text:p>
          </table:table-cell>
          <table:table-cell table:formula="of:=-LN([.C233])" office:value-type="float" office:value="0.19471197845819" calcext:value-type="float">
            <text:p>0.19471197845819</text:p>
          </table:table-cell>
        </table:table-row>
        <table:table-row table:style-name="ro1">
          <table:table-cell office:value-type="float" office:value="232.034" calcext:value-type="float">
            <text:p>232.034</text:p>
          </table:table-cell>
          <table:table-cell office:value-type="float" office:value="12.0797" calcext:value-type="float">
            <text:p>12.0797</text:p>
          </table:table-cell>
          <table:table-cell table:formula="of:=[.B234]/[.$B$2]" office:value-type="float" office:value="0.822363673497175" calcext:value-type="float">
            <text:p>0.822363673497175</text:p>
          </table:table-cell>
          <table:table-cell table:formula="of:=-LN([.C234])" office:value-type="float" office:value="0.195572556588075" calcext:value-type="float">
            <text:p>0.195572556588075</text:p>
          </table:table-cell>
        </table:table-row>
        <table:table-row table:style-name="ro1">
          <table:table-cell office:value-type="float" office:value="233.035" calcext:value-type="float">
            <text:p>233.035</text:p>
          </table:table-cell>
          <table:table-cell office:value-type="float" office:value="12.07" calcext:value-type="float">
            <text:p>12.07</text:p>
          </table:table-cell>
          <table:table-cell table:formula="of:=[.B235]/[.$B$2]" office:value-type="float" office:value="0.821703315406086" calcext:value-type="float">
            <text:p>0.821703315406086</text:p>
          </table:table-cell>
          <table:table-cell table:formula="of:=-LN([.C235])" office:value-type="float" office:value="0.196375879239838" calcext:value-type="float">
            <text:p>0.196375879239838</text:p>
          </table:table-cell>
        </table:table-row>
        <table:table-row table:style-name="ro1">
          <table:table-cell office:value-type="float" office:value="234.034" calcext:value-type="float">
            <text:p>234.034</text:p>
          </table:table-cell>
          <table:table-cell office:value-type="float" office:value="12.0601" calcext:value-type="float">
            <text:p>12.0601</text:p>
          </table:table-cell>
          <table:table-cell table:formula="of:=[.B236]/[.$B$2]" office:value-type="float" office:value="0.821029341684254" calcext:value-type="float">
            <text:p>0.821029341684254</text:p>
          </table:table-cell>
          <table:table-cell table:formula="of:=-LN([.C236])" office:value-type="float" office:value="0.197196431210652" calcext:value-type="float">
            <text:p>0.197196431210652</text:p>
          </table:table-cell>
        </table:table-row>
        <table:table-row table:style-name="ro1">
          <table:table-cell office:value-type="float" office:value="235.034" calcext:value-type="float">
            <text:p>235.034</text:p>
          </table:table-cell>
          <table:table-cell office:value-type="float" office:value="12.0508" calcext:value-type="float">
            <text:p>12.0508</text:p>
          </table:table-cell>
          <table:table-cell table:formula="of:=[.B237]/[.$B$2]" office:value-type="float" office:value="0.820396214854653" calcext:value-type="float">
            <text:p>0.820396214854653</text:p>
          </table:table-cell>
          <table:table-cell table:formula="of:=-LN([.C237])" office:value-type="float" office:value="0.197967866574841" calcext:value-type="float">
            <text:p>0.197967866574841</text:p>
          </table:table-cell>
        </table:table-row>
        <table:table-row table:style-name="ro1">
          <table:table-cell office:value-type="float" office:value="236.035" calcext:value-type="float">
            <text:p>236.035</text:p>
          </table:table-cell>
          <table:table-cell office:value-type="float" office:value="12.0401" calcext:value-type="float">
            <text:p>12.0401</text:p>
          </table:table-cell>
          <table:table-cell table:formula="of:=[.B238]/[.$B$2]" office:value-type="float" office:value="0.819667778609844" calcext:value-type="float">
            <text:p>0.819667778609844</text:p>
          </table:table-cell>
          <table:table-cell table:formula="of:=-LN([.C238])" office:value-type="float" office:value="0.198856168855254" calcext:value-type="float">
            <text:p>0.198856168855254</text:p>
          </table:table-cell>
        </table:table-row>
        <table:table-row table:style-name="ro1">
          <table:table-cell office:value-type="float" office:value="237.035" calcext:value-type="float">
            <text:p>237.035</text:p>
          </table:table-cell>
          <table:table-cell office:value-type="float" office:value="12.0303" calcext:value-type="float">
            <text:p>12.0303</text:p>
          </table:table-cell>
          <table:table-cell table:formula="of:=[.B239]/[.$B$2]" office:value-type="float" office:value="0.819000612703384" calcext:value-type="float">
            <text:p>0.819000612703384</text:p>
          </table:table-cell>
          <table:table-cell table:formula="of:=-LN([.C239])" office:value-type="float" office:value="0.199670447017768" calcext:value-type="float">
            <text:p>0.199670447017768</text:p>
          </table:table-cell>
        </table:table-row>
        <table:table-row table:style-name="ro1">
          <table:table-cell office:value-type="float" office:value="238.034" calcext:value-type="float">
            <text:p>238.034</text:p>
          </table:table-cell>
          <table:table-cell office:value-type="float" office:value="12.0206" calcext:value-type="float">
            <text:p>12.0206</text:p>
          </table:table-cell>
          <table:table-cell table:formula="of:=[.B240]/[.$B$2]" office:value-type="float" office:value="0.818340254612295" calcext:value-type="float">
            <text:p>0.818340254612295</text:p>
          </table:table-cell>
          <table:table-cell table:formula="of:=-LN([.C240])" office:value-type="float" office:value="0.200477069682694" calcext:value-type="float">
            <text:p>0.200477069682694</text:p>
          </table:table-cell>
        </table:table-row>
        <table:table-row table:style-name="ro1">
          <table:table-cell office:value-type="float" office:value="239.035" calcext:value-type="float">
            <text:p>239.035</text:p>
          </table:table-cell>
          <table:table-cell office:value-type="float" office:value="12.011" calcext:value-type="float">
            <text:p>12.011</text:p>
          </table:table-cell>
          <table:table-cell table:formula="of:=[.B241]/[.$B$2]" office:value-type="float" office:value="0.817686704336578" calcext:value-type="float">
            <text:p>0.817686704336578</text:p>
          </table:table-cell>
          <table:table-cell table:formula="of:=-LN([.C241])" office:value-type="float" office:value="0.201276017776925" calcext:value-type="float">
            <text:p>0.201276017776925</text:p>
          </table:table-cell>
        </table:table-row>
        <table:table-row table:style-name="ro1">
          <table:table-cell office:value-type="float" office:value="240.034" calcext:value-type="float">
            <text:p>240.034</text:p>
          </table:table-cell>
          <table:table-cell office:value-type="float" office:value="12.0016" calcext:value-type="float">
            <text:p>12.0016</text:p>
          </table:table-cell>
          <table:table-cell table:formula="of:=[.B242]/[.$B$2]" office:value-type="float" office:value="0.817046769691606" calcext:value-type="float">
            <text:p>0.817046769691606</text:p>
          </table:table-cell>
          <table:table-cell table:formula="of:=-LN([.C242])" office:value-type="float" office:value="0.202058940116043" calcext:value-type="float">
            <text:p>0.202058940116043</text:p>
          </table:table-cell>
        </table:table-row>
        <table:table-row table:style-name="ro1">
          <table:table-cell office:value-type="float" office:value="241.035" calcext:value-type="float">
            <text:p>241.035</text:p>
          </table:table-cell>
          <table:table-cell office:value-type="float" office:value="11.9899" calcext:value-type="float">
            <text:p>11.9899</text:p>
          </table:table-cell>
          <table:table-cell table:formula="of:=[.B243]/[.$B$2]" office:value-type="float" office:value="0.816250255293077" calcext:value-type="float">
            <text:p>0.816250255293077</text:p>
          </table:table-cell>
          <table:table-cell table:formula="of:=-LN([.C243])" office:value-type="float" office:value="0.203034285628205" calcext:value-type="float">
            <text:p>0.203034285628205</text:p>
          </table:table-cell>
        </table:table-row>
        <table:table-row table:style-name="ro1">
          <table:table-cell office:value-type="float" office:value="242.035" calcext:value-type="float">
            <text:p>242.035</text:p>
          </table:table-cell>
          <table:table-cell office:value-type="float" office:value="11.9811" calcext:value-type="float">
            <text:p>11.9811</text:p>
          </table:table-cell>
          <table:table-cell table:formula="of:=[.B244]/[.$B$2]" office:value-type="float" office:value="0.815651167540336" calcext:value-type="float">
            <text:p>0.815651167540336</text:p>
          </table:table-cell>
          <table:table-cell table:formula="of:=-LN([.C244])" office:value-type="float" office:value="0.203768506177646" calcext:value-type="float">
            <text:p>0.203768506177646</text:p>
          </table:table-cell>
        </table:table-row>
        <table:table-row table:style-name="ro1">
          <table:table-cell office:value-type="float" office:value="243.034" calcext:value-type="float">
            <text:p>243.034</text:p>
          </table:table-cell>
          <table:table-cell office:value-type="float" office:value="11.9719" calcext:value-type="float">
            <text:p>11.9719</text:p>
          </table:table-cell>
          <table:table-cell table:formula="of:=[.B245]/[.$B$2]" office:value-type="float" office:value="0.815024848526108" calcext:value-type="float">
            <text:p>0.815024848526108</text:p>
          </table:table-cell>
          <table:table-cell table:formula="of:=-LN([.C245])" office:value-type="float" office:value="0.204536677216965" calcext:value-type="float">
            <text:p>0.204536677216965</text:p>
          </table:table-cell>
        </table:table-row>
        <table:table-row table:style-name="ro1">
          <table:table-cell office:value-type="float" office:value="244.035" calcext:value-type="float">
            <text:p>244.035</text:p>
          </table:table-cell>
          <table:table-cell office:value-type="float" office:value="11.9613" calcext:value-type="float">
            <text:p>11.9613</text:p>
          </table:table-cell>
          <table:table-cell table:formula="of:=[.B246]/[.$B$2]" office:value-type="float" office:value="0.814303220096671" calcext:value-type="float">
            <text:p>0.814303220096671</text:p>
          </table:table-cell>
          <table:table-cell table:formula="of:=-LN([.C246])" office:value-type="float" office:value="0.205422476081563" calcext:value-type="float">
            <text:p>0.205422476081563</text:p>
          </table:table-cell>
        </table:table-row>
        <table:table-row table:style-name="ro1">
          <table:table-cell office:value-type="float" office:value="245.034" calcext:value-type="float">
            <text:p>245.034</text:p>
          </table:table-cell>
          <table:table-cell office:value-type="float" office:value="11.9515" calcext:value-type="float">
            <text:p>11.9515</text:p>
          </table:table-cell>
          <table:table-cell table:formula="of:=[.B247]/[.$B$2]" office:value-type="float" office:value="0.81363605419021" calcext:value-type="float">
            <text:p>0.81363605419021</text:p>
          </table:table-cell>
          <table:table-cell table:formula="of:=-LN([.C247])" office:value-type="float" office:value="0.20624212083656" calcext:value-type="float">
            <text:p>0.20624212083656</text:p>
          </table:table-cell>
        </table:table-row>
        <table:table-row table:style-name="ro1">
          <table:table-cell office:value-type="float" office:value="246.034" calcext:value-type="float">
            <text:p>246.034</text:p>
          </table:table-cell>
          <table:table-cell office:value-type="float" office:value="11.942" calcext:value-type="float">
            <text:p>11.942</text:p>
          </table:table-cell>
          <table:table-cell table:formula="of:=[.B248]/[.$B$2]" office:value-type="float" office:value="0.812989311729866" calcext:value-type="float">
            <text:p>0.812989311729866</text:p>
          </table:table-cell>
          <table:table-cell table:formula="of:=-LN([.C248])" office:value-type="float" office:value="0.207037316224477" calcext:value-type="float">
            <text:p>0.207037316224477</text:p>
          </table:table-cell>
        </table:table-row>
        <table:table-row table:style-name="ro1">
          <table:table-cell office:value-type="float" office:value="247.035" calcext:value-type="float">
            <text:p>247.035</text:p>
          </table:table-cell>
          <table:table-cell office:value-type="float" office:value="11.9317" calcext:value-type="float">
            <text:p>11.9317</text:p>
          </table:table-cell>
          <table:table-cell table:formula="of:=[.B249]/[.$B$2]" office:value-type="float" office:value="0.812288106746545" calcext:value-type="float">
            <text:p>0.812288106746545</text:p>
          </table:table-cell>
          <table:table-cell table:formula="of:=-LN([.C249])" office:value-type="float" office:value="0.207900190486873" calcext:value-type="float">
            <text:p>0.207900190486873</text:p>
          </table:table-cell>
        </table:table-row>
        <table:table-row table:style-name="ro1">
          <table:table-cell office:value-type="float" office:value="248.034" calcext:value-type="float">
            <text:p>248.034</text:p>
          </table:table-cell>
          <table:table-cell office:value-type="float" office:value="11.9217" calcext:value-type="float">
            <text:p>11.9217</text:p>
          </table:table-cell>
          <table:table-cell table:formula="of:=[.B250]/[.$B$2]" office:value-type="float" office:value="0.81160732520934" calcext:value-type="float">
            <text:p>0.81160732520934</text:p>
          </table:table-cell>
          <table:table-cell table:formula="of:=-LN([.C250])" office:value-type="float" office:value="0.208738645431311" calcext:value-type="float">
            <text:p>0.208738645431311</text:p>
          </table:table-cell>
        </table:table-row>
        <table:table-row table:style-name="ro1">
          <table:table-cell office:value-type="float" office:value="249.035" calcext:value-type="float">
            <text:p>249.035</text:p>
          </table:table-cell>
          <table:table-cell office:value-type="float" office:value="11.9125" calcext:value-type="float">
            <text:p>11.9125</text:p>
          </table:table-cell>
          <table:table-cell table:formula="of:=[.B251]/[.$B$2]" office:value-type="float" office:value="0.810981006195112" calcext:value-type="float">
            <text:p>0.810981006195112</text:p>
          </table:table-cell>
          <table:table-cell table:formula="of:=-LN([.C251])" office:value-type="float" office:value="0.209510645368957" calcext:value-type="float">
            <text:p>0.209510645368957</text:p>
          </table:table-cell>
        </table:table-row>
        <table:table-row table:style-name="ro1">
          <table:table-cell office:value-type="float" office:value="250.034" calcext:value-type="float">
            <text:p>250.034</text:p>
          </table:table-cell>
          <table:table-cell office:value-type="float" office:value="11.9023" calcext:value-type="float">
            <text:p>11.9023</text:p>
          </table:table-cell>
          <table:table-cell table:formula="of:=[.B252]/[.$B$2]" office:value-type="float" office:value="0.810286609027163" calcext:value-type="float">
            <text:p>0.810286609027163</text:p>
          </table:table-cell>
          <table:table-cell table:formula="of:=-LN([.C252])" office:value-type="float" office:value="0.210367255596523" calcext:value-type="float">
            <text:p>0.210367255596523</text:p>
          </table:table-cell>
        </table:table-row>
        <table:table-row table:style-name="ro1">
          <table:table-cell office:value-type="float" office:value="251.034" calcext:value-type="float">
            <text:p>251.034</text:p>
          </table:table-cell>
          <table:table-cell office:value-type="float" office:value="11.8921" calcext:value-type="float">
            <text:p>11.8921</text:p>
          </table:table-cell>
          <table:table-cell table:formula="of:=[.B253]/[.$B$2]" office:value-type="float" office:value="0.809592211859214" calcext:value-type="float">
            <text:p>0.809592211859214</text:p>
          </table:table-cell>
          <table:table-cell table:formula="of:=-LN([.C253])" office:value-type="float" office:value="0.211224600234319" calcext:value-type="float">
            <text:p>0.211224600234319</text:p>
          </table:table-cell>
        </table:table-row>
        <table:table-row table:style-name="ro1">
          <table:table-cell office:value-type="float" office:value="252.034" calcext:value-type="float">
            <text:p>252.034</text:p>
          </table:table-cell>
          <table:table-cell office:value-type="float" office:value="11.8832" calcext:value-type="float">
            <text:p>11.8832</text:p>
          </table:table-cell>
          <table:table-cell table:formula="of:=[.B254]/[.$B$2]" office:value-type="float" office:value="0.808986316291102" calcext:value-type="float">
            <text:p>0.808986316291102</text:p>
          </table:table-cell>
          <table:table-cell table:formula="of:=-LN([.C254])" office:value-type="float" office:value="0.211973276416383" calcext:value-type="float">
            <text:p>0.211973276416383</text:p>
          </table:table-cell>
        </table:table-row>
        <table:table-row table:style-name="ro1">
          <table:table-cell office:value-type="float" office:value="253.035" calcext:value-type="float">
            <text:p>253.035</text:p>
          </table:table-cell>
          <table:table-cell office:value-type="float" office:value="11.8734" calcext:value-type="float">
            <text:p>11.8734</text:p>
          </table:table-cell>
          <table:table-cell table:formula="of:=[.B255]/[.$B$2]" office:value-type="float" office:value="0.808319150384642" calcext:value-type="float">
            <text:p>0.808319150384642</text:p>
          </table:table-cell>
          <table:table-cell table:formula="of:=-LN([.C255])" office:value-type="float" office:value="0.212798310348502" calcext:value-type="float">
            <text:p>0.212798310348502</text:p>
          </table:table-cell>
        </table:table-row>
        <table:table-row table:style-name="ro1">
          <table:table-cell office:value-type="float" office:value="254.035" calcext:value-type="float">
            <text:p>254.035</text:p>
          </table:table-cell>
          <table:table-cell office:value-type="float" office:value="11.8635" calcext:value-type="float">
            <text:p>11.8635</text:p>
          </table:table-cell>
          <table:table-cell table:formula="of:=[.B256]/[.$B$2]" office:value-type="float" office:value="0.807645176662809" calcext:value-type="float">
            <text:p>0.807645176662809</text:p>
          </table:table-cell>
          <table:table-cell table:formula="of:=-LN([.C256])" office:value-type="float" office:value="0.213632454703833" calcext:value-type="float">
            <text:p>0.213632454703833</text:p>
          </table:table-cell>
        </table:table-row>
        <table:table-row table:style-name="ro1">
          <table:table-cell office:value-type="float" office:value="255.034" calcext:value-type="float">
            <text:p>255.034</text:p>
          </table:table-cell>
          <table:table-cell office:value-type="float" office:value="11.8546" calcext:value-type="float">
            <text:p>11.8546</text:p>
          </table:table-cell>
          <table:table-cell table:formula="of:=[.B257]/[.$B$2]" office:value-type="float" office:value="0.807039281094697" calcext:value-type="float">
            <text:p>0.807039281094697</text:p>
          </table:table-cell>
          <table:table-cell table:formula="of:=-LN([.C257])" office:value-type="float" office:value="0.214382936438688" calcext:value-type="float">
            <text:p>0.214382936438688</text:p>
          </table:table-cell>
        </table:table-row>
        <table:table-row table:style-name="ro1">
          <table:table-cell office:value-type="float" office:value="256.035" calcext:value-type="float">
            <text:p>256.035</text:p>
          </table:table-cell>
          <table:table-cell office:value-type="float" office:value="11.8443" calcext:value-type="float">
            <text:p>11.8443</text:p>
          </table:table-cell>
          <table:table-cell table:formula="of:=[.B258]/[.$B$2]" office:value-type="float" office:value="0.806338076111376" calcext:value-type="float">
            <text:p>0.806338076111376</text:p>
          </table:table-cell>
          <table:table-cell table:formula="of:=-LN([.C258])" office:value-type="float" office:value="0.215252175150065" calcext:value-type="float">
            <text:p>0.215252175150065</text:p>
          </table:table-cell>
        </table:table-row>
        <table:table-row table:style-name="ro1">
          <table:table-cell office:value-type="float" office:value="257.034" calcext:value-type="float">
            <text:p>257.034</text:p>
          </table:table-cell>
          <table:table-cell office:value-type="float" office:value="11.8349" calcext:value-type="float">
            <text:p>11.8349</text:p>
          </table:table-cell>
          <table:table-cell table:formula="of:=[.B259]/[.$B$2]" office:value-type="float" office:value="0.805698141466403" calcext:value-type="float">
            <text:p>0.805698141466403</text:p>
          </table:table-cell>
          <table:table-cell table:formula="of:=-LN([.C259])" office:value-type="float" office:value="0.216046120933181" calcext:value-type="float">
            <text:p>0.216046120933181</text:p>
          </table:table-cell>
        </table:table-row>
        <table:table-row table:style-name="ro1">
          <table:table-cell office:value-type="float" office:value="258.035" calcext:value-type="float">
            <text:p>258.035</text:p>
          </table:table-cell>
          <table:table-cell office:value-type="float" office:value="11.8253" calcext:value-type="float">
            <text:p>11.8253</text:p>
          </table:table-cell>
          <table:table-cell table:formula="of:=[.B260]/[.$B$2]" office:value-type="float" office:value="0.805044591190687" calcext:value-type="float">
            <text:p>0.805044591190687</text:p>
          </table:table-cell>
          <table:table-cell table:formula="of:=-LN([.C260])" office:value-type="float" office:value="0.216857610314235" calcext:value-type="float">
            <text:p>0.216857610314235</text:p>
          </table:table-cell>
        </table:table-row>
        <table:table-row table:style-name="ro1">
          <table:table-cell office:value-type="float" office:value="259.034" calcext:value-type="float">
            <text:p>259.034</text:p>
          </table:table-cell>
          <table:table-cell office:value-type="float" office:value="11.8155" calcext:value-type="float">
            <text:p>11.8155</text:p>
          </table:table-cell>
          <table:table-cell table:formula="of:=[.B261]/[.$B$2]" office:value-type="float" office:value="0.804377425284226" calcext:value-type="float">
            <text:p>0.804377425284226</text:p>
          </table:table-cell>
          <table:table-cell table:formula="of:=-LN([.C261])" office:value-type="float" office:value="0.217686685519926" calcext:value-type="float">
            <text:p>0.217686685519926</text:p>
          </table:table-cell>
        </table:table-row>
        <table:table-row table:style-name="ro1">
          <table:table-cell office:value-type="float" office:value="260.035" calcext:value-type="float">
            <text:p>260.035</text:p>
          </table:table-cell>
          <table:table-cell office:value-type="float" office:value="11.8053" calcext:value-type="float">
            <text:p>11.8053</text:p>
          </table:table-cell>
          <table:table-cell table:formula="of:=[.B262]/[.$B$2]" office:value-type="float" office:value="0.803683028116278" calcext:value-type="float">
            <text:p>0.803683028116278</text:p>
          </table:table-cell>
          <table:table-cell table:formula="of:=-LN([.C262])" office:value-type="float" office:value="0.218550331174095" calcext:value-type="float">
            <text:p>0.218550331174095</text:p>
          </table:table-cell>
        </table:table-row>
        <table:table-row table:style-name="ro1">
          <table:table-cell office:value-type="float" office:value="261.035" calcext:value-type="float">
            <text:p>261.035</text:p>
          </table:table-cell>
          <table:table-cell office:value-type="float" office:value="11.7967" calcext:value-type="float">
            <text:p>11.7967</text:p>
          </table:table-cell>
          <table:table-cell table:formula="of:=[.B263]/[.$B$2]" office:value-type="float" office:value="0.803097555994282" calcext:value-type="float">
            <text:p>0.803097555994282</text:p>
          </table:table-cell>
          <table:table-cell table:formula="of:=-LN([.C263])" office:value-type="float" office:value="0.219279083007042" calcext:value-type="float">
            <text:p>0.219279083007042</text:p>
          </table:table-cell>
        </table:table-row>
        <table:table-row table:style-name="ro1">
          <table:table-cell office:value-type="float" office:value="262.034" calcext:value-type="float">
            <text:p>262.034</text:p>
          </table:table-cell>
          <table:table-cell office:value-type="float" office:value="11.7864" calcext:value-type="float">
            <text:p>11.7864</text:p>
          </table:table-cell>
          <table:table-cell table:formula="of:=[.B264]/[.$B$2]" office:value-type="float" office:value="0.802396351010961" calcext:value-type="float">
            <text:p>0.802396351010961</text:p>
          </table:table-cell>
          <table:table-cell table:formula="of:=-LN([.C264])" office:value-type="float" office:value="0.22015258993827" calcext:value-type="float">
            <text:p>0.22015258993827</text:p>
          </table:table-cell>
        </table:table-row>
        <table:table-row table:style-name="ro1">
          <table:table-cell office:value-type="float" office:value="263.035" calcext:value-type="float">
            <text:p>263.035</text:p>
          </table:table-cell>
          <table:table-cell office:value-type="float" office:value="11.7763" calcext:value-type="float">
            <text:p>11.7763</text:p>
          </table:table-cell>
          <table:table-cell table:formula="of:=[.B265]/[.$B$2]" office:value-type="float" office:value="0.801708761658384" calcext:value-type="float">
            <text:p>0.801708761658384</text:p>
          </table:table-cell>
          <table:table-cell table:formula="of:=-LN([.C265])" office:value-type="float" office:value="0.221009877143775" calcext:value-type="float">
            <text:p>0.221009877143775</text:p>
          </table:table-cell>
        </table:table-row>
        <table:table-row table:style-name="ro1">
          <table:table-cell office:value-type="float" office:value="264.035" calcext:value-type="float">
            <text:p>264.035</text:p>
          </table:table-cell>
          <table:table-cell office:value-type="float" office:value="11.7679" calcext:value-type="float">
            <text:p>11.7679</text:p>
          </table:table-cell>
          <table:table-cell table:formula="of:=[.B266]/[.$B$2]" office:value-type="float" office:value="0.801136905167132" calcext:value-type="float">
            <text:p>0.801136905167132</text:p>
          </table:table-cell>
          <table:table-cell table:formula="of:=-LN([.C266])" office:value-type="float" office:value="0.221723428706913" calcext:value-type="float">
            <text:p>0.221723428706913</text:p>
          </table:table-cell>
        </table:table-row>
        <table:table-row table:style-name="ro1">
          <table:table-cell office:value-type="float" office:value="265.034" calcext:value-type="float">
            <text:p>265.034</text:p>
          </table:table-cell>
          <table:table-cell office:value-type="float" office:value="11.7584" calcext:value-type="float">
            <text:p>11.7584</text:p>
          </table:table-cell>
          <table:table-cell table:formula="of:=[.B267]/[.$B$2]" office:value-type="float" office:value="0.800490162706787" calcext:value-type="float">
            <text:p>0.800490162706787</text:p>
          </table:table-cell>
          <table:table-cell table:formula="of:=-LN([.C267])" office:value-type="float" office:value="0.222531035556808" calcext:value-type="float">
            <text:p>0.222531035556808</text:p>
          </table:table-cell>
        </table:table-row>
        <table:table-row table:style-name="ro1">
          <table:table-cell office:value-type="float" office:value="266.034" calcext:value-type="float">
            <text:p>266.034</text:p>
          </table:table-cell>
          <table:table-cell office:value-type="float" office:value="11.7484" calcext:value-type="float">
            <text:p>11.7484</text:p>
          </table:table-cell>
          <table:table-cell table:formula="of:=[.B268]/[.$B$2]" office:value-type="float" office:value="0.799809381169583" calcext:value-type="float">
            <text:p>0.799809381169583</text:p>
          </table:table-cell>
          <table:table-cell table:formula="of:=-LN([.C268])" office:value-type="float" office:value="0.223381853243881" calcext:value-type="float">
            <text:p>0.223381853243881</text:p>
          </table:table-cell>
        </table:table-row>
        <table:table-row table:style-name="ro1">
          <table:table-cell office:value-type="float" office:value="267.034" calcext:value-type="float">
            <text:p>267.034</text:p>
          </table:table-cell>
          <table:table-cell office:value-type="float" office:value="11.7388" calcext:value-type="float">
            <text:p>11.7388</text:p>
          </table:table-cell>
          <table:table-cell table:formula="of:=[.B269]/[.$B$2]" office:value-type="float" office:value="0.799155830893866" calcext:value-type="float">
            <text:p>0.799155830893866</text:p>
          </table:table-cell>
          <table:table-cell table:formula="of:=-LN([.C269])" office:value-type="float" office:value="0.224199319824368" calcext:value-type="float">
            <text:p>0.224199319824368</text:p>
          </table:table-cell>
        </table:table-row>
        <table:table-row table:style-name="ro1">
          <table:table-cell office:value-type="float" office:value="268.034" calcext:value-type="float">
            <text:p>268.034</text:p>
          </table:table-cell>
          <table:table-cell office:value-type="float" office:value="11.7289" calcext:value-type="float">
            <text:p>11.7289</text:p>
          </table:table-cell>
          <table:table-cell table:formula="of:=[.B270]/[.$B$2]" office:value-type="float" office:value="0.798481857172034" calcext:value-type="float">
            <text:p>0.798481857172034</text:p>
          </table:table-cell>
          <table:table-cell table:formula="of:=-LN([.C270])" office:value-type="float" office:value="0.225043032722289" calcext:value-type="float">
            <text:p>0.225043032722289</text:p>
          </table:table-cell>
        </table:table-row>
        <table:table-row table:style-name="ro1">
          <table:table-cell office:value-type="float" office:value="269.035" calcext:value-type="float">
            <text:p>269.035</text:p>
          </table:table-cell>
          <table:table-cell office:value-type="float" office:value="11.7186" calcext:value-type="float">
            <text:p>11.7186</text:p>
          </table:table-cell>
          <table:table-cell table:formula="of:=[.B271]/[.$B$2]" office:value-type="float" office:value="0.797780652188713" calcext:value-type="float">
            <text:p>0.797780652188713</text:p>
          </table:table-cell>
          <table:table-cell table:formula="of:=-LN([.C271])" office:value-type="float" office:value="0.225921591260514" calcext:value-type="float">
            <text:p>0.225921591260514</text:p>
          </table:table-cell>
        </table:table-row>
        <table:table-row table:style-name="ro1">
          <table:table-cell office:value-type="float" office:value="270.034" calcext:value-type="float">
            <text:p>270.034</text:p>
          </table:table-cell>
          <table:table-cell office:value-type="float" office:value="11.71" calcext:value-type="float">
            <text:p>11.71</text:p>
          </table:table-cell>
          <table:table-cell table:formula="of:=[.B272]/[.$B$2]" office:value-type="float" office:value="0.797195180066717" calcext:value-type="float">
            <text:p>0.797195180066717</text:p>
          </table:table-cell>
          <table:table-cell table:formula="of:=-LN([.C272])" office:value-type="float" office:value="0.226655736739652" calcext:value-type="float">
            <text:p>0.226655736739652</text:p>
          </table:table-cell>
        </table:table-row>
        <table:table-row table:style-name="ro1">
          <table:table-cell office:value-type="float" office:value="271.035" calcext:value-type="float">
            <text:p>271.035</text:p>
          </table:table-cell>
          <table:table-cell office:value-type="float" office:value="11.7006" calcext:value-type="float">
            <text:p>11.7006</text:p>
          </table:table-cell>
          <table:table-cell table:formula="of:=[.B273]/[.$B$2]" office:value-type="float" office:value="0.796555245421744" calcext:value-type="float">
            <text:p>0.796555245421744</text:p>
          </table:table-cell>
          <table:table-cell table:formula="of:=-LN([.C273])" office:value-type="float" office:value="0.227458791809165" calcext:value-type="float">
            <text:p>0.227458791809165</text:p>
          </table:table-cell>
        </table:table-row>
        <table:table-row table:style-name="ro1">
          <table:table-cell office:value-type="float" office:value="272.035" calcext:value-type="float">
            <text:p>272.035</text:p>
          </table:table-cell>
          <table:table-cell office:value-type="float" office:value="11.6912" calcext:value-type="float">
            <text:p>11.6912</text:p>
          </table:table-cell>
          <table:table-cell table:formula="of:=[.B274]/[.$B$2]" office:value-type="float" office:value="0.795915310776772" calcext:value-type="float">
            <text:p>0.795915310776772</text:p>
          </table:table-cell>
          <table:table-cell table:formula="of:=-LN([.C274])" office:value-type="float" office:value="0.228262492294461" calcext:value-type="float">
            <text:p>0.228262492294461</text:p>
          </table:table-cell>
        </table:table-row>
        <table:table-row table:style-name="ro1">
          <table:table-cell office:value-type="float" office:value="273.034" calcext:value-type="float">
            <text:p>273.034</text:p>
          </table:table-cell>
          <table:table-cell office:value-type="float" office:value="11.6816" calcext:value-type="float">
            <text:p>11.6816</text:p>
          </table:table-cell>
          <table:table-cell table:formula="of:=[.B275]/[.$B$2]" office:value-type="float" office:value="0.795261760501055" calcext:value-type="float">
            <text:p>0.795261760501055</text:p>
          </table:table-cell>
          <table:table-cell table:formula="of:=-LN([.C275])" office:value-type="float" office:value="0.229083960029594" calcext:value-type="float">
            <text:p>0.229083960029594</text:p>
          </table:table-cell>
        </table:table-row>
        <table:table-row table:style-name="ro1">
          <table:table-cell office:value-type="float" office:value="274.034" calcext:value-type="float">
            <text:p>274.034</text:p>
          </table:table-cell>
          <table:table-cell office:value-type="float" office:value="11.6718" calcext:value-type="float">
            <text:p>11.6718</text:p>
          </table:table-cell>
          <table:table-cell table:formula="of:=[.B276]/[.$B$2]" office:value-type="float" office:value="0.794594594594595" calcext:value-type="float">
            <text:p>0.794594594594595</text:p>
          </table:table-cell>
          <table:table-cell table:formula="of:=-LN([.C276])" office:value-type="float" office:value="0.229923238299589" calcext:value-type="float">
            <text:p>0.229923238299589</text:p>
          </table:table-cell>
        </table:table-row>
        <table:table-row table:style-name="ro1">
          <table:table-cell office:value-type="float" office:value="275.035" calcext:value-type="float">
            <text:p>275.035</text:p>
          </table:table-cell>
          <table:table-cell office:value-type="float" office:value="11.663" calcext:value-type="float">
            <text:p>11.663</text:p>
          </table:table-cell>
          <table:table-cell table:formula="of:=[.B277]/[.$B$2]" office:value-type="float" office:value="0.793995506841855" calcext:value-type="float">
            <text:p>0.793995506841855</text:p>
          </table:table-cell>
          <table:table-cell table:formula="of:=-LN([.C277])" office:value-type="float" office:value="0.230677476640365" calcext:value-type="float">
            <text:p>0.230677476640365</text:p>
          </table:table-cell>
        </table:table-row>
        <table:table-row table:style-name="ro1">
          <table:table-cell office:value-type="float" office:value="276.034" calcext:value-type="float">
            <text:p>276.034</text:p>
          </table:table-cell>
          <table:table-cell office:value-type="float" office:value="11.6504" calcext:value-type="float">
            <text:p>11.6504</text:p>
          </table:table-cell>
          <table:table-cell table:formula="of:=[.B278]/[.$B$2]" office:value-type="float" office:value="0.793137722104977" calcext:value-type="float">
            <text:p>0.793137722104977</text:p>
          </table:table-cell>
          <table:table-cell table:formula="of:=-LN([.C278])" office:value-type="float" office:value="0.231758400163044" calcext:value-type="float">
            <text:p>0.231758400163044</text:p>
          </table:table-cell>
        </table:table-row>
        <table:table-row table:style-name="ro1">
          <table:table-cell office:value-type="float" office:value="277.035" calcext:value-type="float">
            <text:p>277.035</text:p>
          </table:table-cell>
          <table:table-cell office:value-type="float" office:value="11.6436" calcext:value-type="float">
            <text:p>11.6436</text:p>
          </table:table-cell>
          <table:table-cell table:formula="of:=[.B279]/[.$B$2]" office:value-type="float" office:value="0.792674790659677" calcext:value-type="float">
            <text:p>0.792674790659677</text:p>
          </table:table-cell>
          <table:table-cell table:formula="of:=-LN([.C279])" office:value-type="float" office:value="0.232342241512161" calcext:value-type="float">
            <text:p>0.232342241512161</text:p>
          </table:table-cell>
        </table:table-row>
        <table:table-row table:style-name="ro1">
          <table:table-cell office:value-type="float" office:value="278.034" calcext:value-type="float">
            <text:p>278.034</text:p>
          </table:table-cell>
          <table:table-cell office:value-type="float" office:value="11.6345" calcext:value-type="float">
            <text:p>11.6345</text:p>
          </table:table-cell>
          <table:table-cell table:formula="of:=[.B280]/[.$B$2]" office:value-type="float" office:value="0.792055279460821" calcext:value-type="float">
            <text:p>0.792055279460821</text:p>
          </table:table-cell>
          <table:table-cell table:formula="of:=-LN([.C280])" office:value-type="float" office:value="0.233124092304413" calcext:value-type="float">
            <text:p>0.233124092304413</text:p>
          </table:table-cell>
        </table:table-row>
        <table:table-row table:style-name="ro1">
          <table:table-cell office:value-type="float" office:value="279.035" calcext:value-type="float">
            <text:p>279.035</text:p>
          </table:table-cell>
          <table:table-cell office:value-type="float" office:value="11.6224" calcext:value-type="float">
            <text:p>11.6224</text:p>
          </table:table-cell>
          <table:table-cell table:formula="of:=[.B281]/[.$B$2]" office:value-type="float" office:value="0.791231533800803" calcext:value-type="float">
            <text:p>0.791231533800803</text:p>
          </table:table-cell>
          <table:table-cell table:formula="of:=-LN([.C281])" office:value-type="float" office:value="0.23416464380455" calcext:value-type="float">
            <text:p>0.23416464380455</text:p>
          </table:table-cell>
        </table:table-row>
        <table:table-row table:style-name="ro1">
          <table:table-cell office:value-type="float" office:value="280.034" calcext:value-type="float">
            <text:p>280.034</text:p>
          </table:table-cell>
          <table:table-cell office:value-type="float" office:value="11.6147" calcext:value-type="float">
            <text:p>11.6147</text:p>
          </table:table-cell>
          <table:table-cell table:formula="of:=[.B282]/[.$B$2]" office:value-type="float" office:value="0.790707332017156" calcext:value-type="float">
            <text:p>0.790707332017156</text:p>
          </table:table-cell>
          <table:table-cell table:formula="of:=-LN([.C282])" office:value-type="float" office:value="0.234827377130295" calcext:value-type="float">
            <text:p>0.234827377130295</text:p>
          </table:table-cell>
        </table:table-row>
        <table:table-row table:style-name="ro1">
          <table:table-cell office:value-type="float" office:value="281.034" calcext:value-type="float">
            <text:p>281.034</text:p>
          </table:table-cell>
          <table:table-cell office:value-type="float" office:value="11.606" calcext:value-type="float">
            <text:p>11.606</text:p>
          </table:table-cell>
          <table:table-cell table:formula="of:=[.B283]/[.$B$2]" office:value-type="float" office:value="0.790115052079788" calcext:value-type="float">
            <text:p>0.790115052079788</text:p>
          </table:table-cell>
          <table:table-cell table:formula="of:=-LN([.C283])" office:value-type="float" office:value="0.235576708580861" calcext:value-type="float">
            <text:p>0.235576708580861</text:p>
          </table:table-cell>
        </table:table-row>
        <table:table-row table:style-name="ro1">
          <table:table-cell office:value-type="float" office:value="282.035" calcext:value-type="float">
            <text:p>282.035</text:p>
          </table:table-cell>
          <table:table-cell office:value-type="float" office:value="11.5964" calcext:value-type="float">
            <text:p>11.5964</text:p>
          </table:table-cell>
          <table:table-cell table:formula="of:=[.B284]/[.$B$2]" office:value-type="float" office:value="0.789461501804071" calcext:value-type="float">
            <text:p>0.789461501804071</text:p>
          </table:table-cell>
          <table:table-cell table:formula="of:=-LN([.C284])" office:value-type="float" office:value="0.236404209231467" calcext:value-type="float">
            <text:p>0.236404209231467</text:p>
          </table:table-cell>
        </table:table-row>
        <table:table-row table:style-name="ro1">
          <table:table-cell office:value-type="float" office:value="283.034" calcext:value-type="float">
            <text:p>283.034</text:p>
          </table:table-cell>
          <table:table-cell office:value-type="float" office:value="11.587" calcext:value-type="float">
            <text:p>11.587</text:p>
          </table:table-cell>
          <table:table-cell table:formula="of:=[.B285]/[.$B$2]" office:value-type="float" office:value="0.788821567159099" calcext:value-type="float">
            <text:p>0.788821567159099</text:p>
          </table:table-cell>
          <table:table-cell table:formula="of:=-LN([.C285])" office:value-type="float" office:value="0.237215134334352" calcext:value-type="float">
            <text:p>0.237215134334352</text:p>
          </table:table-cell>
        </table:table-row>
        <table:table-row table:style-name="ro1">
          <table:table-cell office:value-type="float" office:value="284.035" calcext:value-type="float">
            <text:p>284.035</text:p>
          </table:table-cell>
          <table:table-cell office:value-type="float" office:value="11.5779" calcext:value-type="float">
            <text:p>11.5779</text:p>
          </table:table-cell>
          <table:table-cell table:formula="of:=[.B286]/[.$B$2]" office:value-type="float" office:value="0.788202055960242" calcext:value-type="float">
            <text:p>0.788202055960242</text:p>
          </table:table-cell>
          <table:table-cell table:formula="of:=-LN([.C286])" office:value-type="float" office:value="0.23800080580007" calcext:value-type="float">
            <text:p>0.23800080580007</text:p>
          </table:table-cell>
        </table:table-row>
        <table:table-row table:style-name="ro1">
          <table:table-cell office:value-type="float" office:value="285.035" calcext:value-type="float">
            <text:p>285.035</text:p>
          </table:table-cell>
          <table:table-cell office:value-type="float" office:value="11.5687" calcext:value-type="float">
            <text:p>11.5687</text:p>
          </table:table-cell>
          <table:table-cell table:formula="of:=[.B287]/[.$B$2]" office:value-type="float" office:value="0.787575736946014" calcext:value-type="float">
            <text:p>0.787575736946014</text:p>
          </table:table-cell>
          <table:table-cell table:formula="of:=-LN([.C287])" office:value-type="float" office:value="0.238795739007062" calcext:value-type="float">
            <text:p>0.238795739007062</text:p>
          </table:table-cell>
        </table:table-row>
        <table:table-row table:style-name="ro1">
          <table:table-cell office:value-type="float" office:value="286.034" calcext:value-type="float">
            <text:p>286.034</text:p>
          </table:table-cell>
          <table:table-cell office:value-type="float" office:value="11.5592" calcext:value-type="float">
            <text:p>11.5592</text:p>
          </table:table-cell>
          <table:table-cell table:formula="of:=[.B288]/[.$B$2]" office:value-type="float" office:value="0.78692899448567" calcext:value-type="float">
            <text:p>0.78692899448567</text:p>
          </table:table-cell>
          <table:table-cell table:formula="of:=-LN([.C288])" office:value-type="float" office:value="0.239617257652013" calcext:value-type="float">
            <text:p>0.239617257652013</text:p>
          </table:table-cell>
        </table:table-row>
        <table:table-row table:style-name="ro1">
          <table:table-cell office:value-type="float" office:value="287.035" calcext:value-type="float">
            <text:p>287.035</text:p>
          </table:table-cell>
          <table:table-cell office:value-type="float" office:value="11.5498" calcext:value-type="float">
            <text:p>11.5498</text:p>
          </table:table-cell>
          <table:table-cell table:formula="of:=[.B289]/[.$B$2]" office:value-type="float" office:value="0.786289059840697" calcext:value-type="float">
            <text:p>0.786289059840697</text:p>
          </table:table-cell>
          <table:table-cell table:formula="of:=-LN([.C289])" office:value-type="float" office:value="0.240430793548715" calcext:value-type="float">
            <text:p>0.240430793548715</text:p>
          </table:table-cell>
        </table:table-row>
        <table:table-row table:style-name="ro1">
          <table:table-cell office:value-type="float" office:value="288.035" calcext:value-type="float">
            <text:p>288.035</text:p>
          </table:table-cell>
          <table:table-cell office:value-type="float" office:value="11.5399" calcext:value-type="float">
            <text:p>11.5399</text:p>
          </table:table-cell>
          <table:table-cell table:formula="of:=[.B290]/[.$B$2]" office:value-type="float" office:value="0.785615086118864" calcext:value-type="float">
            <text:p>0.785615086118864</text:p>
          </table:table-cell>
          <table:table-cell table:formula="of:=-LN([.C290])" office:value-type="float" office:value="0.241288318818135" calcext:value-type="float">
            <text:p>0.241288318818135</text:p>
          </table:table-cell>
        </table:table-row>
        <table:table-row table:style-name="ro1">
          <table:table-cell office:value-type="float" office:value="289.034" calcext:value-type="float">
            <text:p>289.034</text:p>
          </table:table-cell>
          <table:table-cell office:value-type="float" office:value="11.5307" calcext:value-type="float">
            <text:p>11.5307</text:p>
          </table:table-cell>
          <table:table-cell table:formula="of:=[.B291]/[.$B$2]" office:value-type="float" office:value="0.784988767104636" calcext:value-type="float">
            <text:p>0.784988767104636</text:p>
          </table:table-cell>
          <table:table-cell table:formula="of:=-LN([.C291])" office:value-type="float" office:value="0.242085870722955" calcext:value-type="float">
            <text:p>0.242085870722955</text:p>
          </table:table-cell>
        </table:table-row>
        <table:table-row table:style-name="ro1">
          <table:table-cell office:value-type="float" office:value="290.035" calcext:value-type="float">
            <text:p>290.035</text:p>
          </table:table-cell>
          <table:table-cell office:value-type="float" office:value="11.5218" calcext:value-type="float">
            <text:p>11.5218</text:p>
          </table:table-cell>
          <table:table-cell table:formula="of:=[.B292]/[.$B$2]" office:value-type="float" office:value="0.784382871536524" calcext:value-type="float">
            <text:p>0.784382871536524</text:p>
          </table:table-cell>
          <table:table-cell table:formula="of:=-LN([.C292])" office:value-type="float" office:value="0.242858021287292" calcext:value-type="float">
            <text:p>0.242858021287292</text:p>
          </table:table-cell>
        </table:table-row>
        <table:table-row table:style-name="ro1">
          <table:table-cell office:value-type="float" office:value="291.035" calcext:value-type="float">
            <text:p>291.035</text:p>
          </table:table-cell>
          <table:table-cell office:value-type="float" office:value="11.5118" calcext:value-type="float">
            <text:p>11.5118</text:p>
          </table:table-cell>
          <table:table-cell table:formula="of:=[.B293]/[.$B$2]" office:value-type="float" office:value="0.783702089999319" calcext:value-type="float">
            <text:p>0.783702089999319</text:p>
          </table:table-cell>
          <table:table-cell table:formula="of:=-LN([.C293])" office:value-type="float" office:value="0.243726318090943" calcext:value-type="float">
            <text:p>0.243726318090943</text:p>
          </table:table-cell>
        </table:table-row>
        <table:table-row table:style-name="ro1">
          <table:table-cell office:value-type="float" office:value="292.034" calcext:value-type="float">
            <text:p>292.034</text:p>
          </table:table-cell>
          <table:table-cell office:value-type="float" office:value="11.5028" calcext:value-type="float">
            <text:p>11.5028</text:p>
          </table:table-cell>
          <table:table-cell table:formula="of:=[.B294]/[.$B$2]" office:value-type="float" office:value="0.783089386615835" calcext:value-type="float">
            <text:p>0.783089386615835</text:p>
          </table:table-cell>
          <table:table-cell table:formula="of:=-LN([.C294])" office:value-type="float" office:value="0.244508430355225" calcext:value-type="float">
            <text:p>0.244508430355225</text:p>
          </table:table-cell>
        </table:table-row>
        <table:table-row table:style-name="ro1">
          <table:table-cell office:value-type="float" office:value="293.035" calcext:value-type="float">
            <text:p>293.035</text:p>
          </table:table-cell>
          <table:table-cell office:value-type="float" office:value="11.4934" calcext:value-type="float">
            <text:p>11.4934</text:p>
          </table:table-cell>
          <table:table-cell table:formula="of:=[.B295]/[.$B$2]" office:value-type="float" office:value="0.782449451970863" calcext:value-type="float">
            <text:p>0.782449451970863</text:p>
          </table:table-cell>
          <table:table-cell table:formula="of:=-LN([.C295])" office:value-type="float" office:value="0.245325956774681" calcext:value-type="float">
            <text:p>0.245325956774681</text:p>
          </table:table-cell>
        </table:table-row>
        <table:table-row table:style-name="ro1">
          <table:table-cell office:value-type="float" office:value="294.035" calcext:value-type="float">
            <text:p>294.035</text:p>
          </table:table-cell>
          <table:table-cell office:value-type="float" office:value="11.4849" calcext:value-type="float">
            <text:p>11.4849</text:p>
          </table:table-cell>
          <table:table-cell table:formula="of:=[.B296]/[.$B$2]" office:value-type="float" office:value="0.781870787664239" calcext:value-type="float">
            <text:p>0.781870787664239</text:p>
          </table:table-cell>
          <table:table-cell table:formula="of:=-LN([.C296])" office:value-type="float" office:value="0.246065785255265" calcext:value-type="float">
            <text:p>0.246065785255265</text:p>
          </table:table-cell>
        </table:table-row>
        <table:table-row table:style-name="ro1">
          <table:table-cell office:value-type="float" office:value="295.035" calcext:value-type="float">
            <text:p>295.035</text:p>
          </table:table-cell>
          <table:table-cell office:value-type="float" office:value="11.4748" calcext:value-type="float">
            <text:p>11.4748</text:p>
          </table:table-cell>
          <table:table-cell table:formula="of:=[.B297]/[.$B$2]" office:value-type="float" office:value="0.781183198311662" calcext:value-type="float">
            <text:p>0.781183198311662</text:p>
          </table:table-cell>
          <table:table-cell table:formula="of:=-LN([.C297])" office:value-type="float" office:value="0.246945587748459" calcext:value-type="float">
            <text:p>0.246945587748459</text:p>
          </table:table-cell>
        </table:table-row>
        <table:table-row table:style-name="ro1">
          <table:table-cell office:value-type="float" office:value="296.034" calcext:value-type="float">
            <text:p>296.034</text:p>
          </table:table-cell>
          <table:table-cell office:value-type="float" office:value="11.4654" calcext:value-type="float">
            <text:p>11.4654</text:p>
          </table:table-cell>
          <table:table-cell table:formula="of:=[.B298]/[.$B$2]" office:value-type="float" office:value="0.780543263666689" calcext:value-type="float">
            <text:p>0.780543263666689</text:p>
          </table:table-cell>
          <table:table-cell table:formula="of:=-LN([.C298])" office:value-type="float" office:value="0.247765109856034" calcext:value-type="float">
            <text:p>0.247765109856034</text:p>
          </table:table-cell>
        </table:table-row>
        <table:table-row table:style-name="ro1">
          <table:table-cell office:value-type="float" office:value="297.034" calcext:value-type="float">
            <text:p>297.034</text:p>
          </table:table-cell>
          <table:table-cell office:value-type="float" office:value="11.4567" calcext:value-type="float">
            <text:p>11.4567</text:p>
          </table:table-cell>
          <table:table-cell table:formula="of:=[.B299]/[.$B$2]" office:value-type="float" office:value="0.779950983729321" calcext:value-type="float">
            <text:p>0.779950983729321</text:p>
          </table:table-cell>
          <table:table-cell table:formula="of:=-LN([.C299])" office:value-type="float" office:value="0.248524202645766" calcext:value-type="float">
            <text:p>0.248524202645766</text:p>
          </table:table-cell>
        </table:table-row>
        <table:table-row table:style-name="ro1">
          <table:table-cell office:value-type="float" office:value="298.035" calcext:value-type="float">
            <text:p>298.035</text:p>
          </table:table-cell>
          <table:table-cell office:value-type="float" office:value="11.4471" calcext:value-type="float">
            <text:p>11.4471</text:p>
          </table:table-cell>
          <table:table-cell table:formula="of:=[.B300]/[.$B$2]" office:value-type="float" office:value="0.779297433453605" calcext:value-type="float">
            <text:p>0.779297433453605</text:p>
          </table:table-cell>
          <table:table-cell table:formula="of:=-LN([.C300])" office:value-type="float" office:value="0.249362491537757" calcext:value-type="float">
            <text:p>0.249362491537757</text:p>
          </table:table-cell>
        </table:table-row>
        <table:table-row table:style-name="ro1">
          <table:table-cell office:value-type="float" office:value="299.034" calcext:value-type="float">
            <text:p>299.034</text:p>
          </table:table-cell>
          <table:table-cell office:value-type="float" office:value="11.4382" calcext:value-type="float">
            <text:p>11.4382</text:p>
          </table:table-cell>
          <table:table-cell table:formula="of:=[.B301]/[.$B$2]" office:value-type="float" office:value="0.778691537885493" calcext:value-type="float">
            <text:p>0.778691537885493</text:p>
          </table:table-cell>
          <table:table-cell table:formula="of:=-LN([.C301])" office:value-type="float" office:value="0.250140283434623" calcext:value-type="float">
            <text:p>0.250140283434623</text:p>
          </table:table-cell>
        </table:table-row>
        <table:table-row table:style-name="ro1">
          <table:table-cell office:value-type="float" office:value="300.034" calcext:value-type="float">
            <text:p>300.034</text:p>
          </table:table-cell>
          <table:table-cell office:value-type="float" office:value="11.4284" calcext:value-type="float">
            <text:p>11.4284</text:p>
          </table:table-cell>
          <table:table-cell table:formula="of:=[.B302]/[.$B$2]" office:value-type="float" office:value="0.778024371979032" calcext:value-type="float">
            <text:p>0.778024371979032</text:p>
          </table:table-cell>
          <table:table-cell table:formula="of:=-LN([.C302])" office:value-type="float" office:value="0.250997428843211" calcext:value-type="float">
            <text:p>0.250997428843211</text:p>
          </table:table-cell>
        </table:table-row>
        <table:table-row table:style-name="ro1">
          <table:table-cell office:value-type="float" office:value="301.034" calcext:value-type="float">
            <text:p>301.034</text:p>
          </table:table-cell>
          <table:table-cell office:value-type="float" office:value="11.4194" calcext:value-type="float">
            <text:p>11.4194</text:p>
          </table:table-cell>
          <table:table-cell table:formula="of:=[.B303]/[.$B$2]" office:value-type="float" office:value="0.777411668595548" calcext:value-type="float">
            <text:p>0.777411668595548</text:p>
          </table:table-cell>
          <table:table-cell table:formula="of:=-LN([.C303])" office:value-type="float" office:value="0.25178525090621" calcext:value-type="float">
            <text:p>0.25178525090621</text:p>
          </table:table-cell>
        </table:table-row>
        <table:table-row table:style-name="ro1">
          <table:table-cell office:value-type="float" office:value="302.034" calcext:value-type="float">
            <text:p>302.034</text:p>
          </table:table-cell>
          <table:table-cell office:value-type="float" office:value="11.4098" calcext:value-type="float">
            <text:p>11.4098</text:p>
          </table:table-cell>
          <table:table-cell table:formula="of:=[.B304]/[.$B$2]" office:value-type="float" office:value="0.776758118319831" calcext:value-type="float">
            <text:p>0.776758118319831</text:p>
          </table:table-cell>
          <table:table-cell table:formula="of:=-LN([.C304])" office:value-type="float" office:value="0.252626279112705" calcext:value-type="float">
            <text:p>0.252626279112705</text:p>
          </table:table-cell>
        </table:table-row>
        <table:table-row table:style-name="ro1">
          <table:table-cell office:value-type="float" office:value="303.034" calcext:value-type="float">
            <text:p>303.034</text:p>
          </table:table-cell>
          <table:table-cell office:value-type="float" office:value="11.4" calcext:value-type="float">
            <text:p>11.4</text:p>
          </table:table-cell>
          <table:table-cell table:formula="of:=[.B305]/[.$B$2]" office:value-type="float" office:value="0.776090952413371" calcext:value-type="float">
            <text:p>0.776090952413371</text:p>
          </table:table-cell>
          <table:table-cell table:formula="of:=-LN([.C305])" office:value-type="float" office:value="0.253485558948828" calcext:value-type="float">
            <text:p>0.253485558948828</text:p>
          </table:table-cell>
        </table:table-row>
        <table:table-row table:style-name="ro1">
          <table:table-cell office:value-type="float" office:value="304.035" calcext:value-type="float">
            <text:p>304.035</text:p>
          </table:table-cell>
          <table:table-cell office:value-type="float" office:value="11.3917" calcext:value-type="float">
            <text:p>11.3917</text:p>
          </table:table-cell>
          <table:table-cell table:formula="of:=[.B306]/[.$B$2]" office:value-type="float" office:value="0.775525903737491" calcext:value-type="float">
            <text:p>0.775525903737491</text:p>
          </table:table-cell>
          <table:table-cell table:formula="of:=-LN([.C306])" office:value-type="float" office:value="0.254213894296074" calcext:value-type="float">
            <text:p>0.254213894296074</text:p>
          </table:table-cell>
        </table:table-row>
        <table:table-row table:style-name="ro1">
          <table:table-cell office:value-type="float" office:value="305.035" calcext:value-type="float">
            <text:p>305.035</text:p>
          </table:table-cell>
          <table:table-cell office:value-type="float" office:value="11.3827" calcext:value-type="float">
            <text:p>11.3827</text:p>
          </table:table-cell>
          <table:table-cell table:formula="of:=[.B307]/[.$B$2]" office:value-type="float" office:value="0.774913200354006" calcext:value-type="float">
            <text:p>0.774913200354006</text:p>
          </table:table-cell>
          <table:table-cell table:formula="of:=-LN([.C307])" office:value-type="float" office:value="0.255004255444425" calcext:value-type="float">
            <text:p>0.255004255444425</text:p>
          </table:table-cell>
        </table:table-row>
        <table:table-row table:style-name="ro1">
          <table:table-cell office:value-type="float" office:value="306.035" calcext:value-type="float">
            <text:p>306.035</text:p>
          </table:table-cell>
          <table:table-cell office:value-type="float" office:value="11.3732" calcext:value-type="float">
            <text:p>11.3732</text:p>
          </table:table-cell>
          <table:table-cell table:formula="of:=[.B308]/[.$B$2]" office:value-type="float" office:value="0.774266457893662" calcext:value-type="float">
            <text:p>0.774266457893662</text:p>
          </table:table-cell>
          <table:table-cell table:formula="of:=-LN([.C308])" office:value-type="float" office:value="0.255839203792053" calcext:value-type="float">
            <text:p>0.255839203792053</text:p>
          </table:table-cell>
        </table:table-row>
        <table:table-row table:style-name="ro1">
          <table:table-cell office:value-type="float" office:value="307.035" calcext:value-type="float">
            <text:p>307.035</text:p>
          </table:table-cell>
          <table:table-cell office:value-type="float" office:value="11.3647" calcext:value-type="float">
            <text:p>11.3647</text:p>
          </table:table-cell>
          <table:table-cell table:formula="of:=[.B309]/[.$B$2]" office:value-type="float" office:value="0.773687793587038" calcext:value-type="float">
            <text:p>0.773687793587038</text:p>
          </table:table-cell>
          <table:table-cell table:formula="of:=-LN([.C309])" office:value-type="float" office:value="0.256586854225554" calcext:value-type="float">
            <text:p>0.256586854225554</text:p>
          </table:table-cell>
        </table:table-row>
        <table:table-row table:style-name="ro1">
          <table:table-cell office:value-type="float" office:value="308.035" calcext:value-type="float">
            <text:p>308.035</text:p>
          </table:table-cell>
          <table:table-cell office:value-type="float" office:value="11.3558" calcext:value-type="float">
            <text:p>11.3558</text:p>
          </table:table-cell>
          <table:table-cell table:formula="of:=[.B310]/[.$B$2]" office:value-type="float" office:value="0.773081898018926" calcext:value-type="float">
            <text:p>0.773081898018926</text:p>
          </table:table-cell>
          <table:table-cell table:formula="of:=-LN([.C310])" office:value-type="float" office:value="0.257370287728796" calcext:value-type="float">
            <text:p>0.257370287728796</text:p>
          </table:table-cell>
        </table:table-row>
        <table:table-row table:style-name="ro1">
          <table:table-cell office:value-type="float" office:value="309.034" calcext:value-type="float">
            <text:p>309.034</text:p>
          </table:table-cell>
          <table:table-cell office:value-type="float" office:value="11.3469" calcext:value-type="float">
            <text:p>11.3469</text:p>
          </table:table-cell>
          <table:table-cell table:formula="of:=[.B311]/[.$B$2]" office:value-type="float" office:value="0.772476002450814" calcext:value-type="float">
            <text:p>0.772476002450814</text:p>
          </table:table-cell>
          <table:table-cell table:formula="of:=-LN([.C311])" office:value-type="float" office:value="0.258154335481348" calcext:value-type="float">
            <text:p>0.258154335481348</text:p>
          </table:table-cell>
        </table:table-row>
        <table:table-row table:style-name="ro1">
          <table:table-cell office:value-type="float" office:value="310.034" calcext:value-type="float">
            <text:p>310.034</text:p>
          </table:table-cell>
          <table:table-cell office:value-type="float" office:value="11.3382" calcext:value-type="float">
            <text:p>11.3382</text:p>
          </table:table-cell>
          <table:table-cell table:formula="of:=[.B312]/[.$B$2]" office:value-type="float" office:value="0.771883722513446" calcext:value-type="float">
            <text:p>0.771883722513446</text:p>
          </table:table-cell>
          <table:table-cell table:formula="of:=-LN([.C312])" office:value-type="float" office:value="0.258921358807367" calcext:value-type="float">
            <text:p>0.258921358807367</text:p>
          </table:table-cell>
        </table:table-row>
        <table:table-row table:style-name="ro1">
          <table:table-cell office:value-type="float" office:value="311.034" calcext:value-type="float">
            <text:p>311.034</text:p>
          </table:table-cell>
          <table:table-cell office:value-type="float" office:value="11.3295" calcext:value-type="float">
            <text:p>11.3295</text:p>
          </table:table-cell>
          <table:table-cell table:formula="of:=[.B313]/[.$B$2]" office:value-type="float" office:value="0.771291442576077" calcext:value-type="float">
            <text:p>0.771291442576077</text:p>
          </table:table-cell>
          <table:table-cell table:formula="of:=-LN([.C313])" office:value-type="float" office:value="0.259688970909803" calcext:value-type="float">
            <text:p>0.259688970909803</text:p>
          </table:table-cell>
        </table:table-row>
        <table:table-row table:style-name="ro1">
          <table:table-cell office:value-type="float" office:value="312.034" calcext:value-type="float">
            <text:p>312.034</text:p>
          </table:table-cell>
          <table:table-cell office:value-type="float" office:value="11.32" calcext:value-type="float">
            <text:p>11.32</text:p>
          </table:table-cell>
          <table:table-cell table:formula="of:=[.B314]/[.$B$2]" office:value-type="float" office:value="0.770644700115733" calcext:value-type="float">
            <text:p>0.770644700115733</text:p>
          </table:table-cell>
          <table:table-cell table:formula="of:=-LN([.C314])" office:value-type="float" office:value="0.260527841574241" calcext:value-type="float">
            <text:p>0.260527841574241</text:p>
          </table:table-cell>
        </table:table-row>
        <table:table-row table:style-name="ro1">
          <table:table-cell office:value-type="float" office:value="313.035" calcext:value-type="float">
            <text:p>313.035</text:p>
          </table:table-cell>
          <table:table-cell office:value-type="float" office:value="11.311" calcext:value-type="float">
            <text:p>11.311</text:p>
          </table:table-cell>
          <table:table-cell table:formula="of:=[.B315]/[.$B$2]" office:value-type="float" office:value="0.770031996732249" calcext:value-type="float">
            <text:p>0.770031996732249</text:p>
          </table:table-cell>
          <table:table-cell table:formula="of:=-LN([.C315])" office:value-type="float" office:value="0.261323210800034" calcext:value-type="float">
            <text:p>0.261323210800034</text:p>
          </table:table-cell>
        </table:table-row>
        <table:table-row table:style-name="ro1">
          <table:table-cell office:value-type="float" office:value="314.035" calcext:value-type="float">
            <text:p>314.035</text:p>
          </table:table-cell>
          <table:table-cell office:value-type="float" office:value="11.3021" calcext:value-type="float">
            <text:p>11.3021</text:p>
          </table:table-cell>
          <table:table-cell table:formula="of:=[.B316]/[.$B$2]" office:value-type="float" office:value="0.769426101164136" calcext:value-type="float">
            <text:p>0.769426101164136</text:p>
          </table:table-cell>
          <table:table-cell table:formula="of:=-LN([.C316])" office:value-type="float" office:value="0.262110365189264" calcext:value-type="float">
            <text:p>0.262110365189264</text:p>
          </table:table-cell>
        </table:table-row>
        <table:table-row table:style-name="ro1">
          <table:table-cell office:value-type="float" office:value="315.035" calcext:value-type="float">
            <text:p>315.035</text:p>
          </table:table-cell>
          <table:table-cell office:value-type="float" office:value="11.2929" calcext:value-type="float">
            <text:p>11.2929</text:p>
          </table:table-cell>
          <table:table-cell table:formula="of:=[.B317]/[.$B$2]" office:value-type="float" office:value="0.768799782149908" calcext:value-type="float">
            <text:p>0.768799782149908</text:p>
          </table:table-cell>
          <table:table-cell table:formula="of:=-LN([.C317])" office:value-type="float" office:value="0.262924704689898" calcext:value-type="float">
            <text:p>0.262924704689898</text:p>
          </table:table-cell>
        </table:table-row>
        <table:table-row table:style-name="ro1">
          <table:table-cell office:value-type="float" office:value="316.035" calcext:value-type="float">
            <text:p>316.035</text:p>
          </table:table-cell>
          <table:table-cell office:value-type="float" office:value="11.2838" calcext:value-type="float">
            <text:p>11.2838</text:p>
          </table:table-cell>
          <table:table-cell table:formula="of:=[.B318]/[.$B$2]" office:value-type="float" office:value="0.768180270951052" calcext:value-type="float">
            <text:p>0.768180270951052</text:p>
          </table:table-cell>
          <table:table-cell table:formula="of:=-LN([.C318])" office:value-type="float" office:value="0.263730845577876" calcext:value-type="float">
            <text:p>0.263730845577876</text:p>
          </table:table-cell>
        </table:table-row>
        <table:table-row table:style-name="ro1">
          <table:table-cell office:value-type="float" office:value="317.035" calcext:value-type="float">
            <text:p>317.035</text:p>
          </table:table-cell>
          <table:table-cell office:value-type="float" office:value="11.2744" calcext:value-type="float">
            <text:p>11.2744</text:p>
          </table:table-cell>
          <table:table-cell table:formula="of:=[.B319]/[.$B$2]" office:value-type="float" office:value="0.767540336306079" calcext:value-type="float">
            <text:p>0.767540336306079</text:p>
          </table:table-cell>
          <table:table-cell table:formula="of:=-LN([.C319])" office:value-type="float" office:value="0.264564245454114" calcext:value-type="float">
            <text:p>0.264564245454114</text:p>
          </table:table-cell>
        </table:table-row>
        <table:table-row table:style-name="ro1">
          <table:table-cell office:value-type="float" office:value="318.035" calcext:value-type="float">
            <text:p>318.035</text:p>
          </table:table-cell>
          <table:table-cell office:value-type="float" office:value="11.2656" calcext:value-type="float">
            <text:p>11.2656</text:p>
          </table:table-cell>
          <table:table-cell table:formula="of:=[.B320]/[.$B$2]" office:value-type="float" office:value="0.766941248553339" calcext:value-type="float">
            <text:p>0.766941248553339</text:p>
          </table:table-cell>
          <table:table-cell table:formula="of:=-LN([.C320])" office:value-type="float" office:value="0.265345079566546" calcext:value-type="float">
            <text:p>0.265345079566546</text:p>
          </table:table-cell>
        </table:table-row>
        <table:table-row table:style-name="ro1">
          <table:table-cell office:value-type="float" office:value="319.035" calcext:value-type="float">
            <text:p>319.035</text:p>
          </table:table-cell>
          <table:table-cell office:value-type="float" office:value="11.2573" calcext:value-type="float">
            <text:p>11.2573</text:p>
          </table:table-cell>
          <table:table-cell table:formula="of:=[.B321]/[.$B$2]" office:value-type="float" office:value="0.766376199877459" calcext:value-type="float">
            <text:p>0.766376199877459</text:p>
          </table:table-cell>
          <table:table-cell table:formula="of:=-LN([.C321])" office:value-type="float" office:value="0.266082107247326" calcext:value-type="float">
            <text:p>0.266082107247326</text:p>
          </table:table-cell>
        </table:table-row>
        <table:table-row table:style-name="ro1">
          <table:table-cell office:value-type="float" office:value="320.035" calcext:value-type="float">
            <text:p>320.035</text:p>
          </table:table-cell>
          <table:table-cell office:value-type="float" office:value="11.2483" calcext:value-type="float">
            <text:p>11.2483</text:p>
          </table:table-cell>
          <table:table-cell table:formula="of:=[.B322]/[.$B$2]" office:value-type="float" office:value="0.765763496493975" calcext:value-type="float">
            <text:p>0.765763496493975</text:p>
          </table:table-cell>
          <table:table-cell table:formula="of:=-LN([.C322])" office:value-type="float" office:value="0.266881908228394" calcext:value-type="float">
            <text:p>0.266881908228394</text:p>
          </table:table-cell>
        </table:table-row>
        <table:table-row table:style-name="ro1">
          <table:table-cell office:value-type="float" office:value="321.035" calcext:value-type="float">
            <text:p>321.035</text:p>
          </table:table-cell>
          <table:table-cell office:value-type="float" office:value="11.2386" calcext:value-type="float">
            <text:p>11.2386</text:p>
          </table:table-cell>
          <table:table-cell table:formula="of:=[.B323]/[.$B$2]" office:value-type="float" office:value="0.765103138402887" calcext:value-type="float">
            <text:p>0.765103138402887</text:p>
          </table:table-cell>
          <table:table-cell table:formula="of:=-LN([.C323])" office:value-type="float" office:value="0.267744632801513" calcext:value-type="float">
            <text:p>0.267744632801513</text:p>
          </table:table-cell>
        </table:table-row>
        <table:table-row table:style-name="ro1">
          <table:table-cell office:value-type="float" office:value="322.035" calcext:value-type="float">
            <text:p>322.035</text:p>
          </table:table-cell>
          <table:table-cell office:value-type="float" office:value="11.2298" calcext:value-type="float">
            <text:p>11.2298</text:p>
          </table:table-cell>
          <table:table-cell table:formula="of:=[.B324]/[.$B$2]" office:value-type="float" office:value="0.764504050650146" calcext:value-type="float">
            <text:p>0.764504050650146</text:p>
          </table:table-cell>
          <table:table-cell table:formula="of:=-LN([.C324])" office:value-type="float" office:value="0.268527955196519" calcext:value-type="float">
            <text:p>0.268527955196519</text:p>
          </table:table-cell>
        </table:table-row>
        <table:table-row table:style-name="ro1">
          <table:table-cell office:value-type="float" office:value="323.034" calcext:value-type="float">
            <text:p>323.034</text:p>
          </table:table-cell>
          <table:table-cell office:value-type="float" office:value="11.2212" calcext:value-type="float">
            <text:p>11.2212</text:p>
          </table:table-cell>
          <table:table-cell table:formula="of:=[.B325]/[.$B$2]" office:value-type="float" office:value="0.76391857852815" calcext:value-type="float">
            <text:p>0.76391857852815</text:p>
          </table:table-cell>
          <table:table-cell table:formula="of:=-LN([.C325])" office:value-type="float" office:value="0.269294068102014" calcext:value-type="float">
            <text:p>0.269294068102014</text:p>
          </table:table-cell>
        </table:table-row>
        <table:table-row table:style-name="ro1">
          <table:table-cell office:value-type="float" office:value="324.034" calcext:value-type="float">
            <text:p>324.034</text:p>
          </table:table-cell>
          <table:table-cell office:value-type="float" office:value="11.2129" calcext:value-type="float">
            <text:p>11.2129</text:p>
          </table:table-cell>
          <table:table-cell table:formula="of:=[.B326]/[.$B$2]" office:value-type="float" office:value="0.76335352985227" calcext:value-type="float">
            <text:p>0.76335352985227</text:p>
          </table:table-cell>
          <table:table-cell table:formula="of:=-LN([.C326])" office:value-type="float" office:value="0.270034013130225" calcext:value-type="float">
            <text:p>0.270034013130225</text:p>
          </table:table-cell>
        </table:table-row>
        <table:table-row table:style-name="ro1">
          <table:table-cell office:value-type="float" office:value="325.034" calcext:value-type="float">
            <text:p>325.034</text:p>
          </table:table-cell>
          <table:table-cell office:value-type="float" office:value="11.204" calcext:value-type="float">
            <text:p>11.204</text:p>
          </table:table-cell>
          <table:table-cell table:formula="of:=[.B327]/[.$B$2]" office:value-type="float" office:value="0.762747634284158" calcext:value-type="float">
            <text:p>0.762747634284158</text:p>
          </table:table-cell>
          <table:table-cell table:formula="of:=-LN([.C327])" office:value-type="float" office:value="0.270828056951416" calcext:value-type="float">
            <text:p>0.270828056951416</text:p>
          </table:table-cell>
        </table:table-row>
        <table:table-row table:style-name="ro1">
          <table:table-cell office:value-type="float" office:value="326.034" calcext:value-type="float">
            <text:p>326.034</text:p>
          </table:table-cell>
          <table:table-cell office:value-type="float" office:value="11.1962" calcext:value-type="float">
            <text:p>11.1962</text:p>
          </table:table-cell>
          <table:table-cell table:formula="of:=[.B328]/[.$B$2]" office:value-type="float" office:value="0.762216624685139" calcext:value-type="float">
            <text:p>0.762216624685139</text:p>
          </table:table-cell>
          <table:table-cell table:formula="of:=-LN([.C328])" office:value-type="float" office:value="0.271524479332935" calcext:value-type="float">
            <text:p>0.271524479332935</text:p>
          </table:table-cell>
        </table:table-row>
        <table:table-row table:style-name="ro1">
          <table:table-cell office:value-type="float" office:value="327.035" calcext:value-type="float">
            <text:p>327.035</text:p>
          </table:table-cell>
          <table:table-cell office:value-type="float" office:value="11.1866" calcext:value-type="float">
            <text:p>11.1866</text:p>
          </table:table-cell>
          <table:table-cell table:formula="of:=[.B329]/[.$B$2]" office:value-type="float" office:value="0.761563074409422" calcext:value-type="float">
            <text:p>0.761563074409422</text:p>
          </table:table-cell>
          <table:table-cell table:formula="of:=-LN([.C329])" office:value-type="float" office:value="0.272382280911706" calcext:value-type="float">
            <text:p>0.272382280911706</text:p>
          </table:table-cell>
        </table:table-row>
        <table:table-row table:style-name="ro1">
          <table:table-cell office:value-type="float" office:value="328.035" calcext:value-type="float">
            <text:p>328.035</text:p>
          </table:table-cell>
          <table:table-cell office:value-type="float" office:value="11.1781" calcext:value-type="float">
            <text:p>11.1781</text:p>
          </table:table-cell>
          <table:table-cell table:formula="of:=[.B330]/[.$B$2]" office:value-type="float" office:value="0.760984410102798" calcext:value-type="float">
            <text:p>0.760984410102798</text:p>
          </table:table-cell>
          <table:table-cell table:formula="of:=-LN([.C330])" office:value-type="float" office:value="0.273142407397576" calcext:value-type="float">
            <text:p>0.273142407397576</text:p>
          </table:table-cell>
        </table:table-row>
        <table:table-row table:style-name="ro1">
          <table:table-cell office:value-type="float" office:value="329.035" calcext:value-type="float">
            <text:p>329.035</text:p>
          </table:table-cell>
          <table:table-cell office:value-type="float" office:value="11.1687" calcext:value-type="float">
            <text:p>11.1687</text:p>
          </table:table-cell>
          <table:table-cell table:formula="of:=[.B331]/[.$B$2]" office:value-type="float" office:value="0.760344475457826" calcext:value-type="float">
            <text:p>0.760344475457826</text:p>
          </table:table-cell>
          <table:table-cell table:formula="of:=-LN([.C331])" office:value-type="float" office:value="0.273983691210418" calcext:value-type="float">
            <text:p>0.273983691210418</text:p>
          </table:table-cell>
        </table:table-row>
        <table:table-row table:style-name="ro1">
          <table:table-cell office:value-type="float" office:value="330.035" calcext:value-type="float">
            <text:p>330.035</text:p>
          </table:table-cell>
          <table:table-cell office:value-type="float" office:value="11.1609" calcext:value-type="float">
            <text:p>11.1609</text:p>
          </table:table-cell>
          <table:table-cell table:formula="of:=[.B332]/[.$B$2]" office:value-type="float" office:value="0.759813465858806" calcext:value-type="float">
            <text:p>0.759813465858806</text:p>
          </table:table-cell>
          <table:table-cell table:formula="of:=-LN([.C332])" office:value-type="float" office:value="0.274682315486469" calcext:value-type="float">
            <text:p>0.274682315486469</text:p>
          </table:table-cell>
        </table:table-row>
        <table:table-row table:style-name="ro1">
          <table:table-cell office:value-type="float" office:value="331.035" calcext:value-type="float">
            <text:p>331.035</text:p>
          </table:table-cell>
          <table:table-cell office:value-type="float" office:value="11.1531" calcext:value-type="float">
            <text:p>11.1531</text:p>
          </table:table-cell>
          <table:table-cell table:formula="of:=[.B333]/[.$B$2]" office:value-type="float" office:value="0.759282456259786" calcext:value-type="float">
            <text:p>0.759282456259786</text:p>
          </table:table-cell>
          <table:table-cell table:formula="of:=-LN([.C333])" office:value-type="float" office:value="0.275381428179638" calcext:value-type="float">
            <text:p>0.275381428179638</text:p>
          </table:table-cell>
        </table:table-row>
        <table:table-row table:style-name="ro1">
          <table:table-cell office:value-type="float" office:value="332.035" calcext:value-type="float">
            <text:p>332.035</text:p>
          </table:table-cell>
          <table:table-cell office:value-type="float" office:value="11.1438" calcext:value-type="float">
            <text:p>11.1438</text:p>
          </table:table-cell>
          <table:table-cell table:formula="of:=[.B334]/[.$B$2]" office:value-type="float" office:value="0.758649329430186" calcext:value-type="float">
            <text:p>0.758649329430186</text:p>
          </table:table-cell>
          <table:table-cell table:formula="of:=-LN([.C334])" office:value-type="float" office:value="0.276215624910064" calcext:value-type="float">
            <text:p>0.276215624910064</text:p>
          </table:table-cell>
        </table:table-row>
        <table:table-row table:style-name="ro1">
          <table:table-cell office:value-type="float" office:value="333.034" calcext:value-type="float">
            <text:p>333.034</text:p>
          </table:table-cell>
          <table:table-cell office:value-type="float" office:value="11.1348" calcext:value-type="float">
            <text:p>11.1348</text:p>
          </table:table-cell>
          <table:table-cell table:formula="of:=[.B335]/[.$B$2]" office:value-type="float" office:value="0.758036626046702" calcext:value-type="float">
            <text:p>0.758036626046702</text:p>
          </table:table-cell>
          <table:table-cell table:formula="of:=-LN([.C335])" office:value-type="float" office:value="0.277023575184281" calcext:value-type="float">
            <text:p>0.277023575184281</text:p>
          </table:table-cell>
        </table:table-row>
        <table:table-row table:style-name="ro1">
          <table:table-cell office:value-type="float" office:value="334.034" calcext:value-type="float">
            <text:p>334.034</text:p>
          </table:table-cell>
          <table:table-cell office:value-type="float" office:value="11.1265" calcext:value-type="float">
            <text:p>11.1265</text:p>
          </table:table-cell>
          <table:table-cell table:formula="of:=[.B336]/[.$B$2]" office:value-type="float" office:value="0.757471577370822" calcext:value-type="float">
            <text:p>0.757471577370822</text:p>
          </table:table-cell>
          <table:table-cell table:formula="of:=-LN([.C336])" office:value-type="float" office:value="0.277769263925244" calcext:value-type="float">
            <text:p>0.277769263925244</text:p>
          </table:table-cell>
        </table:table-row>
        <table:table-row table:style-name="ro1">
          <table:table-cell office:value-type="float" office:value="335.034" calcext:value-type="float">
            <text:p>335.034</text:p>
          </table:table-cell>
          <table:table-cell office:value-type="float" office:value="11.1171" calcext:value-type="float">
            <text:p>11.1171</text:p>
          </table:table-cell>
          <table:table-cell table:formula="of:=[.B337]/[.$B$2]" office:value-type="float" office:value="0.756831642725849" calcext:value-type="float">
            <text:p>0.756831642725849</text:p>
          </table:table-cell>
          <table:table-cell table:formula="of:=-LN([.C337])" office:value-type="float" office:value="0.27861445090573" calcext:value-type="float">
            <text:p>0.27861445090573</text:p>
          </table:table-cell>
        </table:table-row>
        <table:table-row table:style-name="ro1">
          <table:table-cell office:value-type="float" office:value="336.035" calcext:value-type="float">
            <text:p>336.035</text:p>
          </table:table-cell>
          <table:table-cell office:value-type="float" office:value="11.1077" calcext:value-type="float">
            <text:p>11.1077</text:p>
          </table:table-cell>
          <table:table-cell table:formula="of:=[.B338]/[.$B$2]" office:value-type="float" office:value="0.756191708080877" calcext:value-type="float">
            <text:p>0.756191708080877</text:p>
          </table:table-cell>
          <table:table-cell table:formula="of:=-LN([.C338])" office:value-type="float" office:value="0.279460352831553" calcext:value-type="float">
            <text:p>0.279460352831553</text:p>
          </table:table-cell>
        </table:table-row>
        <table:table-row table:style-name="ro1">
          <table:table-cell office:value-type="float" office:value="337.034" calcext:value-type="float">
            <text:p>337.034</text:p>
          </table:table-cell>
          <table:table-cell office:value-type="float" office:value="11.0993" calcext:value-type="float">
            <text:p>11.0993</text:p>
          </table:table-cell>
          <table:table-cell table:formula="of:=[.B339]/[.$B$2]" office:value-type="float" office:value="0.755619851589625" calcext:value-type="float">
            <text:p>0.755619851589625</text:p>
          </table:table-cell>
          <table:table-cell table:formula="of:=-LN([.C339])" office:value-type="float" office:value="0.280216871082611" calcext:value-type="float">
            <text:p>0.280216871082611</text:p>
          </table:table-cell>
        </table:table-row>
        <table:table-row table:style-name="ro1">
          <table:table-cell office:value-type="float" office:value="338.034" calcext:value-type="float">
            <text:p>338.034</text:p>
          </table:table-cell>
          <table:table-cell office:value-type="float" office:value="11.0906" calcext:value-type="float">
            <text:p>11.0906</text:p>
          </table:table-cell>
          <table:table-cell table:formula="of:=[.B340]/[.$B$2]" office:value-type="float" office:value="0.755027571652257" calcext:value-type="float">
            <text:p>0.755027571652257</text:p>
          </table:table-cell>
          <table:table-cell table:formula="of:=-LN([.C340])" office:value-type="float" office:value="0.281001011655195" calcext:value-type="float">
            <text:p>0.281001011655195</text:p>
          </table:table-cell>
        </table:table-row>
        <table:table-row table:style-name="ro1">
          <table:table-cell office:value-type="float" office:value="339.034" calcext:value-type="float">
            <text:p>339.034</text:p>
          </table:table-cell>
          <table:table-cell office:value-type="float" office:value="11.0803" calcext:value-type="float">
            <text:p>11.0803</text:p>
          </table:table-cell>
          <table:table-cell table:formula="of:=[.B341]/[.$B$2]" office:value-type="float" office:value="0.754326366668936" calcext:value-type="float">
            <text:p>0.754326366668936</text:p>
          </table:table-cell>
          <table:table-cell table:formula="of:=-LN([.C341])" office:value-type="float" office:value="0.281930157584409" calcext:value-type="float">
            <text:p>0.281930157584409</text:p>
          </table:table-cell>
        </table:table-row>
        <table:table-row table:style-name="ro1">
          <table:table-cell office:value-type="float" office:value="340.034" calcext:value-type="float">
            <text:p>340.034</text:p>
          </table:table-cell>
          <table:table-cell office:value-type="float" office:value="11.0723" calcext:value-type="float">
            <text:p>11.0723</text:p>
          </table:table-cell>
          <table:table-cell table:formula="of:=[.B342]/[.$B$2]" office:value-type="float" office:value="0.753781741439172" calcext:value-type="float">
            <text:p>0.753781741439172</text:p>
          </table:table-cell>
          <table:table-cell table:formula="of:=-LN([.C342])" office:value-type="float" office:value="0.282652420465315" calcext:value-type="float">
            <text:p>0.282652420465315</text:p>
          </table:table-cell>
        </table:table-row>
        <table:table-row table:style-name="ro1">
          <table:table-cell office:value-type="float" office:value="341.034" calcext:value-type="float">
            <text:p>341.034</text:p>
          </table:table-cell>
          <table:table-cell office:value-type="float" office:value="11.0632" calcext:value-type="float">
            <text:p>11.0632</text:p>
          </table:table-cell>
          <table:table-cell table:formula="of:=[.B343]/[.$B$2]" office:value-type="float" office:value="0.753162230240316" calcext:value-type="float">
            <text:p>0.753162230240316</text:p>
          </table:table-cell>
          <table:table-cell table:formula="of:=-LN([.C343])" office:value-type="float" office:value="0.283474629180966" calcext:value-type="float">
            <text:p>0.283474629180966</text:p>
          </table:table-cell>
        </table:table-row>
        <table:table-row table:style-name="ro1">
          <table:table-cell office:value-type="float" office:value="342.034" calcext:value-type="float">
            <text:p>342.034</text:p>
          </table:table-cell>
          <table:table-cell office:value-type="float" office:value="11.0536" calcext:value-type="float">
            <text:p>11.0536</text:p>
          </table:table-cell>
          <table:table-cell table:formula="of:=[.B344]/[.$B$2]" office:value-type="float" office:value="0.752508679964599" calcext:value-type="float">
            <text:p>0.752508679964599</text:p>
          </table:table-cell>
          <table:table-cell table:formula="of:=-LN([.C344])" office:value-type="float" office:value="0.284342747588955" calcext:value-type="float">
            <text:p>0.284342747588955</text:p>
          </table:table-cell>
        </table:table-row>
        <table:table-row table:style-name="ro1">
          <table:table-cell office:value-type="float" office:value="343.034" calcext:value-type="float">
            <text:p>343.034</text:p>
          </table:table-cell>
          <table:table-cell office:value-type="float" office:value="11.0455" calcext:value-type="float">
            <text:p>11.0455</text:p>
          </table:table-cell>
          <table:table-cell table:formula="of:=[.B345]/[.$B$2]" office:value-type="float" office:value="0.751957246919464" calcext:value-type="float">
            <text:p>0.751957246919464</text:p>
          </table:table-cell>
          <table:table-cell table:formula="of:=-LN([.C345])" office:value-type="float" office:value="0.285075809149175" calcext:value-type="float">
            <text:p>0.285075809149175</text:p>
          </table:table-cell>
        </table:table-row>
        <table:table-row table:style-name="ro1">
          <table:table-cell office:value-type="float" office:value="344.034" calcext:value-type="float">
            <text:p>344.034</text:p>
          </table:table-cell>
          <table:table-cell office:value-type="float" office:value="11.036" calcext:value-type="float">
            <text:p>11.036</text:p>
          </table:table-cell>
          <table:table-cell table:formula="of:=[.B346]/[.$B$2]" office:value-type="float" office:value="0.751310504459119" calcext:value-type="float">
            <text:p>0.751310504459119</text:p>
          </table:table-cell>
          <table:table-cell table:formula="of:=-LN([.C346])" office:value-type="float" office:value="0.285936257994238" calcext:value-type="float">
            <text:p>0.285936257994238</text:p>
          </table:table-cell>
        </table:table-row>
        <table:table-row table:style-name="ro1">
          <table:table-cell office:value-type="float" office:value="345.035" calcext:value-type="float">
            <text:p>345.035</text:p>
          </table:table-cell>
          <table:table-cell office:value-type="float" office:value="11.0277" calcext:value-type="float">
            <text:p>11.0277</text:p>
          </table:table-cell>
          <table:table-cell table:formula="of:=[.B347]/[.$B$2]" office:value-type="float" office:value="0.750745455783239" calcext:value-type="float">
            <text:p>0.750745455783239</text:p>
          </table:table-cell>
          <table:table-cell table:formula="of:=-LN([.C347])" office:value-type="float" office:value="0.286688625039795" calcext:value-type="float">
            <text:p>0.286688625039795</text:p>
          </table:table-cell>
        </table:table-row>
        <table:table-row table:style-name="ro1">
          <table:table-cell office:value-type="float" office:value="346.035" calcext:value-type="float">
            <text:p>346.035</text:p>
          </table:table-cell>
          <table:table-cell office:value-type="float" office:value="11.0192" calcext:value-type="float">
            <text:p>11.0192</text:p>
          </table:table-cell>
          <table:table-cell table:formula="of:=[.B348]/[.$B$2]" office:value-type="float" office:value="0.750166791476615" calcext:value-type="float">
            <text:p>0.750166791476615</text:p>
          </table:table-cell>
          <table:table-cell table:formula="of:=-LN([.C348])" office:value-type="float" office:value="0.287459708540981" calcext:value-type="float">
            <text:p>0.287459708540981</text:p>
          </table:table-cell>
        </table:table-row>
        <table:table-row table:style-name="ro1">
          <table:table-cell office:value-type="float" office:value="347.035" calcext:value-type="float">
            <text:p>347.035</text:p>
          </table:table-cell>
          <table:table-cell office:value-type="float" office:value="11.0112" calcext:value-type="float">
            <text:p>11.0112</text:p>
          </table:table-cell>
          <table:table-cell table:formula="of:=[.B349]/[.$B$2]" office:value-type="float" office:value="0.749622166246851" calcext:value-type="float">
            <text:p>0.749622166246851</text:p>
          </table:table-cell>
          <table:table-cell table:formula="of:=-LN([.C349])" office:value-type="float" office:value="0.288185977728254" calcext:value-type="float">
            <text:p>0.288185977728254</text:p>
          </table:table-cell>
        </table:table-row>
        <table:table-row table:style-name="ro1">
          <table:table-cell office:value-type="float" office:value="348.035" calcext:value-type="float">
            <text:p>348.035</text:p>
          </table:table-cell>
          <table:table-cell office:value-type="float" office:value="11.0014" calcext:value-type="float">
            <text:p>11.0014</text:p>
          </table:table-cell>
          <table:table-cell table:formula="of:=[.B350]/[.$B$2]" office:value-type="float" office:value="0.748955000340391" calcext:value-type="float">
            <text:p>0.748955000340391</text:p>
          </table:table-cell>
          <table:table-cell table:formula="of:=-LN([.C350])" office:value-type="float" office:value="0.289076376922121" calcext:value-type="float">
            <text:p>0.289076376922121</text:p>
          </table:table-cell>
        </table:table-row>
        <table:table-row table:style-name="ro1">
          <table:table-cell office:value-type="float" office:value="349.035" calcext:value-type="float">
            <text:p>349.035</text:p>
          </table:table-cell>
          <table:table-cell office:value-type="float" office:value="10.9918" calcext:value-type="float">
            <text:p>10.9918</text:p>
          </table:table-cell>
          <table:table-cell table:formula="of:=[.B351]/[.$B$2]" office:value-type="float" office:value="0.748301450064674" calcext:value-type="float">
            <text:p>0.748301450064674</text:p>
          </table:table-cell>
          <table:table-cell table:formula="of:=-LN([.C351])" office:value-type="float" office:value="0.289949374085762" calcext:value-type="float">
            <text:p>0.289949374085762</text:p>
          </table:table-cell>
        </table:table-row>
        <table:table-row table:style-name="ro1">
          <table:table-cell office:value-type="float" office:value="350.035" calcext:value-type="float">
            <text:p>350.035</text:p>
          </table:table-cell>
          <table:table-cell office:value-type="float" office:value="10.9837" calcext:value-type="float">
            <text:p>10.9837</text:p>
          </table:table-cell>
          <table:table-cell table:formula="of:=[.B352]/[.$B$2]" office:value-type="float" office:value="0.747750017019539" calcext:value-type="float">
            <text:p>0.747750017019539</text:p>
          </table:table-cell>
          <table:table-cell table:formula="of:=-LN([.C352])" office:value-type="float" office:value="0.290686558711079" calcext:value-type="float">
            <text:p>0.290686558711079</text:p>
          </table:table-cell>
        </table:table-row>
        <table:table-row table:style-name="ro1">
          <table:table-cell office:value-type="float" office:value="351.035" calcext:value-type="float">
            <text:p>351.035</text:p>
          </table:table-cell>
          <table:table-cell office:value-type="float" office:value="10.975" calcext:value-type="float">
            <text:p>10.975</text:p>
          </table:table-cell>
          <table:table-cell table:formula="of:=[.B353]/[.$B$2]" office:value-type="float" office:value="0.74715773708217" calcext:value-type="float">
            <text:p>0.74715773708217</text:p>
          </table:table-cell>
          <table:table-cell table:formula="of:=-LN([.C353])" office:value-type="float" office:value="0.291478955388043" calcext:value-type="float">
            <text:p>0.291478955388043</text:p>
          </table:table-cell>
        </table:table-row>
        <table:table-row table:style-name="ro1">
          <table:table-cell office:value-type="float" office:value="352.035" calcext:value-type="float">
            <text:p>352.035</text:p>
          </table:table-cell>
          <table:table-cell office:value-type="float" office:value="10.9655" calcext:value-type="float">
            <text:p>10.9655</text:p>
          </table:table-cell>
          <table:table-cell table:formula="of:=[.B354]/[.$B$2]" office:value-type="float" office:value="0.746510994621826" calcext:value-type="float">
            <text:p>0.746510994621826</text:p>
          </table:table-cell>
          <table:table-cell table:formula="of:=-LN([.C354])" office:value-type="float" office:value="0.292344933883855" calcext:value-type="float">
            <text:p>0.292344933883855</text:p>
          </table:table-cell>
        </table:table-row>
        <table:table-row table:style-name="ro1">
          <table:table-cell office:value-type="float" office:value="353.034" calcext:value-type="float">
            <text:p>353.034</text:p>
          </table:table-cell>
          <table:table-cell office:value-type="float" office:value="10.9562" calcext:value-type="float">
            <text:p>10.9562</text:p>
          </table:table-cell>
          <table:table-cell table:formula="of:=[.B355]/[.$B$2]" office:value-type="float" office:value="0.745877867792226" calcext:value-type="float">
            <text:p>0.745877867792226</text:p>
          </table:table-cell>
          <table:table-cell table:formula="of:=-LN([.C355])" office:value-type="float" office:value="0.293193408277532" calcext:value-type="float">
            <text:p>0.293193408277532</text:p>
          </table:table-cell>
        </table:table-row>
        <table:table-row table:style-name="ro1">
          <table:table-cell office:value-type="float" office:value="354.034" calcext:value-type="float">
            <text:p>354.034</text:p>
          </table:table-cell>
          <table:table-cell office:value-type="float" office:value="10.9469" calcext:value-type="float">
            <text:p>10.9469</text:p>
          </table:table-cell>
          <table:table-cell table:formula="of:=[.B356]/[.$B$2]" office:value-type="float" office:value="0.745244740962625" calcext:value-type="float">
            <text:p>0.745244740962625</text:p>
          </table:table-cell>
          <table:table-cell table:formula="of:=-LN([.C356])" office:value-type="float" office:value="0.294042603191391" calcext:value-type="float">
            <text:p>0.294042603191391</text:p>
          </table:table-cell>
        </table:table-row>
        <table:table-row table:style-name="ro1">
          <table:table-cell office:value-type="float" office:value="355.035" calcext:value-type="float">
            <text:p>355.035</text:p>
          </table:table-cell>
          <table:table-cell office:value-type="float" office:value="10.9391" calcext:value-type="float">
            <text:p>10.9391</text:p>
          </table:table-cell>
          <table:table-cell table:formula="of:=[.B357]/[.$B$2]" office:value-type="float" office:value="0.744713731363605" calcext:value-type="float">
            <text:p>0.744713731363605</text:p>
          </table:table-cell>
          <table:table-cell table:formula="of:=-LN([.C357])" office:value-type="float" office:value="0.294755387649971" calcext:value-type="float">
            <text:p>0.294755387649971</text:p>
          </table:table-cell>
        </table:table-row>
        <table:table-row table:style-name="ro1">
          <table:table-cell office:value-type="float" office:value="356.035" calcext:value-type="float">
            <text:p>356.035</text:p>
          </table:table-cell>
          <table:table-cell office:value-type="float" office:value="10.9297" calcext:value-type="float">
            <text:p>10.9297</text:p>
          </table:table-cell>
          <table:table-cell table:formula="of:=[.B358]/[.$B$2]" office:value-type="float" office:value="0.744073796718633" calcext:value-type="float">
            <text:p>0.744073796718633</text:p>
          </table:table-cell>
          <table:table-cell table:formula="of:=-LN([.C358])" office:value-type="float" office:value="0.295615059930015" calcext:value-type="float">
            <text:p>0.295615059930015</text:p>
          </table:table-cell>
        </table:table-row>
        <table:table-row table:style-name="ro1">
          <table:table-cell office:value-type="float" office:value="357.035" calcext:value-type="float">
            <text:p>357.035</text:p>
          </table:table-cell>
          <table:table-cell office:value-type="float" office:value="10.9218" calcext:value-type="float">
            <text:p>10.9218</text:p>
          </table:table-cell>
          <table:table-cell table:formula="of:=[.B359]/[.$B$2]" office:value-type="float" office:value="0.743535979304241" calcext:value-type="float">
            <text:p>0.743535979304241</text:p>
          </table:table-cell>
          <table:table-cell table:formula="of:=-LN([.C359])" office:value-type="float" office:value="0.296338122451507" calcext:value-type="float">
            <text:p>0.296338122451507</text:p>
          </table:table-cell>
        </table:table-row>
        <table:table-row table:style-name="ro1">
          <table:table-cell office:value-type="float" office:value="358.034" calcext:value-type="float">
            <text:p>358.034</text:p>
          </table:table-cell>
          <table:table-cell office:value-type="float" office:value="10.9115" calcext:value-type="float">
            <text:p>10.9115</text:p>
          </table:table-cell>
          <table:table-cell table:formula="of:=[.B360]/[.$B$2]" office:value-type="float" office:value="0.74283477432092" calcext:value-type="float">
            <text:p>0.74283477432092</text:p>
          </table:table-cell>
          <table:table-cell table:formula="of:=-LN([.C360])" office:value-type="float" office:value="0.29728163541236" calcext:value-type="float">
            <text:p>0.29728163541236</text:p>
          </table:table-cell>
        </table:table-row>
        <table:table-row table:style-name="ro1">
          <table:table-cell office:value-type="float" office:value="359.034" calcext:value-type="float">
            <text:p>359.034</text:p>
          </table:table-cell>
          <table:table-cell office:value-type="float" office:value="10.903" calcext:value-type="float">
            <text:p>10.903</text:p>
          </table:table-cell>
          <table:table-cell table:formula="of:=[.B361]/[.$B$2]" office:value-type="float" office:value="0.742256110014297" calcext:value-type="float">
            <text:p>0.742256110014297</text:p>
          </table:table-cell>
          <table:table-cell table:formula="of:=-LN([.C361])" office:value-type="float" office:value="0.298060933625033" calcext:value-type="float">
            <text:p>0.298060933625033</text:p>
          </table:table-cell>
        </table:table-row>
        <table:table-row table:style-name="ro1">
          <table:table-cell office:value-type="float" office:value="360.035" calcext:value-type="float">
            <text:p>360.035</text:p>
          </table:table-cell>
          <table:table-cell office:value-type="float" office:value="10.8955" calcext:value-type="float">
            <text:p>10.8955</text:p>
          </table:table-cell>
          <table:table-cell table:formula="of:=[.B362]/[.$B$2]" office:value-type="float" office:value="0.741745523861393" calcext:value-type="float">
            <text:p>0.741745523861393</text:p>
          </table:table-cell>
          <table:table-cell table:formula="of:=-LN([.C362])" office:value-type="float" office:value="0.298749054394439" calcext:value-type="float">
            <text:p>0.298749054394439</text:p>
          </table:table-cell>
        </table:table-row>
        <table:table-row table:style-name="ro1">
          <table:table-cell office:value-type="float" office:value="361.035" calcext:value-type="float">
            <text:p>361.035</text:p>
          </table:table-cell>
          <table:table-cell office:value-type="float" office:value="10.8864" calcext:value-type="float">
            <text:p>10.8864</text:p>
          </table:table-cell>
          <table:table-cell table:formula="of:=[.B363]/[.$B$2]" office:value-type="float" office:value="0.741126012662537" calcext:value-type="float">
            <text:p>0.741126012662537</text:p>
          </table:table-cell>
          <table:table-cell table:formula="of:=-LN([.C363])" office:value-type="float" office:value="0.299584610569927" calcext:value-type="float">
            <text:p>0.299584610569927</text:p>
          </table:table-cell>
        </table:table-row>
        <table:table-row table:style-name="ro1">
          <table:table-cell office:value-type="float" office:value="362.034" calcext:value-type="float">
            <text:p>362.034</text:p>
          </table:table-cell>
          <table:table-cell office:value-type="float" office:value="10.877" calcext:value-type="float">
            <text:p>10.877</text:p>
          </table:table-cell>
          <table:table-cell table:formula="of:=[.B364]/[.$B$2]" office:value-type="float" office:value="0.740486078017564" calcext:value-type="float">
            <text:p>0.740486078017564</text:p>
          </table:table-cell>
          <table:table-cell table:formula="of:=-LN([.C364])" office:value-type="float" office:value="0.300448446237565" calcext:value-type="float">
            <text:p>0.300448446237565</text:p>
          </table:table-cell>
        </table:table-row>
        <table:table-row table:style-name="ro1">
          <table:table-cell office:value-type="float" office:value="363.034" calcext:value-type="float">
            <text:p>363.034</text:p>
          </table:table-cell>
          <table:table-cell office:value-type="float" office:value="10.8676" calcext:value-type="float">
            <text:p>10.8676</text:p>
          </table:table-cell>
          <table:table-cell table:formula="of:=[.B365]/[.$B$2]" office:value-type="float" office:value="0.739846143372592" calcext:value-type="float">
            <text:p>0.739846143372592</text:p>
          </table:table-cell>
          <table:table-cell table:formula="of:=-LN([.C365])" office:value-type="float" office:value="0.301313028762471" calcext:value-type="float">
            <text:p>0.301313028762471</text:p>
          </table:table-cell>
        </table:table-row>
        <table:table-row table:style-name="ro1">
          <table:table-cell office:value-type="float" office:value="364.034" calcext:value-type="float">
            <text:p>364.034</text:p>
          </table:table-cell>
          <table:table-cell office:value-type="float" office:value="10.8606" calcext:value-type="float">
            <text:p>10.8606</text:p>
          </table:table-cell>
          <table:table-cell table:formula="of:=[.B366]/[.$B$2]" office:value-type="float" office:value="0.739369596296548" calcext:value-type="float">
            <text:p>0.739369596296548</text:p>
          </table:table-cell>
          <table:table-cell table:formula="of:=-LN([.C366])" office:value-type="float" office:value="0.301957352750853" calcext:value-type="float">
            <text:p>0.301957352750853</text:p>
          </table:table-cell>
        </table:table-row>
        <table:table-row table:style-name="ro1">
          <table:table-cell office:value-type="float" office:value="365.035" calcext:value-type="float">
            <text:p>365.035</text:p>
          </table:table-cell>
          <table:table-cell office:value-type="float" office:value="10.8513" calcext:value-type="float">
            <text:p>10.8513</text:p>
          </table:table-cell>
          <table:table-cell table:formula="of:=[.B367]/[.$B$2]" office:value-type="float" office:value="0.738736469466948" calcext:value-type="float">
            <text:p>0.738736469466948</text:p>
          </table:table-cell>
          <table:table-cell table:formula="of:=-LN([.C367])" office:value-type="float" office:value="0.30281402587193" calcext:value-type="float">
            <text:p>0.30281402587193</text:p>
          </table:table-cell>
        </table:table-row>
        <table:table-row table:style-name="ro1">
          <table:table-cell office:value-type="float" office:value="366.034" calcext:value-type="float">
            <text:p>366.034</text:p>
          </table:table-cell>
          <table:table-cell office:value-type="float" office:value="10.8426" calcext:value-type="float">
            <text:p>10.8426</text:p>
          </table:table-cell>
          <table:table-cell table:formula="of:=[.B368]/[.$B$2]" office:value-type="float" office:value="0.73814418952958" calcext:value-type="float">
            <text:p>0.73814418952958</text:p>
          </table:table-cell>
          <table:table-cell table:formula="of:=-LN([.C368])" office:value-type="float" office:value="0.303616094699242" calcext:value-type="float">
            <text:p>0.303616094699242</text:p>
          </table:table-cell>
        </table:table-row>
        <table:table-row table:style-name="ro1">
          <table:table-cell office:value-type="float" office:value="367.034" calcext:value-type="float">
            <text:p>367.034</text:p>
          </table:table-cell>
          <table:table-cell office:value-type="float" office:value="10.8338" calcext:value-type="float">
            <text:p>10.8338</text:p>
          </table:table-cell>
          <table:table-cell table:formula="of:=[.B369]/[.$B$2]" office:value-type="float" office:value="0.73754510177684" calcext:value-type="float">
            <text:p>0.73754510177684</text:p>
          </table:table-cell>
          <table:table-cell table:formula="of:=-LN([.C369])" office:value-type="float" office:value="0.304428037686403" calcext:value-type="float">
            <text:p>0.304428037686403</text:p>
          </table:table-cell>
        </table:table-row>
        <table:table-row table:style-name="ro1">
          <table:table-cell office:value-type="float" office:value="368.035" calcext:value-type="float">
            <text:p>368.035</text:p>
          </table:table-cell>
          <table:table-cell office:value-type="float" office:value="10.826" calcext:value-type="float">
            <text:p>10.826</text:p>
          </table:table-cell>
          <table:table-cell table:formula="of:=[.B370]/[.$B$2]" office:value-type="float" office:value="0.73701409217782" calcext:value-type="float">
            <text:p>0.73701409217782</text:p>
          </table:table-cell>
          <table:table-cell table:formula="of:=-LN([.C370])" office:value-type="float" office:value="0.305148265974492" calcext:value-type="float">
            <text:p>0.305148265974492</text:p>
          </table:table-cell>
        </table:table-row>
        <table:table-row table:style-name="ro1">
          <table:table-cell office:value-type="float" office:value="369.035" calcext:value-type="float">
            <text:p>369.035</text:p>
          </table:table-cell>
          <table:table-cell office:value-type="float" office:value="10.818" calcext:value-type="float">
            <text:p>10.818</text:p>
          </table:table-cell>
          <table:table-cell table:formula="of:=[.B371]/[.$B$2]" office:value-type="float" office:value="0.736469466948056" calcext:value-type="float">
            <text:p>0.736469466948056</text:p>
          </table:table-cell>
          <table:table-cell table:formula="of:=-LN([.C371])" office:value-type="float" office:value="0.305887500900043" calcext:value-type="float">
            <text:p>0.305887500900043</text:p>
          </table:table-cell>
        </table:table-row>
        <table:table-row table:style-name="ro1">
          <table:table-cell office:value-type="float" office:value="370.034" calcext:value-type="float">
            <text:p>370.034</text:p>
          </table:table-cell>
          <table:table-cell office:value-type="float" office:value="10.8097" calcext:value-type="float">
            <text:p>10.8097</text:p>
          </table:table-cell>
          <table:table-cell table:formula="of:=[.B372]/[.$B$2]" office:value-type="float" office:value="0.735904418272177" calcext:value-type="float">
            <text:p>0.735904418272177</text:p>
          </table:table-cell>
          <table:table-cell table:formula="of:=-LN([.C372])" office:value-type="float" office:value="0.306655035164663" calcext:value-type="float">
            <text:p>0.306655035164663</text:p>
          </table:table-cell>
        </table:table-row>
        <table:table-row table:style-name="ro1">
          <table:table-cell office:value-type="float" office:value="371.035" calcext:value-type="float">
            <text:p>371.035</text:p>
          </table:table-cell>
          <table:table-cell office:value-type="float" office:value="10.8009" calcext:value-type="float">
            <text:p>10.8009</text:p>
          </table:table-cell>
          <table:table-cell table:formula="of:=[.B373]/[.$B$2]" office:value-type="float" office:value="0.735305330519436" calcext:value-type="float">
            <text:p>0.735305330519436</text:p>
          </table:table-cell>
          <table:table-cell table:formula="of:=-LN([.C373])" office:value-type="float" office:value="0.3074694503578" calcext:value-type="float">
            <text:p>0.3074694503578</text:p>
          </table:table-cell>
        </table:table-row>
        <table:table-row table:style-name="ro1">
          <table:table-cell office:value-type="float" office:value="372.035" calcext:value-type="float">
            <text:p>372.035</text:p>
          </table:table-cell>
          <table:table-cell office:value-type="float" office:value="10.7924" calcext:value-type="float">
            <text:p>10.7924</text:p>
          </table:table-cell>
          <table:table-cell table:formula="of:=[.B374]/[.$B$2]" office:value-type="float" office:value="0.734726666212812" calcext:value-type="float">
            <text:p>0.734726666212812</text:p>
          </table:table-cell>
          <table:table-cell table:formula="of:=-LN([.C374])" office:value-type="float" office:value="0.308256731638478" calcext:value-type="float">
            <text:p>0.308256731638478</text:p>
          </table:table-cell>
        </table:table-row>
        <table:table-row table:style-name="ro1">
          <table:table-cell office:value-type="float" office:value="373.034" calcext:value-type="float">
            <text:p>373.034</text:p>
          </table:table-cell>
          <table:table-cell office:value-type="float" office:value="10.7845" calcext:value-type="float">
            <text:p>10.7845</text:p>
          </table:table-cell>
          <table:table-cell table:formula="of:=[.B375]/[.$B$2]" office:value-type="float" office:value="0.734188848798421" calcext:value-type="float">
            <text:p>0.734188848798421</text:p>
          </table:table-cell>
          <table:table-cell table:formula="of:=-LN([.C375])" office:value-type="float" office:value="0.308988996268986" calcext:value-type="float">
            <text:p>0.308988996268986</text:p>
          </table:table-cell>
        </table:table-row>
        <table:table-row table:style-name="ro1">
          <table:table-cell office:value-type="float" office:value="374.034" calcext:value-type="float">
            <text:p>374.034</text:p>
          </table:table-cell>
          <table:table-cell office:value-type="float" office:value="10.7774" calcext:value-type="float">
            <text:p>10.7774</text:p>
          </table:table-cell>
          <table:table-cell table:formula="of:=[.B376]/[.$B$2]" office:value-type="float" office:value="0.733705493907005" calcext:value-type="float">
            <text:p>0.733705493907005</text:p>
          </table:table-cell>
          <table:table-cell table:formula="of:=-LN([.C376])" office:value-type="float" office:value="0.309647565342826" calcext:value-type="float">
            <text:p>0.309647565342826</text:p>
          </table:table-cell>
        </table:table-row>
        <table:table-row table:style-name="ro1">
          <table:table-cell office:value-type="float" office:value="375.035" calcext:value-type="float">
            <text:p>375.035</text:p>
          </table:table-cell>
          <table:table-cell office:value-type="float" office:value="10.7685" calcext:value-type="float">
            <text:p>10.7685</text:p>
          </table:table-cell>
          <table:table-cell table:formula="of:=[.B377]/[.$B$2]" office:value-type="float" office:value="0.733099598338893" calcext:value-type="float">
            <text:p>0.733099598338893</text:p>
          </table:table-cell>
          <table:table-cell table:formula="of:=-LN([.C377])" office:value-type="float" office:value="0.310473708646768" calcext:value-type="float">
            <text:p>0.310473708646768</text:p>
          </table:table-cell>
        </table:table-row>
        <table:table-row table:style-name="ro1">
          <table:table-cell office:value-type="float" office:value="376.034" calcext:value-type="float">
            <text:p>376.034</text:p>
          </table:table-cell>
          <table:table-cell office:value-type="float" office:value="10.7601" calcext:value-type="float">
            <text:p>10.7601</text:p>
          </table:table-cell>
          <table:table-cell table:formula="of:=[.B378]/[.$B$2]" office:value-type="float" office:value="0.732527741847641" calcext:value-type="float">
            <text:p>0.732527741847641</text:p>
          </table:table-cell>
          <table:table-cell table:formula="of:=-LN([.C378])" office:value-type="float" office:value="0.311254065978528" calcext:value-type="float">
            <text:p>0.311254065978528</text:p>
          </table:table-cell>
        </table:table-row>
        <table:table-row table:style-name="ro1">
          <table:table-cell office:value-type="float" office:value="377.034" calcext:value-type="float">
            <text:p>377.034</text:p>
          </table:table-cell>
          <table:table-cell office:value-type="float" office:value="10.752" calcext:value-type="float">
            <text:p>10.752</text:p>
          </table:table-cell>
          <table:table-cell table:formula="of:=[.B379]/[.$B$2]" office:value-type="float" office:value="0.731976308802505" calcext:value-type="float">
            <text:p>0.731976308802505</text:p>
          </table:table-cell>
          <table:table-cell table:formula="of:=-LN([.C379])" office:value-type="float" office:value="0.312007130568484" calcext:value-type="float">
            <text:p>0.312007130568484</text:p>
          </table:table-cell>
        </table:table-row>
        <table:table-row table:style-name="ro1">
          <table:table-cell office:value-type="float" office:value="378.035" calcext:value-type="float">
            <text:p>378.035</text:p>
          </table:table-cell>
          <table:table-cell office:value-type="float" office:value="10.7433" calcext:value-type="float">
            <text:p>10.7433</text:p>
          </table:table-cell>
          <table:table-cell table:formula="of:=[.B380]/[.$B$2]" office:value-type="float" office:value="0.731384028865137" calcext:value-type="float">
            <text:p>0.731384028865137</text:p>
          </table:table-cell>
          <table:table-cell table:formula="of:=-LN([.C380])" office:value-type="float" office:value="0.312816609894203" calcext:value-type="float">
            <text:p>0.312816609894203</text:p>
          </table:table-cell>
        </table:table-row>
        <table:table-row table:style-name="ro1">
          <table:table-cell office:value-type="float" office:value="379.035" calcext:value-type="float">
            <text:p>379.035</text:p>
          </table:table-cell>
          <table:table-cell office:value-type="float" office:value="10.7349" calcext:value-type="float">
            <text:p>10.7349</text:p>
          </table:table-cell>
          <table:table-cell table:formula="of:=[.B381]/[.$B$2]" office:value-type="float" office:value="0.730812172373885" calcext:value-type="float">
            <text:p>0.730812172373885</text:p>
          </table:table-cell>
          <table:table-cell table:formula="of:=-LN([.C381])" office:value-type="float" office:value="0.313598798385629" calcext:value-type="float">
            <text:p>0.313598798385629</text:p>
          </table:table-cell>
        </table:table-row>
        <table:table-row table:style-name="ro1">
          <table:table-cell office:value-type="float" office:value="380.035" calcext:value-type="float">
            <text:p>380.035</text:p>
          </table:table-cell>
          <table:table-cell office:value-type="float" office:value="10.7263" calcext:value-type="float">
            <text:p>10.7263</text:p>
          </table:table-cell>
          <table:table-cell table:formula="of:=[.B382]/[.$B$2]" office:value-type="float" office:value="0.730226700251889" calcext:value-type="float">
            <text:p>0.730226700251889</text:p>
          </table:table-cell>
          <table:table-cell table:formula="of:=-LN([.C382])" office:value-type="float" office:value="0.314400244759581" calcext:value-type="float">
            <text:p>0.314400244759581</text:p>
          </table:table-cell>
        </table:table-row>
        <table:table-row table:style-name="ro1">
          <table:table-cell office:value-type="float" office:value="381.034" calcext:value-type="float">
            <text:p>381.034</text:p>
          </table:table-cell>
          <table:table-cell office:value-type="float" office:value="10.7187" calcext:value-type="float">
            <text:p>10.7187</text:p>
          </table:table-cell>
          <table:table-cell table:formula="of:=[.B383]/[.$B$2]" office:value-type="float" office:value="0.729709306283614" calcext:value-type="float">
            <text:p>0.729709306283614</text:p>
          </table:table-cell>
          <table:table-cell table:formula="of:=-LN([.C383])" office:value-type="float" office:value="0.315109034716976" calcext:value-type="float">
            <text:p>0.315109034716976</text:p>
          </table:table-cell>
        </table:table-row>
        <table:table-row table:style-name="ro1">
          <table:table-cell office:value-type="float" office:value="382.034" calcext:value-type="float">
            <text:p>382.034</text:p>
          </table:table-cell>
          <table:table-cell office:value-type="float" office:value="10.7095" calcext:value-type="float">
            <text:p>10.7095</text:p>
          </table:table-cell>
          <table:table-cell table:formula="of:=[.B384]/[.$B$2]" office:value-type="float" office:value="0.729082987269385" calcext:value-type="float">
            <text:p>0.729082987269385</text:p>
          </table:table-cell>
          <table:table-cell table:formula="of:=-LN([.C384])" office:value-type="float" office:value="0.315967716320218" calcext:value-type="float">
            <text:p>0.315967716320218</text:p>
          </table:table-cell>
        </table:table-row>
        <table:table-row table:style-name="ro1">
          <table:table-cell office:value-type="float" office:value="383.034" calcext:value-type="float">
            <text:p>383.034</text:p>
          </table:table-cell>
          <table:table-cell office:value-type="float" office:value="10.7009" calcext:value-type="float">
            <text:p>10.7009</text:p>
          </table:table-cell>
          <table:table-cell table:formula="of:=[.B385]/[.$B$2]" office:value-type="float" office:value="0.728497515147389" calcext:value-type="float">
            <text:p>0.728497515147389</text:p>
          </table:table-cell>
          <table:table-cell table:formula="of:=-LN([.C385])" office:value-type="float" office:value="0.316771064269113" calcext:value-type="float">
            <text:p>0.316771064269113</text:p>
          </table:table-cell>
        </table:table-row>
        <table:table-row table:style-name="ro1">
          <table:table-cell office:value-type="float" office:value="384.034" calcext:value-type="float">
            <text:p>384.034</text:p>
          </table:table-cell>
          <table:table-cell office:value-type="float" office:value="10.6939" calcext:value-type="float">
            <text:p>10.6939</text:p>
          </table:table-cell>
          <table:table-cell table:formula="of:=[.B386]/[.$B$2]" office:value-type="float" office:value="0.728020968071346" calcext:value-type="float">
            <text:p>0.728020968071346</text:p>
          </table:table-cell>
          <table:table-cell table:formula="of:=-LN([.C386])" office:value-type="float" office:value="0.317425428904425" calcext:value-type="float">
            <text:p>0.317425428904425</text:p>
          </table:table-cell>
        </table:table-row>
        <table:table-row table:style-name="ro1">
          <table:table-cell office:value-type="float" office:value="385.035" calcext:value-type="float">
            <text:p>385.035</text:p>
          </table:table-cell>
          <table:table-cell office:value-type="float" office:value="10.6847" calcext:value-type="float">
            <text:p>10.6847</text:p>
          </table:table-cell>
          <table:table-cell table:formula="of:=[.B387]/[.$B$2]" office:value-type="float" office:value="0.727394649057118" calcext:value-type="float">
            <text:p>0.727394649057118</text:p>
          </table:table-cell>
          <table:table-cell table:formula="of:=-LN([.C387])" office:value-type="float" office:value="0.318286102715424" calcext:value-type="float">
            <text:p>0.318286102715424</text:p>
          </table:table-cell>
        </table:table-row>
        <table:table-row table:style-name="ro1">
          <table:table-cell office:value-type="float" office:value="386.035" calcext:value-type="float">
            <text:p>386.035</text:p>
          </table:table-cell>
          <table:table-cell office:value-type="float" office:value="10.6765" calcext:value-type="float">
            <text:p>10.6765</text:p>
          </table:table-cell>
          <table:table-cell table:formula="of:=[.B388]/[.$B$2]" office:value-type="float" office:value="0.72683640819661" calcext:value-type="float">
            <text:p>0.72683640819661</text:p>
          </table:table-cell>
          <table:table-cell table:formula="of:=-LN([.C388])" office:value-type="float" office:value="0.319053849883446" calcext:value-type="float">
            <text:p>0.319053849883446</text:p>
          </table:table-cell>
        </table:table-row>
        <table:table-row table:style-name="ro1">
          <table:table-cell office:value-type="float" office:value="387.034" calcext:value-type="float">
            <text:p>387.034</text:p>
          </table:table-cell>
          <table:table-cell office:value-type="float" office:value="10.6675" calcext:value-type="float">
            <text:p>10.6675</text:p>
          </table:table-cell>
          <table:table-cell table:formula="of:=[.B389]/[.$B$2]" office:value-type="float" office:value="0.726223704813126" calcext:value-type="float">
            <text:p>0.726223704813126</text:p>
          </table:table-cell>
          <table:table-cell table:formula="of:=-LN([.C389])" office:value-type="float" office:value="0.31989717826926" calcext:value-type="float">
            <text:p>0.31989717826926</text:p>
          </table:table-cell>
        </table:table-row>
        <table:table-row table:style-name="ro1">
          <table:table-cell office:value-type="float" office:value="388.035" calcext:value-type="float">
            <text:p>388.035</text:p>
          </table:table-cell>
          <table:table-cell office:value-type="float" office:value="10.6601" calcext:value-type="float">
            <text:p>10.6601</text:p>
          </table:table-cell>
          <table:table-cell table:formula="of:=[.B390]/[.$B$2]" office:value-type="float" office:value="0.725719926475594" calcext:value-type="float">
            <text:p>0.725719926475594</text:p>
          </table:table-cell>
          <table:table-cell table:formula="of:=-LN([.C390])" office:value-type="float" office:value="0.32059111479254" calcext:value-type="float">
            <text:p>0.32059111479254</text:p>
          </table:table-cell>
        </table:table-row>
        <table:table-row table:style-name="ro1">
          <table:table-cell office:value-type="float" office:value="389.034" calcext:value-type="float">
            <text:p>389.034</text:p>
          </table:table-cell>
          <table:table-cell office:value-type="float" office:value="10.6513" calcext:value-type="float">
            <text:p>10.6513</text:p>
          </table:table-cell>
          <table:table-cell table:formula="of:=[.B391]/[.$B$2]" office:value-type="float" office:value="0.725120838722854" calcext:value-type="float">
            <text:p>0.725120838722854</text:p>
          </table:table-cell>
          <table:table-cell table:formula="of:=-LN([.C391])" office:value-type="float" office:value="0.321416963915559" calcext:value-type="float">
            <text:p>0.321416963915559</text:p>
          </table:table-cell>
        </table:table-row>
        <table:table-row table:style-name="ro1">
          <table:table-cell office:value-type="float" office:value="390.035" calcext:value-type="float">
            <text:p>390.035</text:p>
          </table:table-cell>
          <table:table-cell office:value-type="float" office:value="10.6427" calcext:value-type="float">
            <text:p>10.6427</text:p>
          </table:table-cell>
          <table:table-cell table:formula="of:=[.B392]/[.$B$2]" office:value-type="float" office:value="0.724535366600858" calcext:value-type="float">
            <text:p>0.724535366600858</text:p>
          </table:table-cell>
          <table:table-cell table:formula="of:=-LN([.C392])" office:value-type="float" office:value="0.322224703228754" calcext:value-type="float">
            <text:p>0.322224703228754</text:p>
          </table:table-cell>
        </table:table-row>
        <table:table-row table:style-name="ro1">
          <table:table-cell office:value-type="float" office:value="391.035" calcext:value-type="float">
            <text:p>391.035</text:p>
          </table:table-cell>
          <table:table-cell office:value-type="float" office:value="10.6344" calcext:value-type="float">
            <text:p>10.6344</text:p>
          </table:table-cell>
          <table:table-cell table:formula="of:=[.B393]/[.$B$2]" office:value-type="float" office:value="0.723970317924978" calcext:value-type="float">
            <text:p>0.723970317924978</text:p>
          </table:table-cell>
          <table:table-cell table:formula="of:=-LN([.C393])" office:value-type="float" office:value="0.323004884778026" calcext:value-type="float">
            <text:p>0.323004884778026</text:p>
          </table:table-cell>
        </table:table-row>
        <table:table-row table:style-name="ro1">
          <table:table-cell office:value-type="float" office:value="392.034" calcext:value-type="float">
            <text:p>392.034</text:p>
          </table:table-cell>
          <table:table-cell office:value-type="float" office:value="10.6267" calcext:value-type="float">
            <text:p>10.6267</text:p>
          </table:table-cell>
          <table:table-cell table:formula="of:=[.B394]/[.$B$2]" office:value-type="float" office:value="0.72344611614133" calcext:value-type="float">
            <text:p>0.72344611614133</text:p>
          </table:table-cell>
          <table:table-cell table:formula="of:=-LN([.C394])" office:value-type="float" office:value="0.323729212337432" calcext:value-type="float">
            <text:p>0.323729212337432</text:p>
          </table:table-cell>
        </table:table-row>
        <table:table-row table:style-name="ro1">
          <table:table-cell office:value-type="float" office:value="393.034" calcext:value-type="float">
            <text:p>393.034</text:p>
          </table:table-cell>
          <table:table-cell office:value-type="float" office:value="10.6185" calcext:value-type="float">
            <text:p>10.6185</text:p>
          </table:table-cell>
          <table:table-cell table:formula="of:=[.B395]/[.$B$2]" office:value-type="float" office:value="0.722887875280822" calcext:value-type="float">
            <text:p>0.722887875280822</text:p>
          </table:table-cell>
          <table:table-cell table:formula="of:=-LN([.C395])" office:value-type="float" office:value="0.324501151449061" calcext:value-type="float">
            <text:p>0.324501151449061</text:p>
          </table:table-cell>
        </table:table-row>
        <table:table-row table:style-name="ro1">
          <table:table-cell office:value-type="float" office:value="394.034" calcext:value-type="float">
            <text:p>394.034</text:p>
          </table:table-cell>
          <table:table-cell office:value-type="float" office:value="10.6102" calcext:value-type="float">
            <text:p>10.6102</text:p>
          </table:table-cell>
          <table:table-cell table:formula="of:=[.B396]/[.$B$2]" office:value-type="float" office:value="0.722322826604943" calcext:value-type="float">
            <text:p>0.722322826604943</text:p>
          </table:table-cell>
          <table:table-cell table:formula="of:=-LN([.C396])" office:value-type="float" office:value="0.325283111759672" calcext:value-type="float">
            <text:p>0.325283111759672</text:p>
          </table:table-cell>
        </table:table-row>
        <table:table-row table:style-name="ro1">
          <table:table-cell office:value-type="float" office:value="395.034" calcext:value-type="float">
            <text:p>395.034</text:p>
          </table:table-cell>
          <table:table-cell office:value-type="float" office:value="10.6025" calcext:value-type="float">
            <text:p>10.6025</text:p>
          </table:table-cell>
          <table:table-cell table:formula="of:=[.B397]/[.$B$2]" office:value-type="float" office:value="0.721798624821295" calcext:value-type="float">
            <text:p>0.721798624821295</text:p>
          </table:table-cell>
          <table:table-cell table:formula="of:=-LN([.C397])" office:value-type="float" office:value="0.326009091982669" calcext:value-type="float">
            <text:p>0.326009091982669</text:p>
          </table:table-cell>
        </table:table-row>
        <table:table-row table:style-name="ro1">
          <table:table-cell office:value-type="float" office:value="396.034" calcext:value-type="float">
            <text:p>396.034</text:p>
          </table:table-cell>
          <table:table-cell office:value-type="float" office:value="10.5935" calcext:value-type="float">
            <text:p>10.5935</text:p>
          </table:table-cell>
          <table:table-cell table:formula="of:=[.B398]/[.$B$2]" office:value-type="float" office:value="0.721185921437811" calcext:value-type="float">
            <text:p>0.721185921437811</text:p>
          </table:table-cell>
          <table:table-cell table:formula="of:=-LN([.C398])" office:value-type="float" office:value="0.32685830886707" calcext:value-type="float">
            <text:p>0.32685830886707</text:p>
          </table:table-cell>
        </table:table-row>
        <table:table-row table:style-name="ro1">
          <table:table-cell office:value-type="float" office:value="397.034" calcext:value-type="float">
            <text:p>397.034</text:p>
          </table:table-cell>
          <table:table-cell office:value-type="float" office:value="10.5857" calcext:value-type="float">
            <text:p>10.5857</text:p>
          </table:table-cell>
          <table:table-cell table:formula="of:=[.B399]/[.$B$2]" office:value-type="float" office:value="0.720654911838791" calcext:value-type="float">
            <text:p>0.720654911838791</text:p>
          </table:table-cell>
          <table:table-cell table:formula="of:=-LN([.C399])" office:value-type="float" office:value="0.327594880631126" calcext:value-type="float">
            <text:p>0.327594880631126</text:p>
          </table:table-cell>
        </table:table-row>
        <table:table-row table:style-name="ro1">
          <table:table-cell office:value-type="float" office:value="398.034" calcext:value-type="float">
            <text:p>398.034</text:p>
          </table:table-cell>
          <table:table-cell office:value-type="float" office:value="10.577" calcext:value-type="float">
            <text:p>10.577</text:p>
          </table:table-cell>
          <table:table-cell table:formula="of:=[.B400]/[.$B$2]" office:value-type="float" office:value="0.720062631901423" calcext:value-type="float">
            <text:p>0.720062631901423</text:p>
          </table:table-cell>
          <table:table-cell table:formula="of:=-LN([.C400])" office:value-type="float" office:value="0.328417082003362" calcext:value-type="float">
            <text:p>0.328417082003362</text:p>
          </table:table-cell>
        </table:table-row>
        <table:table-row table:style-name="ro1">
          <table:table-cell office:value-type="float" office:value="399.033" calcext:value-type="float">
            <text:p>399.033</text:p>
          </table:table-cell>
          <table:table-cell office:value-type="float" office:value="10.569" calcext:value-type="float">
            <text:p>10.569</text:p>
          </table:table-cell>
          <table:table-cell table:formula="of:=[.B401]/[.$B$2]" office:value-type="float" office:value="0.719518006671659" calcext:value-type="float">
            <text:p>0.719518006671659</text:p>
          </table:table-cell>
          <table:table-cell table:formula="of:=-LN([.C401])" office:value-type="float" office:value="0.329173726322068" calcext:value-type="float">
            <text:p>0.329173726322068</text:p>
          </table:table-cell>
        </table:table-row>
        <table:table-row table:style-name="ro1">
          <table:table-cell office:value-type="float" office:value="400.033" calcext:value-type="float">
            <text:p>400.033</text:p>
          </table:table-cell>
          <table:table-cell office:value-type="float" office:value="10.5611" calcext:value-type="float">
            <text:p>10.5611</text:p>
          </table:table-cell>
          <table:table-cell table:formula="of:=[.B402]/[.$B$2]" office:value-type="float" office:value="0.718980189257267" calcext:value-type="float">
            <text:p>0.718980189257267</text:p>
          </table:table-cell>
          <table:table-cell table:formula="of:=-LN([.C402])" office:value-type="float" office:value="0.329921474829466" calcext:value-type="float">
            <text:p>0.329921474829466</text:p>
          </table:table-cell>
        </table:table-row>
        <table:table-row table:style-name="ro1">
          <table:table-cell office:value-type="float" office:value="401.034" calcext:value-type="float">
            <text:p>401.034</text:p>
          </table:table-cell>
          <table:table-cell office:value-type="float" office:value="10.5518" calcext:value-type="float">
            <text:p>10.5518</text:p>
          </table:table-cell>
          <table:table-cell table:formula="of:=[.B403]/[.$B$2]" office:value-type="float" office:value="0.718347062427667" calcext:value-type="float">
            <text:p>0.718347062427667</text:p>
          </table:table-cell>
          <table:table-cell table:formula="of:=-LN([.C403])" office:value-type="float" office:value="0.330802452866732" calcext:value-type="float">
            <text:p>0.330802452866732</text:p>
          </table:table-cell>
        </table:table-row>
        <table:table-row table:style-name="ro1">
          <table:table-cell office:value-type="float" office:value="402.033" calcext:value-type="float">
            <text:p>402.033</text:p>
          </table:table-cell>
          <table:table-cell office:value-type="float" office:value="10.5447" calcext:value-type="float">
            <text:p>10.5447</text:p>
          </table:table-cell>
          <table:table-cell table:formula="of:=[.B404]/[.$B$2]" office:value-type="float" office:value="0.717863707536252" calcext:value-type="float">
            <text:p>0.717863707536252</text:p>
          </table:table-cell>
          <table:table-cell table:formula="of:=-LN([.C404])" office:value-type="float" office:value="0.331475550325368" calcext:value-type="float">
            <text:p>0.331475550325368</text:p>
          </table:table-cell>
        </table:table-row>
        <table:table-row table:style-name="ro1">
          <table:table-cell office:value-type="float" office:value="403.033" calcext:value-type="float">
            <text:p>403.033</text:p>
          </table:table-cell>
          <table:table-cell office:value-type="float" office:value="10.5358" calcext:value-type="float">
            <text:p>10.5358</text:p>
          </table:table-cell>
          <table:table-cell table:formula="of:=[.B405]/[.$B$2]" office:value-type="float" office:value="0.717257811968139" calcext:value-type="float">
            <text:p>0.717257811968139</text:p>
          </table:table-cell>
          <table:table-cell table:formula="of:=-LN([.C405])" office:value-type="float" office:value="0.332319932624535" calcext:value-type="float">
            <text:p>0.332319932624535</text:p>
          </table:table-cell>
        </table:table-row>
        <table:table-row table:style-name="ro1">
          <table:table-cell office:value-type="float" office:value="404.034" calcext:value-type="float">
            <text:p>404.034</text:p>
          </table:table-cell>
          <table:table-cell office:value-type="float" office:value="10.5274" calcext:value-type="float">
            <text:p>10.5274</text:p>
          </table:table-cell>
          <table:table-cell table:formula="of:=[.B406]/[.$B$2]" office:value-type="float" office:value="0.716685955476888" calcext:value-type="float">
            <text:p>0.716685955476888</text:p>
          </table:table-cell>
          <table:table-cell table:formula="of:=-LN([.C406])" office:value-type="float" office:value="0.333117532271817" calcext:value-type="float">
            <text:p>0.333117532271817</text:p>
          </table:table-cell>
        </table:table-row>
        <table:table-row table:style-name="ro1">
          <table:table-cell office:value-type="float" office:value="405.034" calcext:value-type="float">
            <text:p>405.034</text:p>
          </table:table-cell>
          <table:table-cell office:value-type="float" office:value="10.5189" calcext:value-type="float">
            <text:p>10.5189</text:p>
          </table:table-cell>
          <table:table-cell table:formula="of:=[.B407]/[.$B$2]" office:value-type="float" office:value="0.716107291170264" calcext:value-type="float">
            <text:p>0.716107291170264</text:p>
          </table:table-cell>
          <table:table-cell table:formula="of:=-LN([.C407])" office:value-type="float" office:value="0.333925275244421" calcext:value-type="float">
            <text:p>0.333925275244421</text:p>
          </table:table-cell>
        </table:table-row>
        <table:table-row table:style-name="ro1">
          <table:table-cell office:value-type="float" office:value="406.033" calcext:value-type="float">
            <text:p>406.033</text:p>
          </table:table-cell>
          <table:table-cell office:value-type="float" office:value="10.5106" calcext:value-type="float">
            <text:p>10.5106</text:p>
          </table:table-cell>
          <table:table-cell table:formula="of:=[.B408]/[.$B$2]" office:value-type="float" office:value="0.715542242494384" calcext:value-type="float">
            <text:p>0.715542242494384</text:p>
          </table:table-cell>
          <table:table-cell table:formula="of:=-LN([.C408])" office:value-type="float" office:value="0.334714642602749" calcext:value-type="float">
            <text:p>0.334714642602749</text:p>
          </table:table-cell>
        </table:table-row>
        <table:table-row table:style-name="ro1">
          <table:table-cell office:value-type="float" office:value="407.034" calcext:value-type="float">
            <text:p>407.034</text:p>
          </table:table-cell>
          <table:table-cell office:value-type="float" office:value="10.5019" calcext:value-type="float">
            <text:p>10.5019</text:p>
          </table:table-cell>
          <table:table-cell table:formula="of:=[.B409]/[.$B$2]" office:value-type="float" office:value="0.714949962557015" calcext:value-type="float">
            <text:p>0.714949962557015</text:p>
          </table:table-cell>
          <table:table-cell table:formula="of:=-LN([.C409])" office:value-type="float" office:value="0.335542721174755" calcext:value-type="float">
            <text:p>0.335542721174755</text:p>
          </table:table-cell>
        </table:table-row>
        <table:table-row table:style-name="ro1">
          <table:table-cell office:value-type="float" office:value="408.033" calcext:value-type="float">
            <text:p>408.033</text:p>
          </table:table-cell>
          <table:table-cell office:value-type="float" office:value="10.4948" calcext:value-type="float">
            <text:p>10.4948</text:p>
          </table:table-cell>
          <table:table-cell table:formula="of:=[.B410]/[.$B$2]" office:value-type="float" office:value="0.7144666076656" calcext:value-type="float">
            <text:p>0.7144666076656</text:p>
          </table:table-cell>
          <table:table-cell table:formula="of:=-LN([.C410])" office:value-type="float" office:value="0.336219017951926" calcext:value-type="float">
            <text:p>0.336219017951926</text:p>
          </table:table-cell>
        </table:table-row>
        <table:table-row table:style-name="ro1">
          <table:table-cell office:value-type="float" office:value="409.033" calcext:value-type="float">
            <text:p>409.033</text:p>
          </table:table-cell>
          <table:table-cell office:value-type="float" office:value="10.4862" calcext:value-type="float">
            <text:p>10.4862</text:p>
          </table:table-cell>
          <table:table-cell table:formula="of:=[.B411]/[.$B$2]" office:value-type="float" office:value="0.713881135543604" calcext:value-type="float">
            <text:p>0.713881135543604</text:p>
          </table:table-cell>
          <table:table-cell table:formula="of:=-LN([.C411])" office:value-type="float" office:value="0.337038807331044" calcext:value-type="float">
            <text:p>0.337038807331044</text:p>
          </table:table-cell>
        </table:table-row>
        <table:table-row table:style-name="ro1">
          <table:table-cell office:value-type="float" office:value="410.033" calcext:value-type="float">
            <text:p>410.033</text:p>
          </table:table-cell>
          <table:table-cell office:value-type="float" office:value="10.478" calcext:value-type="float">
            <text:p>10.478</text:p>
          </table:table-cell>
          <table:table-cell table:formula="of:=[.B412]/[.$B$2]" office:value-type="float" office:value="0.713322894683096" calcext:value-type="float">
            <text:p>0.713322894683096</text:p>
          </table:table-cell>
          <table:table-cell table:formula="of:=-LN([.C412])" office:value-type="float" office:value="0.33782109336325" calcext:value-type="float">
            <text:p>0.33782109336325</text:p>
          </table:table-cell>
        </table:table-row>
        <table:table-row table:style-name="ro1">
          <table:table-cell office:value-type="float" office:value="411.034" calcext:value-type="float">
            <text:p>411.034</text:p>
          </table:table-cell>
          <table:table-cell office:value-type="float" office:value="10.4698" calcext:value-type="float">
            <text:p>10.4698</text:p>
          </table:table-cell>
          <table:table-cell table:formula="of:=[.B413]/[.$B$2]" office:value-type="float" office:value="0.712764653822588" calcext:value-type="float">
            <text:p>0.712764653822588</text:p>
          </table:table-cell>
          <table:table-cell table:formula="of:=-LN([.C413])" office:value-type="float" office:value="0.338603991846034" calcext:value-type="float">
            <text:p>0.338603991846034</text:p>
          </table:table-cell>
        </table:table-row>
        <table:table-row table:style-name="ro1">
          <table:table-cell office:value-type="float" office:value="412.033" calcext:value-type="float">
            <text:p>412.033</text:p>
          </table:table-cell>
          <table:table-cell office:value-type="float" office:value="10.4623" calcext:value-type="float">
            <text:p>10.4623</text:p>
          </table:table-cell>
          <table:table-cell table:formula="of:=[.B414]/[.$B$2]" office:value-type="float" office:value="0.712254067669685" calcext:value-type="float">
            <text:p>0.712254067669685</text:p>
          </table:table-cell>
          <table:table-cell table:formula="of:=-LN([.C414])" office:value-type="float" office:value="0.339320594606479" calcext:value-type="float">
            <text:p>0.339320594606479</text:p>
          </table:table-cell>
        </table:table-row>
        <table:table-row table:style-name="ro1">
          <table:table-cell office:value-type="float" office:value="413.034" calcext:value-type="float">
            <text:p>413.034</text:p>
          </table:table-cell>
          <table:table-cell office:value-type="float" office:value="10.4534" calcext:value-type="float">
            <text:p>10.4534</text:p>
          </table:table-cell>
          <table:table-cell table:formula="of:=[.B415]/[.$B$2]" office:value-type="float" office:value="0.711648172101573" calcext:value-type="float">
            <text:p>0.711648172101573</text:p>
          </table:table-cell>
          <table:table-cell table:formula="of:=-LN([.C415])" office:value-type="float" office:value="0.340171630004496" calcext:value-type="float">
            <text:p>0.340171630004496</text:p>
          </table:table-cell>
        </table:table-row>
        <table:table-row table:style-name="ro1">
          <table:table-cell office:value-type="float" office:value="414.034" calcext:value-type="float">
            <text:p>414.034</text:p>
          </table:table-cell>
          <table:table-cell office:value-type="float" office:value="10.4446" calcext:value-type="float">
            <text:p>10.4446</text:p>
          </table:table-cell>
          <table:table-cell table:formula="of:=[.B416]/[.$B$2]" office:value-type="float" office:value="0.711049084348832" calcext:value-type="float">
            <text:p>0.711049084348832</text:p>
          </table:table-cell>
          <table:table-cell table:formula="of:=-LN([.C416])" office:value-type="float" office:value="0.341013815909381" calcext:value-type="float">
            <text:p>0.341013815909381</text:p>
          </table:table-cell>
        </table:table-row>
        <table:table-row table:style-name="ro1">
          <table:table-cell office:value-type="float" office:value="415.033" calcext:value-type="float">
            <text:p>415.033</text:p>
          </table:table-cell>
          <table:table-cell office:value-type="float" office:value="10.4366" calcext:value-type="float">
            <text:p>10.4366</text:p>
          </table:table-cell>
          <table:table-cell table:formula="of:=[.B417]/[.$B$2]" office:value-type="float" office:value="0.710504459119069" calcext:value-type="float">
            <text:p>0.710504459119069</text:p>
          </table:table-cell>
          <table:table-cell table:formula="of:=-LN([.C417])" office:value-type="float" office:value="0.341780055435023" calcext:value-type="float">
            <text:p>0.341780055435023</text:p>
          </table:table-cell>
        </table:table-row>
        <table:table-row table:style-name="ro1">
          <table:table-cell office:value-type="float" office:value="416.034" calcext:value-type="float">
            <text:p>416.034</text:p>
          </table:table-cell>
          <table:table-cell office:value-type="float" office:value="10.4277" calcext:value-type="float">
            <text:p>10.4277</text:p>
          </table:table-cell>
          <table:table-cell table:formula="of:=[.B418]/[.$B$2]" office:value-type="float" office:value="0.709898563550957" calcext:value-type="float">
            <text:p>0.709898563550957</text:p>
          </table:table-cell>
          <table:table-cell table:formula="of:=-LN([.C418])" office:value-type="float" office:value="0.342633187391504" calcext:value-type="float">
            <text:p>0.342633187391504</text:p>
          </table:table-cell>
        </table:table-row>
        <table:table-row table:style-name="ro1">
          <table:table-cell office:value-type="float" office:value="417.033" calcext:value-type="float">
            <text:p>417.033</text:p>
          </table:table-cell>
          <table:table-cell office:value-type="float" office:value="10.4211" calcext:value-type="float">
            <text:p>10.4211</text:p>
          </table:table-cell>
          <table:table-cell table:formula="of:=[.B419]/[.$B$2]" office:value-type="float" office:value="0.709449247736401" calcext:value-type="float">
            <text:p>0.709449247736401</text:p>
          </table:table-cell>
          <table:table-cell table:formula="of:=-LN([.C419])" office:value-type="float" office:value="0.343266317376968" calcext:value-type="float">
            <text:p>0.343266317376968</text:p>
          </table:table-cell>
        </table:table-row>
        <table:table-row table:style-name="ro1">
          <table:table-cell office:value-type="float" office:value="418.033" calcext:value-type="float">
            <text:p>418.033</text:p>
          </table:table-cell>
          <table:table-cell office:value-type="float" office:value="10.4122" calcext:value-type="float">
            <text:p>10.4122</text:p>
          </table:table-cell>
          <table:table-cell table:formula="of:=[.B420]/[.$B$2]" office:value-type="float" office:value="0.708843352168289" calcext:value-type="float">
            <text:p>0.708843352168289</text:p>
          </table:table-cell>
          <table:table-cell table:formula="of:=-LN([.C420])" office:value-type="float" office:value="0.344120718795987" calcext:value-type="float">
            <text:p>0.344120718795987</text:p>
          </table:table-cell>
        </table:table-row>
        <table:table-row table:style-name="ro1">
          <table:table-cell office:value-type="float" office:value="419.034" calcext:value-type="float">
            <text:p>419.034</text:p>
          </table:table-cell>
          <table:table-cell office:value-type="float" office:value="10.4039" calcext:value-type="float">
            <text:p>10.4039</text:p>
          </table:table-cell>
          <table:table-cell table:formula="of:=[.B421]/[.$B$2]" office:value-type="float" office:value="0.708278303492409" calcext:value-type="float">
            <text:p>0.708278303492409</text:p>
          </table:table-cell>
          <table:table-cell table:formula="of:=-LN([.C421])" office:value-type="float" office:value="0.344918178496878" calcext:value-type="float">
            <text:p>0.344918178496878</text:p>
          </table:table-cell>
        </table:table-row>
        <table:table-row table:style-name="ro1">
          <table:table-cell office:value-type="float" office:value="420.033" calcext:value-type="float">
            <text:p>420.033</text:p>
          </table:table-cell>
          <table:table-cell office:value-type="float" office:value="10.3961" calcext:value-type="float">
            <text:p>10.3961</text:p>
          </table:table-cell>
          <table:table-cell table:formula="of:=[.B422]/[.$B$2]" office:value-type="float" office:value="0.70774729389339" calcext:value-type="float">
            <text:p>0.70774729389339</text:p>
          </table:table-cell>
          <table:table-cell table:formula="of:=-LN([.C422])" office:value-type="float" office:value="0.345668178532034" calcext:value-type="float">
            <text:p>0.345668178532034</text:p>
          </table:table-cell>
        </table:table-row>
        <table:table-row table:style-name="ro1">
          <table:table-cell office:value-type="float" office:value="421.033" calcext:value-type="float">
            <text:p>421.033</text:p>
          </table:table-cell>
          <table:table-cell office:value-type="float" office:value="10.388" calcext:value-type="float">
            <text:p>10.388</text:p>
          </table:table-cell>
          <table:table-cell table:formula="of:=[.B423]/[.$B$2]" office:value-type="float" office:value="0.707195860848254" calcext:value-type="float">
            <text:p>0.707195860848254</text:p>
          </table:table-cell>
          <table:table-cell table:formula="of:=-LN([.C423])" office:value-type="float" office:value="0.346447620548776" calcext:value-type="float">
            <text:p>0.346447620548776</text:p>
          </table:table-cell>
        </table:table-row>
        <table:table-row table:style-name="ro1">
          <table:table-cell office:value-type="float" office:value="422.033" calcext:value-type="float">
            <text:p>422.033</text:p>
          </table:table-cell>
          <table:table-cell office:value-type="float" office:value="10.3798" calcext:value-type="float">
            <text:p>10.3798</text:p>
          </table:table-cell>
          <table:table-cell table:formula="of:=[.B424]/[.$B$2]" office:value-type="float" office:value="0.706637619987746" calcext:value-type="float">
            <text:p>0.706637619987746</text:p>
          </table:table-cell>
          <table:table-cell table:formula="of:=-LN([.C424])" office:value-type="float" office:value="0.347237304619898" calcext:value-type="float">
            <text:p>0.347237304619898</text:p>
          </table:table-cell>
        </table:table-row>
        <table:table-row table:style-name="ro1">
          <table:table-cell office:value-type="float" office:value="423.034" calcext:value-type="float">
            <text:p>423.034</text:p>
          </table:table-cell>
          <table:table-cell office:value-type="float" office:value="10.3716" calcext:value-type="float">
            <text:p>10.3716</text:p>
          </table:table-cell>
          <table:table-cell table:formula="of:=[.B425]/[.$B$2]" office:value-type="float" office:value="0.706079379127238" calcext:value-type="float">
            <text:p>0.706079379127238</text:p>
          </table:table-cell>
          <table:table-cell table:formula="of:=-LN([.C425])" office:value-type="float" office:value="0.348027612784822" calcext:value-type="float">
            <text:p>0.348027612784822</text:p>
          </table:table-cell>
        </table:table-row>
        <table:table-row table:style-name="ro1">
          <table:table-cell office:value-type="float" office:value="424.033" calcext:value-type="float">
            <text:p>424.033</text:p>
          </table:table-cell>
          <table:table-cell office:value-type="float" office:value="10.3638" calcext:value-type="float">
            <text:p>10.3638</text:p>
          </table:table-cell>
          <table:table-cell table:formula="of:=[.B426]/[.$B$2]" office:value-type="float" office:value="0.705548369528218" calcext:value-type="float">
            <text:p>0.705548369528218</text:p>
          </table:table-cell>
          <table:table-cell table:formula="of:=-LN([.C426])" office:value-type="float" office:value="0.348779949404121" calcext:value-type="float">
            <text:p>0.348779949404121</text:p>
          </table:table-cell>
        </table:table-row>
        <table:table-row table:style-name="ro1">
          <table:table-cell office:value-type="float" office:value="425.033" calcext:value-type="float">
            <text:p>425.033</text:p>
          </table:table-cell>
          <table:table-cell office:value-type="float" office:value="10.355" calcext:value-type="float">
            <text:p>10.355</text:p>
          </table:table-cell>
          <table:table-cell table:formula="of:=[.B427]/[.$B$2]" office:value-type="float" office:value="0.704949281775478" calcext:value-type="float">
            <text:p>0.704949281775478</text:p>
          </table:table-cell>
          <table:table-cell table:formula="of:=-LN([.C427])" office:value-type="float" office:value="0.34962941950173" calcext:value-type="float">
            <text:p>0.34962941950173</text:p>
          </table:table-cell>
        </table:table-row>
        <table:table-row table:style-name="ro1">
          <table:table-cell office:value-type="float" office:value="426.034" calcext:value-type="float">
            <text:p>426.034</text:p>
          </table:table-cell>
          <table:table-cell office:value-type="float" office:value="10.3476" calcext:value-type="float">
            <text:p>10.3476</text:p>
          </table:table-cell>
          <table:table-cell table:formula="of:=[.B428]/[.$B$2]" office:value-type="float" office:value="0.704445503437947" calcext:value-type="float">
            <text:p>0.704445503437947</text:p>
          </table:table-cell>
          <table:table-cell table:formula="of:=-LN([.C428])" office:value-type="float" office:value="0.350344305585136" calcext:value-type="float">
            <text:p>0.350344305585136</text:p>
          </table:table-cell>
        </table:table-row>
        <table:table-row table:style-name="ro1">
          <table:table-cell office:value-type="float" office:value="427.033" calcext:value-type="float">
            <text:p>427.033</text:p>
          </table:table-cell>
          <table:table-cell office:value-type="float" office:value="10.3398" calcext:value-type="float">
            <text:p>10.3398</text:p>
          </table:table-cell>
          <table:table-cell table:formula="of:=[.B429]/[.$B$2]" office:value-type="float" office:value="0.703914493838927" calcext:value-type="float">
            <text:p>0.703914493838927</text:p>
          </table:table-cell>
          <table:table-cell table:formula="of:=-LN([.C429])" office:value-type="float" office:value="0.351098387815828" calcext:value-type="float">
            <text:p>0.351098387815828</text:p>
          </table:table-cell>
        </table:table-row>
        <table:table-row table:style-name="ro1">
          <table:table-cell office:value-type="float" office:value="428.034" calcext:value-type="float">
            <text:p>428.034</text:p>
          </table:table-cell>
          <table:table-cell office:value-type="float" office:value="10.3316" calcext:value-type="float">
            <text:p>10.3316</text:p>
          </table:table-cell>
          <table:table-cell table:formula="of:=[.B430]/[.$B$2]" office:value-type="float" office:value="0.703356252978419" calcext:value-type="float">
            <text:p>0.703356252978419</text:p>
          </table:table-cell>
          <table:table-cell table:formula="of:=-LN([.C430])" office:value-type="float" office:value="0.351891754537977" calcext:value-type="float">
            <text:p>0.351891754537977</text:p>
          </table:table-cell>
        </table:table-row>
        <table:table-row table:style-name="ro1">
          <table:table-cell office:value-type="float" office:value="429.034" calcext:value-type="float">
            <text:p>429.034</text:p>
          </table:table-cell>
          <table:table-cell office:value-type="float" office:value="10.3243" calcext:value-type="float">
            <text:p>10.3243</text:p>
          </table:table-cell>
          <table:table-cell table:formula="of:=[.B431]/[.$B$2]" office:value-type="float" office:value="0.70285928245626" calcext:value-type="float">
            <text:p>0.70285928245626</text:p>
          </table:table-cell>
          <table:table-cell table:formula="of:=-LN([.C431])" office:value-type="float" office:value="0.352598574410645" calcext:value-type="float">
            <text:p>0.352598574410645</text:p>
          </table:table-cell>
        </table:table-row>
        <table:table-row table:style-name="ro1">
          <table:table-cell office:value-type="float" office:value="430.033" calcext:value-type="float">
            <text:p>430.033</text:p>
          </table:table-cell>
          <table:table-cell office:value-type="float" office:value="10.3159" calcext:value-type="float">
            <text:p>10.3159</text:p>
          </table:table-cell>
          <table:table-cell table:formula="of:=[.B432]/[.$B$2]" office:value-type="float" office:value="0.702287425965008" calcext:value-type="float">
            <text:p>0.702287425965008</text:p>
          </table:table-cell>
          <table:table-cell table:formula="of:=-LN([.C432])" office:value-type="float" office:value="0.353412520056884" calcext:value-type="float">
            <text:p>0.353412520056884</text:p>
          </table:table-cell>
        </table:table-row>
        <table:table-row table:style-name="ro1">
          <table:table-cell office:value-type="float" office:value="431.033" calcext:value-type="float">
            <text:p>431.033</text:p>
          </table:table-cell>
          <table:table-cell office:value-type="float" office:value="10.3088" calcext:value-type="float">
            <text:p>10.3088</text:p>
          </table:table-cell>
          <table:table-cell table:formula="of:=[.B433]/[.$B$2]" office:value-type="float" office:value="0.701804071073592" calcext:value-type="float">
            <text:p>0.701804071073592</text:p>
          </table:table-cell>
          <table:table-cell table:formula="of:=-LN([.C433])" office:value-type="float" office:value="0.354101014947037" calcext:value-type="float">
            <text:p>0.354101014947037</text:p>
          </table:table-cell>
        </table:table-row>
        <table:table-row table:style-name="ro1">
          <table:table-cell office:value-type="float" office:value="432.034" calcext:value-type="float">
            <text:p>432.034</text:p>
          </table:table-cell>
          <table:table-cell office:value-type="float" office:value="10.2992" calcext:value-type="float">
            <text:p>10.2992</text:p>
          </table:table-cell>
          <table:table-cell table:formula="of:=[.B434]/[.$B$2]" office:value-type="float" office:value="0.701150520797876" calcext:value-type="float">
            <text:p>0.701150520797876</text:p>
          </table:table-cell>
          <table:table-cell table:formula="of:=-LN([.C434])" office:value-type="float" office:value="0.355032692033063" calcext:value-type="float">
            <text:p>0.355032692033063</text:p>
          </table:table-cell>
        </table:table-row>
        <table:table-row table:style-name="ro1">
          <table:table-cell office:value-type="float" office:value="433.034" calcext:value-type="float">
            <text:p>433.034</text:p>
          </table:table-cell>
          <table:table-cell office:value-type="float" office:value="10.2923" calcext:value-type="float">
            <text:p>10.2923</text:p>
          </table:table-cell>
          <table:table-cell table:formula="of:=[.B435]/[.$B$2]" office:value-type="float" office:value="0.700680781537205" calcext:value-type="float">
            <text:p>0.700680781537205</text:p>
          </table:table-cell>
          <table:table-cell table:formula="of:=-LN([.C435])" office:value-type="float" office:value="0.355702871501121" calcext:value-type="float">
            <text:p>0.355702871501121</text:p>
          </table:table-cell>
        </table:table-row>
        <table:table-row table:style-name="ro1">
          <table:table-cell office:value-type="float" office:value="434.033" calcext:value-type="float">
            <text:p>434.033</text:p>
          </table:table-cell>
          <table:table-cell office:value-type="float" office:value="10.2844" calcext:value-type="float">
            <text:p>10.2844</text:p>
          </table:table-cell>
          <table:table-cell table:formula="of:=[.B436]/[.$B$2]" office:value-type="float" office:value="0.700142964122813" calcext:value-type="float">
            <text:p>0.700142964122813</text:p>
          </table:table-cell>
          <table:table-cell table:formula="of:=-LN([.C436])" office:value-type="float" office:value="0.356470730330589" calcext:value-type="float">
            <text:p>0.356470730330589</text:p>
          </table:table-cell>
        </table:table-row>
        <table:table-row table:style-name="ro1">
          <table:table-cell office:value-type="float" office:value="435.033" calcext:value-type="float">
            <text:p>435.033</text:p>
          </table:table-cell>
          <table:table-cell office:value-type="float" office:value="10.2759" calcext:value-type="float">
            <text:p>10.2759</text:p>
          </table:table-cell>
          <table:table-cell table:formula="of:=[.B437]/[.$B$2]" office:value-type="float" office:value="0.699564299816189" calcext:value-type="float">
            <text:p>0.699564299816189</text:p>
          </table:table-cell>
          <table:table-cell table:formula="of:=-LN([.C437])" office:value-type="float" office:value="0.357297566561992" calcext:value-type="float">
            <text:p>0.357297566561992</text:p>
          </table:table-cell>
        </table:table-row>
        <table:table-row table:style-name="ro1">
          <table:table-cell office:value-type="float" office:value="436.034" calcext:value-type="float">
            <text:p>436.034</text:p>
          </table:table-cell>
          <table:table-cell office:value-type="float" office:value="10.2685" calcext:value-type="float">
            <text:p>10.2685</text:p>
          </table:table-cell>
          <table:table-cell table:formula="of:=[.B438]/[.$B$2]" office:value-type="float" office:value="0.699060521478658" calcext:value-type="float">
            <text:p>0.699060521478658</text:p>
          </table:table-cell>
          <table:table-cell table:formula="of:=-LN([.C438])" office:value-type="float" office:value="0.358017957551267" calcext:value-type="float">
            <text:p>0.358017957551267</text:p>
          </table:table-cell>
        </table:table-row>
        <table:table-row table:style-name="ro1">
          <table:table-cell office:value-type="float" office:value="437.033" calcext:value-type="float">
            <text:p>437.033</text:p>
          </table:table-cell>
          <table:table-cell office:value-type="float" office:value="10.2598" calcext:value-type="float">
            <text:p>10.2598</text:p>
          </table:table-cell>
          <table:table-cell table:formula="of:=[.B439]/[.$B$2]" office:value-type="float" office:value="0.698468241541289" calcext:value-type="float">
            <text:p>0.698468241541289</text:p>
          </table:table-cell>
          <table:table-cell table:formula="of:=-LN([.C439])" office:value-type="float" office:value="0.358865567974037" calcext:value-type="float">
            <text:p>0.358865567974037</text:p>
          </table:table-cell>
        </table:table-row>
        <table:table-row table:style-name="ro1">
          <table:table-cell office:value-type="float" office:value="438.033" calcext:value-type="float">
            <text:p>438.033</text:p>
          </table:table-cell>
          <table:table-cell office:value-type="float" office:value="10.252" calcext:value-type="float">
            <text:p>10.252</text:p>
          </table:table-cell>
          <table:table-cell table:formula="of:=[.B440]/[.$B$2]" office:value-type="float" office:value="0.69793723194227" calcext:value-type="float">
            <text:p>0.69793723194227</text:p>
          </table:table-cell>
          <table:table-cell table:formula="of:=-LN([.C440])" office:value-type="float" office:value="0.359626105847453" calcext:value-type="float">
            <text:p>0.359626105847453</text:p>
          </table:table-cell>
        </table:table-row>
        <table:table-row table:style-name="ro1">
          <table:table-cell office:value-type="float" office:value="439.034" calcext:value-type="float">
            <text:p>439.034</text:p>
          </table:table-cell>
          <table:table-cell office:value-type="float" office:value="10.2443" calcext:value-type="float">
            <text:p>10.2443</text:p>
          </table:table-cell>
          <table:table-cell table:formula="of:=[.B441]/[.$B$2]" office:value-type="float" office:value="0.697413030158622" calcext:value-type="float">
            <text:p>0.697413030158622</text:p>
          </table:table-cell>
          <table:table-cell table:formula="of:=-LN([.C441])" office:value-type="float" office:value="0.360377461005432" calcext:value-type="float">
            <text:p>0.360377461005432</text:p>
          </table:table-cell>
        </table:table-row>
        <table:table-row table:style-name="ro1">
          <table:table-cell office:value-type="float" office:value="440.033" calcext:value-type="float">
            <text:p>440.033</text:p>
          </table:table-cell>
          <table:table-cell office:value-type="float" office:value="10.2357" calcext:value-type="float">
            <text:p>10.2357</text:p>
          </table:table-cell>
          <table:table-cell table:formula="of:=[.B442]/[.$B$2]" office:value-type="float" office:value="0.696827558036626" calcext:value-type="float">
            <text:p>0.696827558036626</text:p>
          </table:table-cell>
          <table:table-cell table:formula="of:=-LN([.C442])" office:value-type="float" office:value="0.361217304804797" calcext:value-type="float">
            <text:p>0.361217304804797</text:p>
          </table:table-cell>
        </table:table-row>
        <table:table-row table:style-name="ro1">
          <table:table-cell office:value-type="float" office:value="441.033" calcext:value-type="float">
            <text:p>441.033</text:p>
          </table:table-cell>
          <table:table-cell office:value-type="float" office:value="10.2279" calcext:value-type="float">
            <text:p>10.2279</text:p>
          </table:table-cell>
          <table:table-cell table:formula="of:=[.B443]/[.$B$2]" office:value-type="float" office:value="0.696296548437606" calcext:value-type="float">
            <text:p>0.696296548437606</text:p>
          </table:table-cell>
          <table:table-cell table:formula="of:=-LN([.C443])" office:value-type="float" office:value="0.361979634050652" calcext:value-type="float">
            <text:p>0.361979634050652</text:p>
          </table:table-cell>
        </table:table-row>
        <table:table-row table:style-name="ro1">
          <table:table-cell office:value-type="float" office:value="442.034" calcext:value-type="float">
            <text:p>442.034</text:p>
          </table:table-cell>
          <table:table-cell office:value-type="float" office:value="10.2205" calcext:value-type="float">
            <text:p>10.2205</text:p>
          </table:table-cell>
          <table:table-cell table:formula="of:=[.B444]/[.$B$2]" office:value-type="float" office:value="0.695792770100075" calcext:value-type="float">
            <text:p>0.695792770100075</text:p>
          </table:table-cell>
          <table:table-cell table:formula="of:=-LN([.C444])" office:value-type="float" office:value="0.362703407091383" calcext:value-type="float">
            <text:p>0.362703407091383</text:p>
          </table:table-cell>
        </table:table-row>
        <table:table-row table:style-name="ro1">
          <table:table-cell office:value-type="float" office:value="443.033" calcext:value-type="float">
            <text:p>443.033</text:p>
          </table:table-cell>
          <table:table-cell office:value-type="float" office:value="10.2119" calcext:value-type="float">
            <text:p>10.2119</text:p>
          </table:table-cell>
          <table:table-cell table:formula="of:=[.B445]/[.$B$2]" office:value-type="float" office:value="0.695207297978079" calcext:value-type="float">
            <text:p>0.695207297978079</text:p>
          </table:table-cell>
          <table:table-cell table:formula="of:=-LN([.C445])" office:value-type="float" office:value="0.363545207419083" calcext:value-type="float">
            <text:p>0.363545207419083</text:p>
          </table:table-cell>
        </table:table-row>
        <table:table-row table:style-name="ro1">
          <table:table-cell office:value-type="float" office:value="444.033" calcext:value-type="float">
            <text:p>444.033</text:p>
          </table:table-cell>
          <table:table-cell office:value-type="float" office:value="10.2042" calcext:value-type="float">
            <text:p>10.2042</text:p>
          </table:table-cell>
          <table:table-cell table:formula="of:=[.B446]/[.$B$2]" office:value-type="float" office:value="0.694683096194431" calcext:value-type="float">
            <text:p>0.694683096194431</text:p>
          </table:table-cell>
          <table:table-cell table:formula="of:=-LN([.C446])" office:value-type="float" office:value="0.364299514104992" calcext:value-type="float">
            <text:p>0.364299514104992</text:p>
          </table:table-cell>
        </table:table-row>
        <table:table-row table:style-name="ro1">
          <table:table-cell office:value-type="float" office:value="445.034" calcext:value-type="float">
            <text:p>445.034</text:p>
          </table:table-cell>
          <table:table-cell office:value-type="float" office:value="10.1953" calcext:value-type="float">
            <text:p>10.1953</text:p>
          </table:table-cell>
          <table:table-cell table:formula="of:=[.B447]/[.$B$2]" office:value-type="float" office:value="0.694077200626319" calcext:value-type="float">
            <text:p>0.694077200626319</text:p>
          </table:table-cell>
          <table:table-cell table:formula="of:=-LN([.C447])" office:value-type="float" office:value="0.365172084566493" calcext:value-type="float">
            <text:p>0.365172084566493</text:p>
          </table:table-cell>
        </table:table-row>
        <table:table-row table:style-name="ro1">
          <table:table-cell office:value-type="float" office:value="446.033" calcext:value-type="float">
            <text:p>446.033</text:p>
          </table:table-cell>
          <table:table-cell office:value-type="float" office:value="10.1882" calcext:value-type="float">
            <text:p>10.1882</text:p>
          </table:table-cell>
          <table:table-cell table:formula="of:=[.B448]/[.$B$2]" office:value-type="float" office:value="0.693593845734904" calcext:value-type="float">
            <text:p>0.693593845734904</text:p>
          </table:table-cell>
          <table:table-cell table:formula="of:=-LN([.C448])" office:value-type="float" office:value="0.365868726486393" calcext:value-type="float">
            <text:p>0.365868726486393</text:p>
          </table:table-cell>
        </table:table-row>
        <table:table-row table:style-name="ro1">
          <table:table-cell office:value-type="float" office:value="447.033" calcext:value-type="float">
            <text:p>447.033</text:p>
          </table:table-cell>
          <table:table-cell office:value-type="float" office:value="10.1797" calcext:value-type="float">
            <text:p>10.1797</text:p>
          </table:table-cell>
          <table:table-cell table:formula="of:=[.B449]/[.$B$2]" office:value-type="float" office:value="0.69301518142828" calcext:value-type="float">
            <text:p>0.69301518142828</text:p>
          </table:table-cell>
          <table:table-cell table:formula="of:=-LN([.C449])" office:value-type="float" office:value="0.36670337320927" calcext:value-type="float">
            <text:p>0.36670337320927</text:p>
          </table:table-cell>
        </table:table-row>
        <table:table-row table:style-name="ro1">
          <table:table-cell office:value-type="float" office:value="448.034" calcext:value-type="float">
            <text:p>448.034</text:p>
          </table:table-cell>
          <table:table-cell office:value-type="float" office:value="10.1714" calcext:value-type="float">
            <text:p>10.1714</text:p>
          </table:table-cell>
          <table:table-cell table:formula="of:=[.B450]/[.$B$2]" office:value-type="float" office:value="0.6924501327524" calcext:value-type="float">
            <text:p>0.6924501327524</text:p>
          </table:table-cell>
          <table:table-cell table:formula="of:=-LN([.C450])" office:value-type="float" office:value="0.36751905397937" calcext:value-type="float">
            <text:p>0.36751905397937</text:p>
          </table:table-cell>
        </table:table-row>
        <table:table-row table:style-name="ro1">
          <table:table-cell office:value-type="float" office:value="449.034" calcext:value-type="float">
            <text:p>449.034</text:p>
          </table:table-cell>
          <table:table-cell office:value-type="float" office:value="10.1642" calcext:value-type="float">
            <text:p>10.1642</text:p>
          </table:table-cell>
          <table:table-cell table:formula="of:=[.B451]/[.$B$2]" office:value-type="float" office:value="0.691959970045612" calcext:value-type="float">
            <text:p>0.691959970045612</text:p>
          </table:table-cell>
          <table:table-cell table:formula="of:=-LN([.C451])" office:value-type="float" office:value="0.368227171792551" calcext:value-type="float">
            <text:p>0.368227171792551</text:p>
          </table:table-cell>
        </table:table-row>
        <table:table-row table:style-name="ro1">
          <table:table-cell office:value-type="float" office:value="450.033" calcext:value-type="float">
            <text:p>450.033</text:p>
          </table:table-cell>
          <table:table-cell office:value-type="float" office:value="10.1558" calcext:value-type="float">
            <text:p>10.1558</text:p>
          </table:table-cell>
          <table:table-cell table:formula="of:=[.B452]/[.$B$2]" office:value-type="float" office:value="0.69138811355436" calcext:value-type="float">
            <text:p>0.69138811355436</text:p>
          </table:table-cell>
          <table:table-cell table:formula="of:=-LN([.C452])" office:value-type="float" office:value="0.369053943493189" calcext:value-type="float">
            <text:p>0.369053943493189</text:p>
          </table:table-cell>
        </table:table-row>
        <table:table-row table:style-name="ro1">
          <table:table-cell office:value-type="float" office:value="451.033" calcext:value-type="float">
            <text:p>451.033</text:p>
          </table:table-cell>
          <table:table-cell office:value-type="float" office:value="10.1483" calcext:value-type="float">
            <text:p>10.1483</text:p>
          </table:table-cell>
          <table:table-cell table:formula="of:=[.B453]/[.$B$2]" office:value-type="float" office:value="0.690877527401457" calcext:value-type="float">
            <text:p>0.690877527401457</text:p>
          </table:table-cell>
          <table:table-cell table:formula="of:=-LN([.C453])" office:value-type="float" office:value="0.369792710573839" calcext:value-type="float">
            <text:p>0.369792710573839</text:p>
          </table:table-cell>
        </table:table-row>
        <table:table-row table:style-name="ro1">
          <table:table-cell office:value-type="float" office:value="452.034" calcext:value-type="float">
            <text:p>452.034</text:p>
          </table:table-cell>
          <table:table-cell office:value-type="float" office:value="10.1406" calcext:value-type="float">
            <text:p>10.1406</text:p>
          </table:table-cell>
          <table:table-cell table:formula="of:=[.B454]/[.$B$2]" office:value-type="float" office:value="0.690353325617809" calcext:value-type="float">
            <text:p>0.690353325617809</text:p>
          </table:table-cell>
          <table:table-cell table:formula="of:=-LN([.C454])" office:value-type="float" office:value="0.370551746339178" calcext:value-type="float">
            <text:p>0.370551746339178</text:p>
          </table:table-cell>
        </table:table-row>
        <table:table-row table:style-name="ro1">
          <table:table-cell office:value-type="float" office:value="453.033" calcext:value-type="float">
            <text:p>453.033</text:p>
          </table:table-cell>
          <table:table-cell office:value-type="float" office:value="10.1317" calcext:value-type="float">
            <text:p>10.1317</text:p>
          </table:table-cell>
          <table:table-cell table:formula="of:=[.B455]/[.$B$2]" office:value-type="float" office:value="0.689747430049697" calcext:value-type="float">
            <text:p>0.689747430049697</text:p>
          </table:table-cell>
          <table:table-cell table:formula="of:=-LN([.C455])" office:value-type="float" office:value="0.371429791807309" calcext:value-type="float">
            <text:p>0.371429791807309</text:p>
          </table:table-cell>
        </table:table-row>
        <table:table-row table:style-name="ro1">
          <table:table-cell office:value-type="float" office:value="454.033" calcext:value-type="float">
            <text:p>454.033</text:p>
          </table:table-cell>
          <table:table-cell office:value-type="float" office:value="10.1242" calcext:value-type="float">
            <text:p>10.1242</text:p>
          </table:table-cell>
          <table:table-cell table:formula="of:=[.B456]/[.$B$2]" office:value-type="float" office:value="0.689236843896794" calcext:value-type="float">
            <text:p>0.689236843896794</text:p>
          </table:table-cell>
          <table:table-cell table:formula="of:=-LN([.C456])" office:value-type="float" office:value="0.372170316823994" calcext:value-type="float">
            <text:p>0.372170316823994</text:p>
          </table:table-cell>
        </table:table-row>
        <table:table-row table:style-name="ro1">
          <table:table-cell office:value-type="float" office:value="455.033" calcext:value-type="float">
            <text:p>455.033</text:p>
          </table:table-cell>
          <table:table-cell office:value-type="float" office:value="10.1165" calcext:value-type="float">
            <text:p>10.1165</text:p>
          </table:table-cell>
          <table:table-cell table:formula="of:=[.B457]/[.$B$2]" office:value-type="float" office:value="0.688712642113146" calcext:value-type="float">
            <text:p>0.688712642113146</text:p>
          </table:table-cell>
          <table:table-cell table:formula="of:=-LN([.C457])" office:value-type="float" office:value="0.372931160112166" calcext:value-type="float">
            <text:p>0.372931160112166</text:p>
          </table:table-cell>
        </table:table-row>
        <table:table-row table:style-name="ro1">
          <table:table-cell office:value-type="float" office:value="456.034" calcext:value-type="float">
            <text:p>456.034</text:p>
          </table:table-cell>
          <table:table-cell office:value-type="float" office:value="10.1087" calcext:value-type="float">
            <text:p>10.1087</text:p>
          </table:table-cell>
          <table:table-cell table:formula="of:=[.B458]/[.$B$2]" office:value-type="float" office:value="0.688181632514126" calcext:value-type="float">
            <text:p>0.688181632514126</text:p>
          </table:table-cell>
          <table:table-cell table:formula="of:=-LN([.C458])" office:value-type="float" office:value="0.373702475143582" calcext:value-type="float">
            <text:p>0.373702475143582</text:p>
          </table:table-cell>
        </table:table-row>
        <table:table-row table:style-name="ro1">
          <table:table-cell office:value-type="float" office:value="457.033" calcext:value-type="float">
            <text:p>457.033</text:p>
          </table:table-cell>
          <table:table-cell office:value-type="float" office:value="10.1001" calcext:value-type="float">
            <text:p>10.1001</text:p>
          </table:table-cell>
          <table:table-cell table:formula="of:=[.B459]/[.$B$2]" office:value-type="float" office:value="0.68759616039213" calcext:value-type="float">
            <text:p>0.68759616039213</text:p>
          </table:table-cell>
          <table:table-cell table:formula="of:=-LN([.C459])" office:value-type="float" office:value="0.37455358956098" calcext:value-type="float">
            <text:p>0.37455358956098</text:p>
          </table:table-cell>
        </table:table-row>
        <table:table-row table:style-name="ro1">
          <table:table-cell office:value-type="float" office:value="458.033" calcext:value-type="float">
            <text:p>458.033</text:p>
          </table:table-cell>
          <table:table-cell office:value-type="float" office:value="10.0927" calcext:value-type="float">
            <text:p>10.0927</text:p>
          </table:table-cell>
          <table:table-cell table:formula="of:=[.B460]/[.$B$2]" office:value-type="float" office:value="0.687092382054599" calcext:value-type="float">
            <text:p>0.687092382054599</text:p>
          </table:table-cell>
          <table:table-cell table:formula="of:=-LN([.C460])" office:value-type="float" office:value="0.375286524105101" calcext:value-type="float">
            <text:p>0.375286524105101</text:p>
          </table:table-cell>
        </table:table-row>
        <table:table-row table:style-name="ro1">
          <table:table-cell office:value-type="float" office:value="459.034" calcext:value-type="float">
            <text:p>459.034</text:p>
          </table:table-cell>
          <table:table-cell office:value-type="float" office:value="10.0845" calcext:value-type="float">
            <text:p>10.0845</text:p>
          </table:table-cell>
          <table:table-cell table:formula="of:=[.B461]/[.$B$2]" office:value-type="float" office:value="0.686534141194091" calcext:value-type="float">
            <text:p>0.686534141194091</text:p>
          </table:table-cell>
          <table:table-cell table:formula="of:=-LN([.C461])" office:value-type="float" office:value="0.376099322754214" calcext:value-type="float">
            <text:p>0.376099322754214</text:p>
          </table:table-cell>
        </table:table-row>
        <table:table-row table:style-name="ro1">
          <table:table-cell office:value-type="float" office:value="460.033" calcext:value-type="float">
            <text:p>460.033</text:p>
          </table:table-cell>
          <table:table-cell office:value-type="float" office:value="10.0762" calcext:value-type="float">
            <text:p>10.0762</text:p>
          </table:table-cell>
          <table:table-cell table:formula="of:=[.B462]/[.$B$2]" office:value-type="float" office:value="0.685969092518211" calcext:value-type="float">
            <text:p>0.685969092518211</text:p>
          </table:table-cell>
          <table:table-cell table:formula="of:=-LN([.C462])" office:value-type="float" office:value="0.376922706909419" calcext:value-type="float">
            <text:p>0.376922706909419</text:p>
          </table:table-cell>
        </table:table-row>
        <table:table-row table:style-name="ro1">
          <table:table-cell office:value-type="float" office:value="461.033" calcext:value-type="float">
            <text:p>461.033</text:p>
          </table:table-cell>
          <table:table-cell office:value-type="float" office:value="10.0689" calcext:value-type="float">
            <text:p>10.0689</text:p>
          </table:table-cell>
          <table:table-cell table:formula="of:=[.B463]/[.$B$2]" office:value-type="float" office:value="0.685472121996052" calcext:value-type="float">
            <text:p>0.685472121996052</text:p>
          </table:table-cell>
          <table:table-cell table:formula="of:=-LN([.C463])" office:value-type="float" office:value="0.377647448937955" calcext:value-type="float">
            <text:p>0.377647448937955</text:p>
          </table:table-cell>
        </table:table-row>
        <table:table-row table:style-name="ro1">
          <table:table-cell office:value-type="float" office:value="462.034" calcext:value-type="float">
            <text:p>462.034</text:p>
          </table:table-cell>
          <table:table-cell office:value-type="float" office:value="10.0613" calcext:value-type="float">
            <text:p>10.0613</text:p>
          </table:table-cell>
          <table:table-cell table:formula="of:=[.B464]/[.$B$2]" office:value-type="float" office:value="0.684954728027776" calcext:value-type="float">
            <text:p>0.684954728027776</text:p>
          </table:table-cell>
          <table:table-cell table:formula="of:=-LN([.C464])" office:value-type="float" office:value="0.378402533374383" calcext:value-type="float">
            <text:p>0.378402533374383</text:p>
          </table:table-cell>
        </table:table-row>
        <table:table-row table:style-name="ro1">
          <table:table-cell office:value-type="float" office:value="463.033" calcext:value-type="float">
            <text:p>463.033</text:p>
          </table:table-cell>
          <table:table-cell office:value-type="float" office:value="10.0528" calcext:value-type="float">
            <text:p>10.0528</text:p>
          </table:table-cell>
          <table:table-cell table:formula="of:=[.B465]/[.$B$2]" office:value-type="float" office:value="0.684376063721152" calcext:value-type="float">
            <text:p>0.684376063721152</text:p>
          </table:table-cell>
          <table:table-cell table:formula="of:=-LN([.C465])" office:value-type="float" office:value="0.379247711682732" calcext:value-type="float">
            <text:p>0.379247711682732</text:p>
          </table:table-cell>
        </table:table-row>
        <table:table-row table:style-name="ro1">
          <table:table-cell office:value-type="float" office:value="464.034" calcext:value-type="float">
            <text:p>464.034</text:p>
          </table:table-cell>
          <table:table-cell office:value-type="float" office:value="10.0454" calcext:value-type="float">
            <text:p>10.0454</text:p>
          </table:table-cell>
          <table:table-cell table:formula="of:=[.B466]/[.$B$2]" office:value-type="float" office:value="0.68387228538362" calcext:value-type="float">
            <text:p>0.68387228538362</text:p>
          </table:table-cell>
          <table:table-cell table:formula="of:=-LN([.C466])" office:value-type="float" office:value="0.379984096068836" calcext:value-type="float">
            <text:p>0.379984096068836</text:p>
          </table:table-cell>
        </table:table-row>
        <table:table-row table:style-name="ro1">
          <table:table-cell office:value-type="float" office:value="465.033" calcext:value-type="float">
            <text:p>465.033</text:p>
          </table:table-cell>
          <table:table-cell office:value-type="float" office:value="10.0378" calcext:value-type="float">
            <text:p>10.0378</text:p>
          </table:table-cell>
          <table:table-cell table:formula="of:=[.B467]/[.$B$2]" office:value-type="float" office:value="0.683354891415345" calcext:value-type="float">
            <text:p>0.683354891415345</text:p>
          </table:table-cell>
          <table:table-cell table:formula="of:=-LN([.C467])" office:value-type="float" office:value="0.380740947602734" calcext:value-type="float">
            <text:p>0.380740947602734</text:p>
          </table:table-cell>
        </table:table-row>
        <table:table-row table:style-name="ro1">
          <table:table-cell office:value-type="float" office:value="466.034" calcext:value-type="float">
            <text:p>466.034</text:p>
          </table:table-cell>
          <table:table-cell office:value-type="float" office:value="10.0293" calcext:value-type="float">
            <text:p>10.0293</text:p>
          </table:table-cell>
          <table:table-cell table:formula="of:=[.B468]/[.$B$2]" office:value-type="float" office:value="0.682776227108721" calcext:value-type="float">
            <text:p>0.682776227108721</text:p>
          </table:table-cell>
          <table:table-cell table:formula="of:=-LN([.C468])" office:value-type="float" office:value="0.381588105439029" calcext:value-type="float">
            <text:p>0.381588105439029</text:p>
          </table:table-cell>
        </table:table-row>
        <table:table-row table:style-name="ro1">
          <table:table-cell office:value-type="float" office:value="467.033" calcext:value-type="float">
            <text:p>467.033</text:p>
          </table:table-cell>
          <table:table-cell office:value-type="float" office:value="10.0215" calcext:value-type="float">
            <text:p>10.0215</text:p>
          </table:table-cell>
          <table:table-cell table:formula="of:=[.B469]/[.$B$2]" office:value-type="float" office:value="0.682245217509701" calcext:value-type="float">
            <text:p>0.682245217509701</text:p>
          </table:table-cell>
          <table:table-cell table:formula="of:=-LN([.C469])" office:value-type="float" office:value="0.382366129297773" calcext:value-type="float">
            <text:p>0.382366129297773</text:p>
          </table:table-cell>
        </table:table-row>
        <table:table-row table:style-name="ro1">
          <table:table-cell office:value-type="float" office:value="468.034" calcext:value-type="float">
            <text:p>468.034</text:p>
          </table:table-cell>
          <table:table-cell office:value-type="float" office:value="10.0151" calcext:value-type="float">
            <text:p>10.0151</text:p>
          </table:table-cell>
          <table:table-cell table:formula="of:=[.B470]/[.$B$2]" office:value-type="float" office:value="0.68180951732589" calcext:value-type="float">
            <text:p>0.68180951732589</text:p>
          </table:table-cell>
          <table:table-cell table:formula="of:=-LN([.C470])" office:value-type="float" office:value="0.38300496025888" calcext:value-type="float">
            <text:p>0.38300496025888</text:p>
          </table:table-cell>
        </table:table-row>
        <table:table-row table:style-name="ro1">
          <table:table-cell office:value-type="float" office:value="469.033" calcext:value-type="float">
            <text:p>469.033</text:p>
          </table:table-cell>
          <table:table-cell office:value-type="float" office:value="10.0059" calcext:value-type="float">
            <text:p>10.0059</text:p>
          </table:table-cell>
          <table:table-cell table:formula="of:=[.B471]/[.$B$2]" office:value-type="float" office:value="0.681183198311662" calcext:value-type="float">
            <text:p>0.681183198311662</text:p>
          </table:table-cell>
          <table:table-cell table:formula="of:=-LN([.C471])" office:value-type="float" office:value="0.383923995336803" calcext:value-type="float">
            <text:p>0.383923995336803</text:p>
          </table:table-cell>
        </table:table-row>
        <table:table-row table:style-name="ro1">
          <table:table-cell office:value-type="float" office:value="470.035" calcext:value-type="float">
            <text:p>470.035</text:p>
          </table:table-cell>
          <table:table-cell office:value-type="float" office:value="9.998" calcext:value-type="float">
            <text:p>9.998</text:p>
          </table:table-cell>
          <table:table-cell table:formula="of:=[.B472]/[.$B$2]" office:value-type="float" office:value="0.68064538089727" calcext:value-type="float">
            <text:p>0.68064538089727</text:p>
          </table:table-cell>
          <table:table-cell table:formula="of:=-LN([.C472])" office:value-type="float" office:value="0.384713841357899" calcext:value-type="float">
            <text:p>0.384713841357899</text:p>
          </table:table-cell>
        </table:table-row>
        <table:table-row table:style-name="ro1">
          <table:table-cell office:value-type="float" office:value="471.035" calcext:value-type="float">
            <text:p>471.035</text:p>
          </table:table-cell>
          <table:table-cell office:value-type="float" office:value="9.9907" calcext:value-type="float">
            <text:p>9.9907</text:p>
          </table:table-cell>
          <table:table-cell table:formula="of:=[.B473]/[.$B$2]" office:value-type="float" office:value="0.680148410375111" calcext:value-type="float">
            <text:p>0.680148410375111</text:p>
          </table:table-cell>
          <table:table-cell table:formula="of:=-LN([.C473])" office:value-type="float" office:value="0.385444254073538" calcext:value-type="float">
            <text:p>0.385444254073538</text:p>
          </table:table-cell>
        </table:table-row>
        <table:table-row table:style-name="ro1">
          <table:table-cell office:value-type="float" office:value="472.035" calcext:value-type="float">
            <text:p>472.035</text:p>
          </table:table-cell>
          <table:table-cell office:value-type="float" office:value="9.9821" calcext:value-type="float">
            <text:p>9.9821</text:p>
          </table:table-cell>
          <table:table-cell table:formula="of:=[.B474]/[.$B$2]" office:value-type="float" office:value="0.679562938253115" calcext:value-type="float">
            <text:p>0.679562938253115</text:p>
          </table:table-cell>
          <table:table-cell table:formula="of:=-LN([.C474])" office:value-type="float" office:value="0.386305425319582" calcext:value-type="float">
            <text:p>0.386305425319582</text:p>
          </table:table-cell>
        </table:table-row>
        <table:table-row table:style-name="ro1">
          <table:table-cell office:value-type="float" office:value="473.034" calcext:value-type="float">
            <text:p>473.034</text:p>
          </table:table-cell>
          <table:table-cell office:value-type="float" office:value="9.9743" calcext:value-type="float">
            <text:p>9.9743</text:p>
          </table:table-cell>
          <table:table-cell table:formula="of:=[.B475]/[.$B$2]" office:value-type="float" office:value="0.679031928654095" calcext:value-type="float">
            <text:p>0.679031928654095</text:p>
          </table:table-cell>
          <table:table-cell table:formula="of:=-LN([.C475])" office:value-type="float" office:value="0.387087129474358" calcext:value-type="float">
            <text:p>0.387087129474358</text:p>
          </table:table-cell>
        </table:table-row>
        <table:table-row table:style-name="ro1">
          <table:table-cell office:value-type="float" office:value="474.035" calcext:value-type="float">
            <text:p>474.035</text:p>
          </table:table-cell>
          <table:table-cell office:value-type="float" office:value="9.9666" calcext:value-type="float">
            <text:p>9.9666</text:p>
          </table:table-cell>
          <table:table-cell table:formula="of:=[.B476]/[.$B$2]" office:value-type="float" office:value="0.678507726870447" calcext:value-type="float">
            <text:p>0.678507726870447</text:p>
          </table:table-cell>
          <table:table-cell table:formula="of:=-LN([.C476])" office:value-type="float" office:value="0.387859411606329" calcext:value-type="float">
            <text:p>0.387859411606329</text:p>
          </table:table-cell>
        </table:table-row>
        <table:table-row table:style-name="ro1">
          <table:table-cell office:value-type="float" office:value="475.034" calcext:value-type="float">
            <text:p>475.034</text:p>
          </table:table-cell>
          <table:table-cell office:value-type="float" office:value="9.9589" calcext:value-type="float">
            <text:p>9.9589</text:p>
          </table:table-cell>
          <table:table-cell table:formula="of:=[.B477]/[.$B$2]" office:value-type="float" office:value="0.6779835250868" calcext:value-type="float">
            <text:p>0.6779835250868</text:p>
          </table:table-cell>
          <table:table-cell table:formula="of:=-LN([.C477])" office:value-type="float" office:value="0.38863229061898" calcext:value-type="float">
            <text:p>0.38863229061898</text:p>
          </table:table-cell>
        </table:table-row>
        <table:table-row table:style-name="ro1">
          <table:table-cell office:value-type="float" office:value="476.035" calcext:value-type="float">
            <text:p>476.035</text:p>
          </table:table-cell>
          <table:table-cell office:value-type="float" office:value="9.951" calcext:value-type="float">
            <text:p>9.951</text:p>
          </table:table-cell>
          <table:table-cell table:formula="of:=[.B478]/[.$B$2]" office:value-type="float" office:value="0.677445707672408" calcext:value-type="float">
            <text:p>0.677445707672408</text:p>
          </table:table-cell>
          <table:table-cell table:formula="of:=-LN([.C478])" office:value-type="float" office:value="0.389425865716253" calcext:value-type="float">
            <text:p>0.389425865716253</text:p>
          </table:table-cell>
        </table:table-row>
        <table:table-row table:style-name="ro1">
          <table:table-cell office:value-type="float" office:value="477.034" calcext:value-type="float">
            <text:p>477.034</text:p>
          </table:table-cell>
          <table:table-cell office:value-type="float" office:value="9.9436" calcext:value-type="float">
            <text:p>9.9436</text:p>
          </table:table-cell>
          <table:table-cell table:formula="of:=[.B479]/[.$B$2]" office:value-type="float" office:value="0.676941929334876" calcext:value-type="float">
            <text:p>0.676941929334876</text:p>
          </table:table-cell>
          <table:table-cell table:formula="of:=-LN([.C479])" office:value-type="float" office:value="0.39016978621139" calcext:value-type="float">
            <text:p>0.39016978621139</text:p>
          </table:table-cell>
        </table:table-row>
        <table:table-row table:style-name="ro1">
          <table:table-cell office:value-type="float" office:value="478.035" calcext:value-type="float">
            <text:p>478.035</text:p>
          </table:table-cell>
          <table:table-cell office:value-type="float" office:value="9.9352" calcext:value-type="float">
            <text:p>9.9352</text:p>
          </table:table-cell>
          <table:table-cell table:formula="of:=[.B480]/[.$B$2]" office:value-type="float" office:value="0.676370072843625" calcext:value-type="float">
            <text:p>0.676370072843625</text:p>
          </table:table-cell>
          <table:table-cell table:formula="of:=-LN([.C480])" office:value-type="float" office:value="0.391014907697592" calcext:value-type="float">
            <text:p>0.391014907697592</text:p>
          </table:table-cell>
        </table:table-row>
        <table:table-row table:style-name="ro1">
          <table:table-cell office:value-type="float" office:value="479.035" calcext:value-type="float">
            <text:p>479.035</text:p>
          </table:table-cell>
          <table:table-cell office:value-type="float" office:value="9.9276" calcext:value-type="float">
            <text:p>9.9276</text:p>
          </table:table-cell>
          <table:table-cell table:formula="of:=[.B481]/[.$B$2]" office:value-type="float" office:value="0.675852678875349" calcext:value-type="float">
            <text:p>0.675852678875349</text:p>
          </table:table-cell>
          <table:table-cell table:formula="of:=-LN([.C481])" office:value-type="float" office:value="0.391780157347277" calcext:value-type="float">
            <text:p>0.391780157347277</text:p>
          </table:table-cell>
        </table:table-row>
        <table:table-row table:style-name="ro1">
          <table:table-cell office:value-type="float" office:value="480.034" calcext:value-type="float">
            <text:p>480.034</text:p>
          </table:table-cell>
          <table:table-cell office:value-type="float" office:value="9.92" calcext:value-type="float">
            <text:p>9.92</text:p>
          </table:table-cell>
          <table:table-cell table:formula="of:=[.B482]/[.$B$2]" office:value-type="float" office:value="0.675335284907073" calcext:value-type="float">
            <text:p>0.675335284907073</text:p>
          </table:table-cell>
          <table:table-cell table:formula="of:=-LN([.C482])" office:value-type="float" office:value="0.392545993052496" calcext:value-type="float">
            <text:p>0.392545993052496</text:p>
          </table:table-cell>
        </table:table-row>
        <table:table-row table:style-name="ro1">
          <table:table-cell office:value-type="float" office:value="481.035" calcext:value-type="float">
            <text:p>481.035</text:p>
          </table:table-cell>
          <table:table-cell office:value-type="float" office:value="9.9125" calcext:value-type="float">
            <text:p>9.9125</text:p>
          </table:table-cell>
          <table:table-cell table:formula="of:=[.B483]/[.$B$2]" office:value-type="float" office:value="0.67482469875417" calcext:value-type="float">
            <text:p>0.67482469875417</text:p>
          </table:table-cell>
          <table:table-cell table:formula="of:=-LN([.C483])" office:value-type="float" office:value="0.393302327388312" calcext:value-type="float">
            <text:p>0.393302327388312</text:p>
          </table:table-cell>
        </table:table-row>
        <table:table-row table:style-name="ro1">
          <table:table-cell office:value-type="float" office:value="482.035" calcext:value-type="float">
            <text:p>482.035</text:p>
          </table:table-cell>
          <table:table-cell office:value-type="float" office:value="9.9046" calcext:value-type="float">
            <text:p>9.9046</text:p>
          </table:table-cell>
          <table:table-cell table:formula="of:=[.B484]/[.$B$2]" office:value-type="float" office:value="0.674286881339778" calcext:value-type="float">
            <text:p>0.674286881339778</text:p>
          </table:table-cell>
          <table:table-cell table:formula="of:=-LN([.C484])" office:value-type="float" office:value="0.394099618658829" calcext:value-type="float">
            <text:p>0.394099618658829</text:p>
          </table:table-cell>
        </table:table-row>
        <table:table-row table:style-name="ro1">
          <table:table-cell office:value-type="float" office:value="483.034" calcext:value-type="float">
            <text:p>483.034</text:p>
          </table:table-cell>
          <table:table-cell office:value-type="float" office:value="9.8965" calcext:value-type="float">
            <text:p>9.8965</text:p>
          </table:table-cell>
          <table:table-cell table:formula="of:=[.B485]/[.$B$2]" office:value-type="float" office:value="0.673735448294642" calcext:value-type="float">
            <text:p>0.673735448294642</text:p>
          </table:table-cell>
          <table:table-cell table:formula="of:=-LN([.C485])" office:value-type="float" office:value="0.394917755070625" calcext:value-type="float">
            <text:p>0.394917755070625</text:p>
          </table:table-cell>
        </table:table-row>
        <table:table-row table:style-name="ro1">
          <table:table-cell office:value-type="float" office:value="484.035" calcext:value-type="float">
            <text:p>484.035</text:p>
          </table:table-cell>
          <table:table-cell office:value-type="float" office:value="9.8905" calcext:value-type="float">
            <text:p>9.8905</text:p>
          </table:table-cell>
          <table:table-cell table:formula="of:=[.B486]/[.$B$2]" office:value-type="float" office:value="0.673326979372319" calcext:value-type="float">
            <text:p>0.673326979372319</text:p>
          </table:table-cell>
          <table:table-cell table:formula="of:=-LN([.C486])" office:value-type="float" office:value="0.395524213875284" calcext:value-type="float">
            <text:p>0.395524213875284</text:p>
          </table:table-cell>
        </table:table-row>
        <table:table-row table:style-name="ro1">
          <table:table-cell office:value-type="float" office:value="485.034" calcext:value-type="float">
            <text:p>485.034</text:p>
          </table:table-cell>
          <table:table-cell office:value-type="float" office:value="9.8825" calcext:value-type="float">
            <text:p>9.8825</text:p>
          </table:table-cell>
          <table:table-cell table:formula="of:=[.B487]/[.$B$2]" office:value-type="float" office:value="0.672782354142556" calcext:value-type="float">
            <text:p>0.672782354142556</text:p>
          </table:table-cell>
          <table:table-cell table:formula="of:=-LN([.C487])" office:value-type="float" office:value="0.396333398160574" calcext:value-type="float">
            <text:p>0.396333398160574</text:p>
          </table:table-cell>
        </table:table-row>
        <table:table-row table:style-name="ro1">
          <table:table-cell office:value-type="float" office:value="486.035" calcext:value-type="float">
            <text:p>486.035</text:p>
          </table:table-cell>
          <table:table-cell office:value-type="float" office:value="9.8746" calcext:value-type="float">
            <text:p>9.8746</text:p>
          </table:table-cell>
          <table:table-cell table:formula="of:=[.B488]/[.$B$2]" office:value-type="float" office:value="0.672244536728164" calcext:value-type="float">
            <text:p>0.672244536728164</text:p>
          </table:table-cell>
          <table:table-cell table:formula="of:=-LN([.C488])" office:value-type="float" office:value="0.39713311071161" calcext:value-type="float">
            <text:p>0.39713311071161</text:p>
          </table:table-cell>
        </table:table-row>
        <table:table-row table:style-name="ro1">
          <table:table-cell office:value-type="float" office:value="487.034" calcext:value-type="float">
            <text:p>487.034</text:p>
          </table:table-cell>
          <table:table-cell office:value-type="float" office:value="9.8665" calcext:value-type="float">
            <text:p>9.8665</text:p>
          </table:table-cell>
          <table:table-cell table:formula="of:=[.B489]/[.$B$2]" office:value-type="float" office:value="0.671693103683028" calcext:value-type="float">
            <text:p>0.671693103683028</text:p>
          </table:table-cell>
          <table:table-cell table:formula="of:=-LN([.C489])" office:value-type="float" office:value="0.397953733721934" calcext:value-type="float">
            <text:p>0.397953733721934</text:p>
          </table:table-cell>
        </table:table-row>
        <table:table-row table:style-name="ro1">
          <table:table-cell office:value-type="float" office:value="488.035" calcext:value-type="float">
            <text:p>488.035</text:p>
          </table:table-cell>
          <table:table-cell office:value-type="float" office:value="9.8591" calcext:value-type="float">
            <text:p>9.8591</text:p>
          </table:table-cell>
          <table:table-cell table:formula="of:=[.B490]/[.$B$2]" office:value-type="float" office:value="0.671189325345497" calcext:value-type="float">
            <text:p>0.671189325345497</text:p>
          </table:table-cell>
          <table:table-cell table:formula="of:=-LN([.C490])" office:value-type="float" office:value="0.398704027791281" calcext:value-type="float">
            <text:p>0.398704027791281</text:p>
          </table:table-cell>
        </table:table-row>
        <table:table-row table:style-name="ro1">
          <table:table-cell office:value-type="float" office:value="489.035" calcext:value-type="float">
            <text:p>489.035</text:p>
          </table:table-cell>
          <table:table-cell office:value-type="float" office:value="9.8513" calcext:value-type="float">
            <text:p>9.8513</text:p>
          </table:table-cell>
          <table:table-cell table:formula="of:=[.B491]/[.$B$2]" office:value-type="float" office:value="0.670658315746477" calcext:value-type="float">
            <text:p>0.670658315746477</text:p>
          </table:table-cell>
          <table:table-cell table:formula="of:=-LN([.C491])" office:value-type="float" office:value="0.399495488178403" calcext:value-type="float">
            <text:p>0.399495488178403</text:p>
          </table:table-cell>
        </table:table-row>
        <table:table-row table:style-name="ro1">
          <table:table-cell office:value-type="float" office:value="490.034" calcext:value-type="float">
            <text:p>490.034</text:p>
          </table:table-cell>
          <table:table-cell office:value-type="float" office:value="9.844" calcext:value-type="float">
            <text:p>9.844</text:p>
          </table:table-cell>
          <table:table-cell table:formula="of:=[.B492]/[.$B$2]" office:value-type="float" office:value="0.670161345224318" calcext:value-type="float">
            <text:p>0.670161345224318</text:p>
          </table:table-cell>
          <table:table-cell table:formula="of:=-LN([.C492])" office:value-type="float" office:value="0.400236781820468" calcext:value-type="float">
            <text:p>0.400236781820468</text:p>
          </table:table-cell>
        </table:table-row>
        <table:table-row table:style-name="ro1">
          <table:table-cell office:value-type="float" office:value="491.035" calcext:value-type="float">
            <text:p>491.035</text:p>
          </table:table-cell>
          <table:table-cell office:value-type="float" office:value="9.8371" calcext:value-type="float">
            <text:p>9.8371</text:p>
          </table:table-cell>
          <table:table-cell table:formula="of:=[.B493]/[.$B$2]" office:value-type="float" office:value="0.669691605963646" calcext:value-type="float">
            <text:p>0.669691605963646</text:p>
          </table:table-cell>
          <table:table-cell table:formula="of:=-LN([.C493])" office:value-type="float" office:value="0.400937962169402" calcext:value-type="float">
            <text:p>0.400937962169402</text:p>
          </table:table-cell>
        </table:table-row>
        <table:table-row table:style-name="ro1">
          <table:table-cell office:value-type="float" office:value="492.035" calcext:value-type="float">
            <text:p>492.035</text:p>
          </table:table-cell>
          <table:table-cell office:value-type="float" office:value="9.8293" calcext:value-type="float">
            <text:p>9.8293</text:p>
          </table:table-cell>
          <table:table-cell table:formula="of:=[.B494]/[.$B$2]" office:value-type="float" office:value="0.669160596364627" calcext:value-type="float">
            <text:p>0.669160596364627</text:p>
          </table:table-cell>
          <table:table-cell table:formula="of:=-LN([.C494])" office:value-type="float" office:value="0.401731193305654" calcext:value-type="float">
            <text:p>0.401731193305654</text:p>
          </table:table-cell>
        </table:table-row>
        <table:table-row table:style-name="ro1">
          <table:table-cell office:value-type="float" office:value="493.034" calcext:value-type="float">
            <text:p>493.034</text:p>
          </table:table-cell>
          <table:table-cell office:value-type="float" office:value="9.8222" calcext:value-type="float">
            <text:p>9.8222</text:p>
          </table:table-cell>
          <table:table-cell table:formula="of:=[.B495]/[.$B$2]" office:value-type="float" office:value="0.668677241473211" calcext:value-type="float">
            <text:p>0.668677241473211</text:p>
          </table:table-cell>
          <table:table-cell table:formula="of:=-LN([.C495])" office:value-type="float" office:value="0.402453784487898" calcext:value-type="float">
            <text:p>0.402453784487898</text:p>
          </table:table-cell>
        </table:table-row>
        <table:table-row table:style-name="ro1">
          <table:table-cell office:value-type="float" office:value="494.035" calcext:value-type="float">
            <text:p>494.035</text:p>
          </table:table-cell>
          <table:table-cell office:value-type="float" office:value="9.8136" calcext:value-type="float">
            <text:p>9.8136</text:p>
          </table:table-cell>
          <table:table-cell table:formula="of:=[.B496]/[.$B$2]" office:value-type="float" office:value="0.668091769351215" calcext:value-type="float">
            <text:p>0.668091769351215</text:p>
          </table:table-cell>
          <table:table-cell table:formula="of:=-LN([.C496])" office:value-type="float" office:value="0.403329735612873" calcext:value-type="float">
            <text:p>0.403329735612873</text:p>
          </table:table-cell>
        </table:table-row>
        <table:table-row table:style-name="ro1">
          <table:table-cell office:value-type="float" office:value="495.035" calcext:value-type="float">
            <text:p>495.035</text:p>
          </table:table-cell>
          <table:table-cell office:value-type="float" office:value="9.8063" calcext:value-type="float">
            <text:p>9.8063</text:p>
          </table:table-cell>
          <table:table-cell table:formula="of:=[.B497]/[.$B$2]" office:value-type="float" office:value="0.667594798829056" calcext:value-type="float">
            <text:p>0.667594798829056</text:p>
          </table:table-cell>
          <table:table-cell table:formula="of:=-LN([.C497])" office:value-type="float" office:value="0.404073878074033" calcext:value-type="float">
            <text:p>0.404073878074033</text:p>
          </table:table-cell>
        </table:table-row>
        <table:table-row table:style-name="ro1">
          <table:table-cell office:value-type="float" office:value="496.034" calcext:value-type="float">
            <text:p>496.034</text:p>
          </table:table-cell>
          <table:table-cell office:value-type="float" office:value="9.7986" calcext:value-type="float">
            <text:p>9.7986</text:p>
          </table:table-cell>
          <table:table-cell table:formula="of:=[.B498]/[.$B$2]" office:value-type="float" office:value="0.667070597045408" calcext:value-type="float">
            <text:p>0.667070597045408</text:p>
          </table:table-cell>
          <table:table-cell table:formula="of:=-LN([.C498])" office:value-type="float" office:value="0.404859396020662" calcext:value-type="float">
            <text:p>0.404859396020662</text:p>
          </table:table-cell>
        </table:table-row>
        <table:table-row table:style-name="ro1">
          <table:table-cell office:value-type="float" office:value="497.035" calcext:value-type="float">
            <text:p>497.035</text:p>
          </table:table-cell>
          <table:table-cell office:value-type="float" office:value="9.7913" calcext:value-type="float">
            <text:p>9.7913</text:p>
          </table:table-cell>
          <table:table-cell table:formula="of:=[.B499]/[.$B$2]" office:value-type="float" office:value="0.666573626523249" calcext:value-type="float">
            <text:p>0.666573626523249</text:p>
          </table:table-cell>
          <table:table-cell table:formula="of:=-LN([.C499])" office:value-type="float" office:value="0.405604678062724" calcext:value-type="float">
            <text:p>0.405604678062724</text:p>
          </table:table-cell>
        </table:table-row>
        <table:table-row table:style-name="ro1">
          <table:table-cell office:value-type="float" office:value="498.034" calcext:value-type="float">
            <text:p>498.034</text:p>
          </table:table-cell>
          <table:table-cell office:value-type="float" office:value="9.7842" calcext:value-type="float">
            <text:p>9.7842</text:p>
          </table:table-cell>
          <table:table-cell table:formula="of:=[.B500]/[.$B$2]" office:value-type="float" office:value="0.666090271631833" calcext:value-type="float">
            <text:p>0.666090271631833</text:p>
          </table:table-cell>
          <table:table-cell table:formula="of:=-LN([.C500])" office:value-type="float" office:value="0.406330074636128" calcext:value-type="float">
            <text:p>0.406330074636128</text:p>
          </table:table-cell>
        </table:table-row>
        <table:table-row table:style-name="ro1">
          <table:table-cell office:value-type="float" office:value="499.035" calcext:value-type="float">
            <text:p>499.035</text:p>
          </table:table-cell>
          <table:table-cell office:value-type="float" office:value="9.7771" calcext:value-type="float">
            <text:p>9.7771</text:p>
          </table:table-cell>
          <table:table-cell table:formula="of:=[.B501]/[.$B$2]" office:value-type="float" office:value="0.665606916740418" calcext:value-type="float">
            <text:p>0.665606916740418</text:p>
          </table:table-cell>
          <table:table-cell table:formula="of:=-LN([.C501])" office:value-type="float" office:value="0.407055997791725" calcext:value-type="float">
            <text:p>0.407055997791725</text:p>
          </table:table-cell>
        </table:table-row>
        <table:table-row table:style-name="ro1">
          <table:table-cell office:value-type="float" office:value="500.035" calcext:value-type="float">
            <text:p>500.035</text:p>
          </table:table-cell>
          <table:table-cell office:value-type="float" office:value="9.7697" calcext:value-type="float">
            <text:p>9.7697</text:p>
          </table:table-cell>
          <table:table-cell table:formula="of:=[.B502]/[.$B$2]" office:value-type="float" office:value="0.665103138402887" calcext:value-type="float">
            <text:p>0.665103138402887</text:p>
          </table:table-cell>
          <table:table-cell table:formula="of:=-LN([.C502])" office:value-type="float" office:value="0.407813155009636" calcext:value-type="float">
            <text:p>0.407813155009636</text:p>
          </table:table-cell>
        </table:table-row>
        <table:table-row table:style-name="ro1">
          <table:table-cell office:value-type="float" office:value="501.035" calcext:value-type="float">
            <text:p>501.035</text:p>
          </table:table-cell>
          <table:table-cell office:value-type="float" office:value="9.7618" calcext:value-type="float">
            <text:p>9.7618</text:p>
          </table:table-cell>
          <table:table-cell table:formula="of:=[.B503]/[.$B$2]" office:value-type="float" office:value="0.664565320988495" calcext:value-type="float">
            <text:p>0.664565320988495</text:p>
          </table:table-cell>
          <table:table-cell table:formula="of:=-LN([.C503])" office:value-type="float" office:value="0.408622104699195" calcext:value-type="float">
            <text:p>0.408622104699195</text:p>
          </table:table-cell>
        </table:table-row>
        <table:table-row table:style-name="ro1">
          <table:table-cell office:value-type="float" office:value="502.035" calcext:value-type="float">
            <text:p>502.035</text:p>
          </table:table-cell>
          <table:table-cell office:value-type="float" office:value="9.755" calcext:value-type="float">
            <text:p>9.755</text:p>
          </table:table-cell>
          <table:table-cell table:formula="of:=[.B504]/[.$B$2]" office:value-type="float" office:value="0.664102389543196" calcext:value-type="float">
            <text:p>0.664102389543196</text:p>
          </table:table-cell>
          <table:table-cell table:formula="of:=-LN([.C504])" office:value-type="float" office:value="0.409318940274203" calcext:value-type="float">
            <text:p>0.409318940274203</text:p>
          </table:table-cell>
        </table:table-row>
        <table:table-row table:style-name="ro1">
          <table:table-cell office:value-type="float" office:value="503.035" calcext:value-type="float">
            <text:p>503.035</text:p>
          </table:table-cell>
          <table:table-cell office:value-type="float" office:value="9.7481" calcext:value-type="float">
            <text:p>9.7481</text:p>
          </table:table-cell>
          <table:table-cell table:formula="of:=[.B505]/[.$B$2]" office:value-type="float" office:value="0.663632650282524" calcext:value-type="float">
            <text:p>0.663632650282524</text:p>
          </table:table-cell>
          <table:table-cell table:formula="of:=-LN([.C505])" office:value-type="float" office:value="0.410026520124369" calcext:value-type="float">
            <text:p>0.410026520124369</text:p>
          </table:table-cell>
        </table:table-row>
        <table:table-row table:style-name="ro1">
          <table:table-cell office:value-type="float" office:value="504.035" calcext:value-type="float">
            <text:p>504.035</text:p>
          </table:table-cell>
          <table:table-cell office:value-type="float" office:value="9.74" calcext:value-type="float">
            <text:p>9.74</text:p>
          </table:table-cell>
          <table:table-cell table:formula="of:=[.B506]/[.$B$2]" office:value-type="float" office:value="0.663081217237389" calcext:value-type="float">
            <text:p>0.663081217237389</text:p>
          </table:table-cell>
          <table:table-cell table:formula="of:=-LN([.C506])" office:value-type="float" office:value="0.410857796694834" calcext:value-type="float">
            <text:p>0.410857796694834</text:p>
          </table:table-cell>
        </table:table-row>
        <table:table-row table:style-name="ro1">
          <table:table-cell office:value-type="float" office:value="505.034" calcext:value-type="float">
            <text:p>505.034</text:p>
          </table:table-cell>
          <table:table-cell office:value-type="float" office:value="9.7322" calcext:value-type="float">
            <text:p>9.7322</text:p>
          </table:table-cell>
          <table:table-cell table:formula="of:=[.B507]/[.$B$2]" office:value-type="float" office:value="0.662550207638369" calcext:value-type="float">
            <text:p>0.662550207638369</text:p>
          </table:table-cell>
          <table:table-cell table:formula="of:=-LN([.C507])" office:value-type="float" office:value="0.411658938878787" calcext:value-type="float">
            <text:p>0.411658938878787</text:p>
          </table:table-cell>
        </table:table-row>
        <table:table-row table:style-name="ro1">
          <table:table-cell office:value-type="float" office:value="506.034" calcext:value-type="float">
            <text:p>506.034</text:p>
          </table:table-cell>
          <table:table-cell office:value-type="float" office:value="9.7245" calcext:value-type="float">
            <text:p>9.7245</text:p>
          </table:table-cell>
          <table:table-cell table:formula="of:=[.B508]/[.$B$2]" office:value-type="float" office:value="0.662026005854721" calcext:value-type="float">
            <text:p>0.662026005854721</text:p>
          </table:table-cell>
          <table:table-cell table:formula="of:=-LN([.C508])" office:value-type="float" office:value="0.412450440048255" calcext:value-type="float">
            <text:p>0.412450440048255</text:p>
          </table:table-cell>
        </table:table-row>
        <table:table-row table:style-name="ro1">
          <table:table-cell office:value-type="float" office:value="507.035" calcext:value-type="float">
            <text:p>507.035</text:p>
          </table:table-cell>
          <table:table-cell office:value-type="float" office:value="9.7176" calcext:value-type="float">
            <text:p>9.7176</text:p>
          </table:table-cell>
          <table:table-cell table:formula="of:=[.B509]/[.$B$2]" office:value-type="float" office:value="0.66155626659405" calcext:value-type="float">
            <text:p>0.66155626659405</text:p>
          </table:table-cell>
          <table:table-cell table:formula="of:=-LN([.C509])" office:value-type="float" office:value="0.413160239945354" calcext:value-type="float">
            <text:p>0.413160239945354</text:p>
          </table:table-cell>
        </table:table-row>
        <table:table-row table:style-name="ro1">
          <table:table-cell office:value-type="float" office:value="508.035" calcext:value-type="float">
            <text:p>508.035</text:p>
          </table:table-cell>
          <table:table-cell office:value-type="float" office:value="9.7106" calcext:value-type="float">
            <text:p>9.7106</text:p>
          </table:table-cell>
          <table:table-cell table:formula="of:=[.B510]/[.$B$2]" office:value-type="float" office:value="0.661079719518007" calcext:value-type="float">
            <text:p>0.661079719518007</text:p>
          </table:table-cell>
          <table:table-cell table:formula="of:=-LN([.C510])" office:value-type="float" office:value="0.413880841988045" calcext:value-type="float">
            <text:p>0.413880841988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21:24:51.451172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8T21:25:19.858843634</dc:date>
    <meta:editing-duration>PT2M33S</meta:editing-duration>
    <meta:editing-cycles>2</meta:editing-cycles>
    <meta:generator>LibreOffice/7.5.9.2$Linux_X86_64 LibreOffice_project/50$Build-2</meta:generator>
    <meta:document-statistic meta:table-count="1" meta:cell-count="2040" meta:object-count="0"/>
  </office:meta>
</office:document-meta>
</file>